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1cm" fo:min-width="1.19cm"/>
    </style:style>
    <style:style style:name="gr4" style:family="graphic" style:parent-style-name="objectwithoutfill">
      <style:graphic-properties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fff" draw:fill="solid" draw:fill-color="#ffffff" draw:textarea-vertical-align="middle"/>
    </style:style>
    <style:style style:name="gr7" style:family="graphic" style:parent-style-name="standard">
      <style:graphic-properties svg:stroke-color="#000000" draw:fill="solid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49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="solid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svg:stroke-color="#000000" draw:fill="solid" draw:fill-color="#000000" draw:textarea-vertical-align="middle"/>
    </style:style>
    <style:style style:name="gr18" style:family="graphic" style:parent-style-name="objectwithoutfill">
      <style:graphic-properties draw:marker-end="Arrow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19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076cm" fo:min-width="3.0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1.876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0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7cm" fo:min-width="1.056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cm" fo:min-width="0.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6.95cm" fo:min-width="7.3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1.111cm"/>
    </style:style>
    <style:style style:name="gr36" style:family="graphic" style:parent-style-name="standard">
      <style:graphic-properties draw:stroke="none" svg:stroke-color="#000000" draw:fill="none" draw:fill-color="#ffffff" fo:min-height="1.6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137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651cm" fo:min-width="1.137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137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294cm"/>
    </style:style>
    <style:style style:name="gr41" style:family="graphic" style:parent-style-name="standard">
      <style:graphic-properties draw:stroke="none" svg:stroke-color="#000000" draw:fill="none" draw:fill-color="#ffffff" fo:min-height="0.556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fo:min-height="0.479cm"/>
    </style:style>
    <style:style style:name="gr44" style:family="graphic" style:parent-style-name="standard">
      <style:graphic-properties draw:stroke="none" svg:stroke-color="#000000" draw:fill="none" draw:fill-color="#ffffff" fo:min-height="0.957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1cm" fo:min-width="0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.982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1.876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49" style:family="graphic" style:parent-style-name="standard">
      <style:graphic-properties draw:stroke="none" svg:stroke-color="#000000" draw:fill="none" draw:fill-color="#ffffff" fo:min-height="1.8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1cm" fo:min-width="1.295cm"/>
    </style:style>
    <style:style style:name="gr53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0cm"/>
    </style:style>
    <style:style style:name="gr55" style:family="graphic" style:parent-style-name="standard">
      <style:graphic-properties draw:stroke="none" svg:stroke-color="#000000" draw:fill="none" draw:fill-color="#ffffff" fo:min-height="0.797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13.25cm" fo:min-width="0.4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26cm" fo:min-width="1.401cm"/>
    </style:style>
    <style:style style:name="gr58" style:family="graphic" style:parent-style-name="objectwithoutfill">
      <style:graphic-properties draw:marker-start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0.55cm"/>
    </style:style>
    <style:style style:name="gr60" style:family="graphic" style:parent-style-name="standard">
      <style:graphic-properties draw:stroke="none" svg:stroke-color="#000000" draw:fill="none" draw:fill-color="#ffffff" fo:min-height="2.845cm"/>
    </style:style>
    <style:style style:name="gr61" style:family="graphic" style:parent-style-name="standard">
      <style:graphic-properties draw:stroke="none" svg:stroke-color="#000000" draw:fill="none" draw:fill-color="#ffffff" fo:min-height="0.45cm"/>
    </style:style>
    <style:style style:name="gr62" style:family="graphic" style:parent-style-name="standard">
      <style:graphic-properties draw:stroke="none" svg:stroke-color="#000000" draw:fill="none" draw:fill-color="#ffffff" fo:min-height="0.645cm"/>
    </style:style>
    <style:style style:name="gr63" style:family="graphic" style:parent-style-name="standard">
      <style:graphic-properties svg:stroke-color="#000000" draw:fill="none" draw:textarea-vertical-align="middle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7.35cm" fo:min-width="3.3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745cm" fo:min-width="1.454cm"/>
    </style:style>
    <style:style style:name="gr66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style:text-properties fo:font-size="8pt"/>
    </style:style>
    <style:style style:name="P18" style:family="paragraph">
      <style:paragraph-properties fo:text-align="center"/>
      <style:text-properties fo:font-size="10.5pt"/>
    </style:style>
    <style:style style:name="P19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P2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text-properties fo:font-size="14pt" style:text-underline-style="none" style:font-size-asian="14pt" style:font-size-complex="14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style:text-properties fo:font-size="14pt"/>
    </style:style>
    <style:style style:name="P25" style:family="paragraph">
      <style:paragraph-properties fo:text-align="center"/>
      <style:text-properties fo:font-size="10pt"/>
    </style:style>
    <style:style style:name="P2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text-align="center"/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text-properties fo:font-size="9pt" style:font-size-asian="9pt" style:font-size-complex="9pt"/>
    </style:style>
    <style:style style:name="P3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8pt"/>
    </style:style>
    <style:style style:name="T9" style:family="text">
      <style:text-properties fo:font-size="18pt" style:text-underline-style="solid" style:text-underline-width="auto" style:text-underline-color="font-color"/>
    </style:style>
    <style:style style:name="T1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3.6cm" svg:height="22.1cm" svg:x="8.8cm" svg:y="5.1cm">
          <text:p/>
        </draw:ellipse>
        <draw:line draw:style-name="gr2" draw:text-style-name="P2" draw:layer="layout" svg:x1="10.6cm" svg:y1="5.6cm" svg:x2="10.6cm" svg:y2="25cm">
          <text:p/>
        </draw:line>
        <draw:custom-shape draw:style-name="gr3" draw:text-style-name="P3" xml:id="id2" draw:id="id2" draw:layer="layout" svg:width="3.2cm" svg:height="0.7cm" svg:x="14.9cm" svg:y="11.8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3" xml:id="id4" draw:id="id4" draw:layer="layout" svg:width="3.2cm" svg:height="0.7cm" svg:x="15cm" svg:y="13.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3" xml:id="id6" draw:id="id6" draw:layer="layout" svg:width="3.2cm" svg:height="0.7cm" svg:x="15.1cm" svg:y="15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3" xml:id="id8" draw:id="id8" draw:layer="layout" svg:width="3.2cm" svg:height="0.7cm" svg:x="15.3cm" svg:y="1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2" xml:id="id7" draw:id="id7" draw:layer="layout" svg:x1="10.6cm" svg:y1="16.4cm" svg:x2="14cm" svg:y2="16.4cm">
          <text:p/>
        </draw:line>
        <draw:line draw:style-name="gr4" draw:text-style-name="P2" xml:id="id3" draw:id="id3" draw:layer="layout" svg:x1="10.6cm" svg:y1="13cm" svg:x2="14cm" svg:y2="13cm">
          <text:p/>
        </draw:line>
        <draw:line draw:style-name="gr4" draw:text-style-name="P2" xml:id="id1" draw:id="id1" draw:layer="layout" svg:x1="10.6cm" svg:y1="11.3cm" svg:x2="14cm" svg:y2="11.3cm">
          <text:p/>
        </draw:line>
        <draw:line draw:style-name="gr4" draw:text-style-name="P2" xml:id="id5" draw:id="id5" draw:layer="layout" svg:x1="10.6cm" svg:y1="14.8cm" svg:x2="14cm" svg:y2="14.8cm">
          <text:p/>
        </draw:line>
        <draw:connector draw:style-name="gr5" draw:text-style-name="P2" draw:layer="layout" draw:line-skew="0.501cm" svg:x1="14cm" svg:y1="11.3cm" svg:x2="16.5cm" svg:y2="11.8cm" draw:start-shape="id1" draw:start-glue-point="1" draw:end-shape="id2" draw:end-glue-point="4" svg:d="M14000 11300h2500v500" svg:viewBox="0 0 2501 501">
          <text:p/>
        </draw:connector>
        <draw:connector draw:style-name="gr5" draw:text-style-name="P2" draw:layer="layout" svg:x1="14cm" svg:y1="13cm" svg:x2="16.6cm" svg:y2="13.6cm" draw:start-shape="id3" draw:start-glue-point="1" draw:end-shape="id4" draw:end-glue-point="4" svg:d="M14000 13000h2600v600" svg:viewBox="0 0 2601 601">
          <text:p/>
        </draw:connector>
        <draw:connector draw:style-name="gr5" draw:text-style-name="P2" draw:layer="layout" svg:x1="14cm" svg:y1="14.8cm" svg:x2="16.7cm" svg:y2="15.4cm" draw:start-shape="id5" draw:start-glue-point="1" draw:end-shape="id6" draw:end-glue-point="4" svg:d="M14000 14800h2700v600" svg:viewBox="0 0 2701 601">
          <text:p/>
        </draw:connector>
        <draw:connector draw:style-name="gr5" draw:text-style-name="P2" draw:layer="layout" svg:x1="14cm" svg:y1="16.4cm" svg:x2="16.9cm" svg:y2="17cm" draw:start-shape="id7" draw:start-glue-point="1" draw:end-shape="id8" draw:end-glue-point="4" svg:d="M14000 16400h2900v600" svg:viewBox="0 0 2901 601">
          <text:p/>
        </draw:connector>
        <draw:rect draw:style-name="gr6" draw:text-style-name="P3" draw:layer="layout" svg:width="1.7cm" svg:height="0.2cm" svg:x="2.4cm" svg:y="5.5cm">
          <text:p/>
        </draw:rect>
        <draw:line draw:style-name="gr5" draw:text-style-name="P2" xml:id="id9" draw:id="id9" draw:layer="layout" svg:x1="10.6cm" svg:y1="6.2cm" svg:x2="7.7cm" svg:y2="6.2cm">
          <text:p/>
        </draw:line>
        <draw:line draw:style-name="gr5" draw:text-style-name="P2" xml:id="id10" draw:id="id10" draw:layer="layout" svg:x1="10.6cm" svg:y1="7cm" svg:x2="7.7cm" svg:y2="7cm">
          <text:p/>
        </draw:line>
        <draw:line draw:style-name="gr5" draw:text-style-name="P2" xml:id="id11" draw:id="id11" draw:layer="layout" svg:x1="10.6cm" svg:y1="7.8cm" svg:x2="7.7cm" svg:y2="7.8cm">
          <text:p/>
        </draw:line>
        <draw:connector draw:style-name="gr5" draw:text-style-name="P2" draw:layer="layout" svg:x1="7.7cm" svg:y1="6.2cm" svg:x2="4cm" svg:y2="6.2cm" draw:start-shape="id9" draw:start-glue-point="3" svg:d="M7700 6200h-3700" svg:viewBox="0 0 3701 1">
          <text:p/>
        </draw:connector>
        <draw:connector draw:style-name="gr5" draw:text-style-name="P2" draw:layer="layout" svg:x1="7.7cm" svg:y1="7cm" svg:x2="4cm" svg:y2="7.9cm" draw:start-shape="id10" draw:start-glue-point="3" svg:d="M7700 7000h-2100v900h-1600" svg:viewBox="0 0 3701 901">
          <text:p/>
        </draw:connector>
        <draw:connector draw:style-name="gr5" draw:text-style-name="P2" draw:layer="layout" draw:line-skew="0.649cm" svg:x1="7.7cm" svg:y1="7.8cm" svg:x2="4cm" svg:y2="9.6cm" draw:start-shape="id11" draw:start-glue-point="3" svg:d="M7700 7800h-1451v1800h-2249" svg:viewBox="0 0 3701 1801">
          <text:p/>
        </draw:connector>
        <draw:rect draw:style-name="gr1" draw:text-style-name="P1" xml:id="id12" draw:id="id12" draw:layer="layout" svg:width="3.5cm" svg:height="3.9cm" svg:x="2.6cm" svg:y="12cm">
          <text:p/>
        </draw:rect>
        <draw:rect draw:style-name="gr7" draw:text-style-name="P3" xml:id="id14" draw:id="id14" draw:layer="layout" svg:width="3.5cm" svg:height="1.9cm" svg:x="2.6cm" svg:y="16.8cm">
          <text:p/>
        </draw:rect>
        <draw:line draw:style-name="gr5" draw:text-style-name="P2" draw:layer="layout" svg:x1="10.6cm" svg:y1="9.1cm" svg:x2="7.7cm" svg:y2="9.1cm">
          <text:p/>
        </draw:line>
        <draw:line draw:style-name="gr5" draw:text-style-name="P2" xml:id="id13" draw:id="id13" draw:layer="layout" svg:x1="10.6cm" svg:y1="10.6cm" svg:x2="7.7cm" svg:y2="10.6cm">
          <text:p/>
        </draw:line>
        <draw:connector draw:style-name="gr5" draw:text-style-name="P2" draw:layer="layout" draw:line-skew="-0.403cm" svg:x1="7.7cm" svg:y1="9.106cm" svg:x2="4.35cm" svg:y2="12cm" draw:end-shape="id12" draw:end-glue-point="0" svg:d="M7700 9106v794h-3350v2100" svg:viewBox="0 0 3351 2895">
          <text:p/>
        </draw:connector>
        <draw:connector draw:style-name="gr5" draw:text-style-name="P2" draw:layer="layout" draw:line-skew="2.325cm" svg:x1="7.7cm" svg:y1="10.6cm" svg:x2="4.35cm" svg:y2="16.8cm" draw:start-shape="id13" draw:start-glue-point="3" draw:end-shape="id14" draw:end-glue-point="0" svg:d="M7700 10600v5500h-3350v700" svg:viewBox="0 0 3351 6201">
          <text:p/>
        </draw:connector>
        <draw:frame draw:style-name="gr8" draw:text-style-name="P5" draw:layer="layout" svg:width="4.4cm" svg:height="1.199cm" svg:x="6cm" svg:y="5.401cm">
          <draw:text-box>
            <text:p text:style-name="P4"><text:span text:style-name="T1">semget() + semctl()</text:span></text:p>
          </draw:text-box>
        </draw:frame>
        <draw:frame draw:style-name="gr8" draw:text-style-name="P5" draw:layer="layout" svg:width="4.4cm" svg:height="1.199cm" svg:x="5.7cm" svg:y="6.201cm">
          <draw:text-box>
            <text:p text:style-name="P4"><text:span text:style-name="T1">semget() + semctl()</text:span></text:p>
          </draw:text-box>
        </draw:frame>
        <draw:frame draw:style-name="gr8" draw:text-style-name="P5" draw:layer="layout" svg:width="4.6cm" svg:height="1.199cm" svg:x="5.7cm" svg:y="7cm">
          <draw:text-box>
            <text:p text:style-name="P4"><text:span text:style-name="T1">semget() + semctl()</text:span></text:p>
          </draw:text-box>
        </draw:frame>
        <draw:frame draw:style-name="gr9" draw:text-style-name="P5" draw:layer="layout" svg:width="3.6cm" svg:height="0.729cm" svg:x="7.3cm" svg:y="8.375cm">
          <draw:text-box>
            <text:p text:style-name="P4"><text:span text:style-name="T1">shmget()</text:span></text:p>
          </draw:text-box>
        </draw:frame>
        <draw:frame draw:style-name="gr8" draw:text-style-name="P5" draw:layer="layout" svg:width="4.6cm" svg:height="1.199cm" svg:x="5.2cm" svg:y="9.901cm">
          <draw:text-box>
            <text:p text:style-name="P4"><text:span text:style-name="T1">shmget() + shmat()</text:span></text:p>
          </draw:text-box>
        </draw:frame>
        <draw:frame draw:style-name="gr9" draw:text-style-name="P5" draw:layer="layout" svg:width="3.6cm" svg:height="0.729cm" svg:x="12.7cm" svg:y="10.452cm">
          <draw:text-box>
            <text:p text:style-name="P4"><text:span text:style-name="T1">mkfifo()</text:span></text:p>
          </draw:text-box>
        </draw:frame>
        <draw:frame draw:style-name="gr9" draw:text-style-name="P5" draw:layer="layout" svg:width="3.6cm" svg:height="0.729cm" svg:x="12.7cm" svg:y="12.175cm">
          <draw:text-box>
            <text:p text:style-name="P4"><text:span text:style-name="T1">mkfifo()</text:span></text:p>
          </draw:text-box>
        </draw:frame>
        <draw:frame draw:style-name="gr9" draw:text-style-name="P5" draw:layer="layout" svg:width="3.6cm" svg:height="0.729cm" svg:x="12.7cm" svg:y="13.975cm">
          <draw:text-box>
            <text:p text:style-name="P4"><text:span text:style-name="T1">mkfifo()</text:span></text:p>
          </draw:text-box>
        </draw:frame>
        <draw:frame draw:style-name="gr9" draw:text-style-name="P5" draw:layer="layout" svg:width="3.6cm" svg:height="0.729cm" svg:x="12.8cm" svg:y="15.575cm">
          <draw:text-box>
            <text:p text:style-name="P4"><text:span text:style-name="T1">mkfifo()</text:span></text:p>
          </draw:text-box>
        </draw:frame>
        <draw:frame draw:style-name="gr9" draw:text-style-name="P6" draw:layer="layout" svg:width="3.6cm" svg:height="0.729cm" svg:x="2.3cm" svg:y="5cm">
          <draw:text-box>
            <text:p text:style-name="P4"><text:span text:style-name="T2">semEtat</text:span></text:p>
          </draw:text-box>
        </draw:frame>
        <draw:frame draw:style-name="gr8" draw:text-style-name="P6" draw:layer="layout" svg:width="3.9cm" svg:height="1.199cm" svg:x="2.2cm" svg:y="8.401cm">
          <draw:text-box draw:corner-radius="1.6cm">
            <text:p text:style-name="P4"><text:span text:style-name="T2">semEntreeSortie</text:span></text:p>
          </draw:text-box>
        </draw:frame>
        <draw:frame draw:style-name="gr9" draw:text-style-name="P6" draw:layer="layout" svg:width="3.6cm" svg:height="0.729cm" svg:x="2.3cm" svg:y="6.775cm">
          <draw:text-box>
            <text:p text:style-name="P4"><text:span text:style-name="T2">semRequete</text:span></text:p>
          </draw:text-box>
        </draw:frame>
        <draw:frame draw:style-name="gr9" draw:text-style-name="P6" draw:layer="layout" svg:width="3.6cm" svg:height="0.729cm" svg:x="1.8cm" svg:y="11.3cm">
          <draw:text-box>
            <text:p text:style-name="P4"><text:span text:style-name="T2">memEtat</text:span></text:p>
          </draw:text-box>
        </draw:frame>
        <draw:frame draw:style-name="gr9" draw:text-style-name="P6" draw:layer="layout" svg:width="3.6cm" svg:height="0.729cm" svg:x="1.2cm" svg:y="16.075cm">
          <draw:text-box>
            <text:p text:style-name="P4"><text:span text:style-name="T2">memRequete</text:span></text:p>
          </draw:text-box>
        </draw:frame>
        <draw:line draw:style-name="gr2" draw:text-style-name="P2" draw:layer="layout" svg:x1="3.8cm" svg:y1="16.8cm" svg:x2="3.8cm" svg:y2="18.7cm">
          <text:p/>
        </draw:line>
        <draw:line draw:style-name="gr2" draw:text-style-name="P2" draw:layer="layout" svg:x1="5cm" svg:y1="16.8cm" svg:x2="5cm" svg:y2="18.7cm">
          <text:p/>
        </draw:line>
        <draw:line draw:style-name="gr2" draw:text-style-name="P2" draw:layer="layout" svg:x1="4.3cm" svg:y1="12cm" svg:x2="4.3cm" svg:y2="15.9cm">
          <text:p/>
        </draw:line>
        <draw:line draw:style-name="gr2" draw:text-style-name="P2" draw:layer="layout" svg:x1="2.6cm" svg:y1="14cm" svg:x2="6.1cm" svg:y2="14cm">
          <text:p/>
        </draw:line>
        <draw:line draw:style-name="gr2" draw:text-style-name="P2" draw:layer="layout" svg:x1="2.6cm" svg:y1="13cm" svg:x2="6.1cm" svg:y2="13cm">
          <text:p/>
        </draw:line>
        <draw:line draw:style-name="gr2" draw:text-style-name="P2" draw:layer="layout" svg:x1="2.6cm" svg:y1="14.9cm" svg:x2="6.1cm" svg:y2="14.9cm">
          <text:p/>
        </draw:line>
        <draw:frame draw:style-name="gr10" draw:text-style-name="P8" draw:layer="layout" svg:width="3.1cm" svg:height="0.962cm" svg:x="3cm" svg:y="12.1cm">
          <draw:text-box>
            <text:p text:style-name="P7">1<text:tab/> <text:s text:c="2"/>8</text:p>
          </draw:text-box>
        </draw:frame>
        <draw:frame draw:style-name="gr10" draw:text-style-name="P8" draw:layer="layout" svg:width="3.1cm" svg:height="0.962cm" svg:x="3cm" svg:y="13cm">
          <draw:text-box>
            <text:p text:style-name="P7">2<text:tab/> <text:s text:c="2"/>7</text:p>
          </draw:text-box>
        </draw:frame>
        <draw:frame draw:style-name="gr10" draw:text-style-name="P8" draw:layer="layout" svg:width="3.1cm" svg:height="0.962cm" svg:x="3cm" svg:y="13.938cm">
          <draw:text-box>
            <text:p text:style-name="P7">3<text:tab/> <text:s text:c="2"/>6</text:p>
          </draw:text-box>
        </draw:frame>
        <draw:frame draw:style-name="gr10" draw:text-style-name="P8" draw:layer="layout" svg:width="3.1cm" svg:height="0.962cm" svg:x="3cm" svg:y="14.9cm">
          <draw:text-box>
            <text:p text:style-name="P7">4<text:tab/> <text:s text:c="2"/>5</text:p>
          </draw:text-box>
        </draw:frame>
        <draw:frame draw:style-name="gr11" draw:text-style-name="P8" draw:layer="layout" svg:width="3.7cm" svg:height="1.673cm" svg:x="2.7cm" svg:y="17.3cm">
          <draw:text-box>
            <text:p text:style-name="P7">1<text:tab/>2<text:tab/>3</text:p>
          </draw:text-box>
        </draw:frame>
        <draw:rect draw:style-name="gr7" draw:text-style-name="P3" draw:layer="layout" svg:width="1.1cm" svg:height="1.9cm" svg:x="13.3cm" svg:y="18.5cm">
          <text:p/>
        </draw:rect>
        <draw:ellipse draw:style-name="gr7" draw:text-style-name="P3" draw:layer="layout" svg:width="0.9cm" svg:height="2.4cm" svg:x="14.4cm" svg:y="20.599cm">
          <text:p/>
        </draw:ellipse>
        <draw:line draw:style-name="gr2" draw:text-style-name="P2" draw:layer="layout" svg:x1="14.8cm" svg:y1="20.999cm" svg:x2="14.8cm" svg:y2="22.599cm">
          <text:p/>
        </draw:line>
        <draw:ellipse draw:style-name="gr7" draw:text-style-name="P3" draw:layer="layout" svg:width="0.9cm" svg:height="2.4cm" svg:x="15.7cm" svg:y="21.399cm">
          <text:p/>
        </draw:ellipse>
        <draw:line draw:style-name="gr2" draw:text-style-name="P2" draw:layer="layout" svg:x1="16.1cm" svg:y1="21.799cm" svg:x2="16.1cm" svg:y2="23.399cm">
          <text:p/>
        </draw:line>
        <draw:ellipse draw:style-name="gr7" draw:text-style-name="P3" draw:layer="layout" svg:width="0.9cm" svg:height="2.4cm" svg:x="16.6cm" svg:y="22.999cm">
          <text:p/>
        </draw:ellipse>
        <draw:line draw:style-name="gr2" draw:text-style-name="P2" draw:layer="layout" svg:x1="17cm" svg:y1="23.399cm" svg:x2="17cm" svg:y2="24.999cm">
          <text:p/>
        </draw:line>
        <draw:ellipse draw:style-name="gr7" draw:text-style-name="P3" draw:layer="layout" svg:width="0.9cm" svg:height="2.4cm" svg:x="14.4cm" svg:y="24.099cm">
          <text:p/>
        </draw:ellipse>
        <draw:line draw:style-name="gr2" draw:text-style-name="P2" draw:layer="layout" svg:x1="14.8cm" svg:y1="24.499cm" svg:x2="14.8cm" svg:y2="26.099cm">
          <text:p/>
        </draw:line>
        <draw:ellipse draw:style-name="gr7" draw:text-style-name="P3" draw:layer="layout" svg:width="0.9cm" svg:height="2.4cm" svg:x="5.2cm" svg:y="19cm">
          <text:p/>
        </draw:ellipse>
        <draw:line draw:style-name="gr2" draw:text-style-name="P2" draw:layer="layout" svg:x1="5.6cm" svg:y1="19.4cm" svg:x2="5.6cm" svg:y2="21cm">
          <text:p/>
        </draw:line>
        <draw:line draw:style-name="gr2" draw:text-style-name="P2" draw:layer="layout" svg:x1="13.8cm" svg:y1="18.8cm" svg:x2="13.8cm" svg:y2="20cm">
          <text:p/>
        </draw:line>
        <draw:line draw:style-name="gr2" draw:text-style-name="P2" draw:layer="layout" svg:x1="13.8cm" svg:y1="18.8cm" svg:x2="10.6cm" svg:y2="18.8cm">
          <text:p/>
        </draw:line>
        <draw:frame draw:style-name="gr8" draw:text-style-name="P6" draw:layer="layout" svg:width="4.4cm" svg:height="1.199cm" svg:x="12.3cm" svg:y="17.7cm">
          <draw:text-box>
            <text:p text:style-name="P4"><text:span text:style-name="T2">InitialiserApplication</text:span></text:p>
          </draw:text-box>
        </draw:frame>
        <draw:line draw:style-name="gr5" draw:text-style-name="P2" draw:layer="layout" svg:x1="10.6cm" svg:y1="19.7cm" svg:x2="6cm" svg:y2="19.7cm">
          <text:p/>
        </draw:line>
        <draw:frame draw:style-name="gr9" draw:text-style-name="P5" draw:layer="layout" svg:width="3.6cm" svg:height="0.729cm" svg:x="5.9cm" svg:y="19cm">
          <draw:text-box>
            <text:p text:style-name="P4"><text:span text:style-name="T1">ActiverHeure()</text:span></text:p>
          </draw:text-box>
        </draw:frame>
        <draw:circle draw:style-name="gr12" draw:text-style-name="P10" draw:layer="layout" svg:width="0.7cm" svg:height="0.7cm" svg:x="7.3cm" svg:y="13.1cm">
          <text:p text:style-name="P9"><text:span text:style-name="T3">W</text:span></text:p>
        </draw:circle>
        <draw:line draw:style-name="gr2" draw:text-style-name="P2" xml:id="id15" draw:id="id15" draw:layer="layout" svg:x1="10.6cm" svg:y1="11.1cm" svg:x2="8.4cm" svg:y2="11.1cm">
          <text:p/>
        </draw:line>
        <draw:connector draw:style-name="gr5" draw:text-style-name="P2" draw:layer="layout" draw:line-skew="1.15cm" svg:x1="8.4cm" svg:y1="11.1cm" svg:x2="6.1cm" svg:y2="17.75cm" draw:start-shape="id15" draw:start-glue-point="3" draw:end-shape="id14" svg:d="M8400 11100v6650h-2300" svg:viewBox="0 0 2301 6651">
          <text:p/>
        </draw:connector>
        <draw:circle draw:style-name="gr12" draw:text-style-name="P10" draw:layer="layout" svg:width="0.7cm" svg:height="0.7cm" svg:x="8cm" svg:y="16.1cm">
          <text:p text:style-name="P9"><text:span text:style-name="T3">X</text:span></text:p>
        </draw:circle>
        <draw:frame draw:style-name="gr9" draw:text-style-name="P5" draw:layer="layout" svg:width="3.6cm" svg:height="0.729cm" svg:x="6.6cm" svg:y="16.975cm">
          <draw:text-box>
            <text:p text:style-name="P4"><text:span text:style-name="T1">shmdt()</text:span></text:p>
          </draw:text-box>
        </draw:frame>
        <draw:line draw:style-name="gr5" draw:text-style-name="P2" draw:layer="layout" svg:x1="10.6cm" svg:y1="21.7cm" svg:x2="14.4cm" svg:y2="21.7cm">
          <text:p/>
        </draw:line>
        <draw:line draw:style-name="gr5" draw:text-style-name="P2" draw:layer="layout" svg:x1="10.6cm" svg:y1="23.2cm" svg:x2="15.7cm" svg:y2="23.2cm">
          <text:p/>
        </draw:line>
        <draw:line draw:style-name="gr5" draw:text-style-name="P2" draw:layer="layout" svg:x1="10.6cm" svg:y1="23.9cm" svg:x2="16.6cm" svg:y2="23.9cm">
          <text:p/>
        </draw:line>
        <draw:line draw:style-name="gr5" draw:text-style-name="P2" draw:layer="layout" svg:x1="10.6cm" svg:y1="24.8cm" svg:x2="14.5cm" svg:y2="24.8cm">
          <text:p/>
        </draw:line>
        <draw:frame draw:style-name="gr8" draw:text-style-name="P6" draw:layer="layout" svg:width="4.4cm" svg:height="1.199cm" svg:x="15cm" svg:y="20.3cm">
          <draw:text-box>
            <text:p text:style-name="P4"><text:span text:style-name="T2">Sortie</text:span></text:p>
          </draw:text-box>
        </draw:frame>
        <draw:frame draw:style-name="gr8" draw:text-style-name="P6" draw:layer="layout" svg:width="4.4cm" svg:height="1.199cm" svg:x="16cm" svg:y="20.901cm">
          <draw:text-box>
            <text:p text:style-name="P4"><text:span text:style-name="T2">Entree</text:span><text:span text:style-name="T4">GB</text:span></text:p>
          </draw:text-box>
        </draw:frame>
        <draw:frame draw:style-name="gr8" draw:text-style-name="P6" draw:layer="layout" svg:width="4.4cm" svg:height="1.199cm" svg:x="17.1cm" svg:y="22.601cm">
          <draw:text-box>
            <text:p text:style-name="P4"><text:span text:style-name="T2">Entree</text:span><text:span text:style-name="T4">BPP</text:span></text:p>
          </draw:text-box>
        </draw:frame>
        <draw:frame draw:style-name="gr8" draw:text-style-name="P6" draw:layer="layout" svg:width="4.4cm" svg:height="1.199cm" svg:x="15.1cm" svg:y="25.5cm">
          <draw:text-box>
            <text:p text:style-name="P4"><text:span text:style-name="T2">Entree</text:span><text:span text:style-name="T4">BPA</text:span></text:p>
          </draw:text-box>
        </draw:frame>
        <draw:frame draw:style-name="gr8" draw:text-style-name="P6" draw:layer="layout" svg:width="4.4cm" svg:height="1.199cm" svg:x="3.3cm" svg:y="19.1cm">
          <draw:text-box>
            <text:p text:style-name="P4"><text:span text:style-name="T2">Heure</text:span></text:p>
          </draw:text-box>
        </draw:frame>
        <draw:ellipse draw:style-name="gr7" draw:text-style-name="P3" draw:layer="layout" svg:width="0.9cm" svg:height="2.4cm" svg:x="6.3cm" svg:y="20.4cm">
          <text:p/>
        </draw:ellipse>
        <draw:line draw:style-name="gr2" draw:text-style-name="P2" draw:layer="layout" svg:x1="6.7cm" svg:y1="20.8cm" svg:x2="6.7cm" svg:y2="22.4cm">
          <text:p/>
        </draw:line>
        <draw:line draw:style-name="gr5" draw:text-style-name="P2" draw:layer="layout" svg:x1="10.6cm" svg:y1="21.1cm" svg:x2="7.1cm" svg:y2="21.1cm">
          <text:p/>
        </draw:line>
        <draw:frame draw:style-name="gr9" draw:text-style-name="P5" draw:layer="layout" svg:width="3.6cm" svg:height="0.729cm" svg:x="7.607cm" svg:y="20.375cm">
          <draw:text-box>
            <text:p text:style-name="P4"><text:span text:style-name="T1">fork() + Simu()</text:span></text:p>
          </draw:text-box>
        </draw:frame>
        <draw:frame draw:style-name="gr8" draw:text-style-name="P6" draw:layer="layout" svg:width="4.4cm" svg:height="1.199cm" svg:x="4.8cm" svg:y="22cm">
          <draw:text-box>
            <text:p text:style-name="P4"><text:span text:style-name="T2">Simu</text:span></text:p>
          </draw:text-box>
        </draw:frame>
        <draw:frame draw:style-name="gr9" draw:text-style-name="P5" draw:layer="layout" svg:width="3.6cm" svg:height="0.729cm" svg:x="10.9cm" svg:y="20.975cm">
          <draw:text-box>
            <text:p text:style-name="P4"><text:span text:style-name="T1">fork() + Sortie()</text:span></text:p>
          </draw:text-box>
        </draw:frame>
        <draw:frame draw:style-name="gr9" draw:text-style-name="P5" draw:layer="layout" svg:width="3.6cm" svg:height="0.729cm" svg:x="10.7cm" svg:y="22.6cm">
          <draw:text-box>
            <text:p text:style-name="P4"><text:span text:style-name="T1">fork() + Entree()</text:span></text:p>
          </draw:text-box>
        </draw:frame>
        <draw:frame draw:style-name="gr9" draw:text-style-name="P5" draw:layer="layout" svg:width="3.6cm" svg:height="0.729cm" svg:x="11.7cm" svg:y="23.3cm">
          <draw:text-box>
            <text:p text:style-name="P4"><text:span text:style-name="T1">fork() + Entree()</text:span></text:p>
          </draw:text-box>
        </draw:frame>
        <draw:frame draw:style-name="gr9" draw:text-style-name="P5" draw:layer="layout" svg:width="3.6cm" svg:height="0.729cm" svg:x="10.5cm" svg:y="24.175cm">
          <draw:text-box>
            <text:p text:style-name="P4"><text:span text:style-name="T1">fork() + Entree()</text:span></text:p>
          </draw:text-box>
        </draw:frame>
        <draw:line draw:style-name="gr2" draw:text-style-name="P2" draw:layer="layout" svg:x1="5.4cm" svg:y1="19.6cm" svg:x2="5.8cm" svg:y2="19.6cm">
          <text:p/>
        </draw:line>
        <draw:line draw:style-name="gr2" draw:text-style-name="P2" draw:layer="layout" svg:x1="6.5cm" svg:y1="21cm" svg:x2="6.9cm" svg:y2="21cm">
          <text:p/>
        </draw:line>
        <draw:line draw:style-name="gr2" draw:text-style-name="P2" draw:layer="layout" svg:x1="14.6cm" svg:y1="21.199cm" svg:x2="15cm" svg:y2="21.199cm">
          <text:p/>
        </draw:line>
        <draw:line draw:style-name="gr2" draw:text-style-name="P2" draw:layer="layout" svg:x1="15.9cm" svg:y1="21.999cm" svg:x2="16.3cm" svg:y2="21.999cm">
          <text:p/>
        </draw:line>
        <draw:line draw:style-name="gr2" draw:text-style-name="P2" draw:layer="layout" svg:x1="14.6cm" svg:y1="24.699cm" svg:x2="15cm" svg:y2="24.699cm">
          <text:p/>
        </draw:line>
        <draw:line draw:style-name="gr2" draw:text-style-name="P2" draw:layer="layout" svg:x1="16.8cm" svg:y1="23.599cm" svg:x2="17.2cm" svg:y2="23.599cm">
          <text:p/>
        </draw:line>
        <draw:frame draw:style-name="gr13" draw:text-style-name="P8" draw:layer="layout" svg:width="5.785cm" svg:height="0.962cm" svg:x="2.802cm" svg:y="1.701cm">
          <draw:text-box>
            <text:p text:style-name="P7"><text:span text:style-name="T5">Mere</text:span> : Initialisation</text:p>
          </draw:text-box>
        </draw:frame>
        <draw:frame draw:style-name="gr13" draw:text-style-name="P11" draw:layer="layout" svg:width="5.785cm" svg:height="0.962cm" svg:x="10.7cm" svg:y="4.238cm">
          <draw:text-box>
            <text:p text:style-name="P7"><text:span text:style-name="T6">Mere</text:span></text:p>
          </draw:text-box>
        </draw:frame>
        <draw:frame draw:style-name="gr9" draw:text-style-name="P6" draw:layer="layout" svg:width="3.6cm" svg:height="0.729cm" svg:x="15.1cm" svg:y="17cm">
          <draw:text-box>
            <text:p text:style-name="P4"><text:span text:style-name="T2">canalSortie</text:span></text:p>
          </draw:text-box>
        </draw:frame>
        <draw:frame draw:style-name="gr9" draw:text-style-name="P6" draw:layer="layout" svg:width="3.6cm" svg:height="0.729cm" svg:x="15cm" svg:y="15.375cm">
          <draw:text-box>
            <text:p text:style-name="P4"><text:span text:style-name="T2">canalGB</text:span></text:p>
          </draw:text-box>
        </draw:frame>
        <draw:frame draw:style-name="gr9" draw:text-style-name="P6" draw:layer="layout" svg:width="3.6cm" svg:height="0.729cm" svg:x="14.9cm" svg:y="13.575cm">
          <draw:text-box>
            <text:p text:style-name="P4"><text:span text:style-name="T2">canalBPA</text:span></text:p>
          </draw:text-box>
        </draw:frame>
        <draw:frame draw:style-name="gr9" draw:text-style-name="P6" draw:layer="layout" svg:width="3.6cm" svg:height="0.729cm" svg:x="14.8cm" svg:y="11.775cm">
          <draw:text-box>
            <text:p text:style-name="P4"><text:span text:style-name="T2">canalBPP</text:span></text:p>
          </draw:text-box>
        </draw:frame>
        <draw:line draw:style-name="gr2" draw:text-style-name="P2" xml:id="id16" draw:id="id16" draw:layer="layout" svg:x1="2.5cm" svg:y1="5.7cm" svg:x2="2.5cm" svg:y2="7cm">
          <draw:glue-point draw:id="4" svg:x="0cm" svg:y="2.692cm"/>
          <text:p/>
        </draw:line>
        <draw:line draw:style-name="gr2" draw:text-style-name="P2" xml:id="id17" draw:id="id17" draw:layer="layout" svg:x1="4cm" svg:y1="5.7cm" svg:x2="4cm" svg:y2="7cm">
          <draw:glue-point draw:id="4" svg:x="0cm" svg:y="-1.923cm"/>
          <text:p/>
        </draw:line>
        <draw:connector draw:style-name="gr2" draw:text-style-name="P2" draw:layer="layout" draw:type="line" svg:x1="2.5cm" svg:y1="5.7cm" svg:x2="4cm" svg:y2="7cm" draw:start-shape="id16" draw:start-glue-point="0" draw:end-shape="id17" draw:end-glue-point="2" svg:d="M2500 5700l1500 1300" svg:viewBox="0 0 1501 1301">
          <text:p/>
        </draw:connector>
        <draw:connector draw:style-name="gr14" draw:text-style-name="P12" draw:layer="layout" svg:x1="2.5cm" svg:y1="6.699cm" svg:x2="3.662cm" svg:y2="6.701cm" draw:start-shape="id16" draw:start-glue-point="4" svg:d="M2500 6699h832v2h330" svg:viewBox="0 0 1163 3">
          <text:p/>
        </draw:connector>
        <draw:connector draw:style-name="gr2" draw:text-style-name="P2" draw:layer="layout" draw:type="line" svg:x1="4cm" svg:y1="6.101cm" svg:x2="2.97cm" svg:y2="6.104cm" draw:start-shape="id17" draw:start-glue-point="4" svg:d="M4000 6101l-1030 3" svg:viewBox="0 0 1031 4">
          <text:p/>
        </draw:connector>
        <draw:line draw:style-name="gr2" draw:text-style-name="P2" xml:id="id18" draw:id="id18" draw:layer="layout" svg:x1="2.5cm" svg:y1="7.3cm" svg:x2="2.5cm" svg:y2="8.6cm">
          <draw:glue-point draw:id="4" svg:x="0cm" svg:y="2.692cm"/>
          <text:p/>
        </draw:line>
        <draw:line draw:style-name="gr2" draw:text-style-name="P2" xml:id="id19" draw:id="id19" draw:layer="layout" svg:x1="4cm" svg:y1="7.3cm" svg:x2="4cm" svg:y2="8.6cm">
          <draw:glue-point draw:id="4" svg:x="0cm" svg:y="-1.923cm"/>
          <text:p/>
        </draw:line>
        <draw:connector draw:style-name="gr2" draw:text-style-name="P2" draw:layer="layout" draw:type="line" svg:x1="2.5cm" svg:y1="7.3cm" svg:x2="4cm" svg:y2="8.6cm" draw:start-shape="id18" draw:start-glue-point="0" draw:end-shape="id19" draw:end-glue-point="2" svg:d="M2500 7300l1500 1300" svg:viewBox="0 0 1501 1301">
          <text:p/>
        </draw:connector>
        <draw:connector draw:style-name="gr14" draw:text-style-name="P12" draw:layer="layout" svg:x1="2.5cm" svg:y1="8.299cm" svg:x2="3.662cm" svg:y2="8.301cm" draw:start-shape="id18" draw:start-glue-point="4" svg:d="M2500 8299h832v2h330" svg:viewBox="0 0 1163 3">
          <text:p/>
        </draw:connector>
        <draw:connector draw:style-name="gr2" draw:text-style-name="P2" draw:layer="layout" draw:type="line" svg:x1="4cm" svg:y1="7.701cm" svg:x2="2.97cm" svg:y2="7.704cm" draw:start-shape="id19" draw:start-glue-point="4" svg:d="M4000 7701l-1030 3" svg:viewBox="0 0 1031 4">
          <text:p/>
        </draw:connector>
        <draw:line draw:style-name="gr2" draw:text-style-name="P2" xml:id="id20" draw:id="id20" draw:layer="layout" svg:x1="2.5cm" svg:y1="9.1cm" svg:x2="2.5cm" svg:y2="10.4cm">
          <draw:glue-point draw:id="4" svg:x="0cm" svg:y="2.692cm"/>
          <text:p/>
        </draw:line>
        <draw:line draw:style-name="gr2" draw:text-style-name="P2" xml:id="id21" draw:id="id21" draw:layer="layout" svg:x1="4cm" svg:y1="9.1cm" svg:x2="4cm" svg:y2="10.4cm">
          <draw:glue-point draw:id="4" svg:x="0cm" svg:y="-1.923cm"/>
          <text:p/>
        </draw:line>
        <draw:connector draw:style-name="gr2" draw:text-style-name="P2" draw:layer="layout" draw:type="line" svg:x1="2.5cm" svg:y1="9.1cm" svg:x2="4cm" svg:y2="10.4cm" draw:start-shape="id20" draw:start-glue-point="0" draw:end-shape="id21" draw:end-glue-point="2" svg:d="M2500 9100l1500 1300" svg:viewBox="0 0 1501 1301">
          <text:p/>
        </draw:connector>
        <draw:connector draw:style-name="gr14" draw:text-style-name="P12" draw:layer="layout" svg:x1="2.5cm" svg:y1="10.099cm" svg:x2="3.662cm" svg:y2="10.101cm" draw:start-shape="id20" draw:start-glue-point="4" svg:d="M2500 10099h832v2h330" svg:viewBox="0 0 1163 3">
          <text:p/>
        </draw:connector>
        <draw:connector draw:style-name="gr2" draw:text-style-name="P2" draw:layer="layout" draw:type="line" svg:x1="4cm" svg:y1="9.501cm" svg:x2="2.97cm" svg:y2="9.504cm" draw:start-shape="id21" draw:start-glue-point="4" svg:d="M4000 9501l-1030 3" svg:viewBox="0 0 1031 4">
          <text:p/>
        </draw:connector>
        <draw:frame draw:style-name="gr15" draw:text-style-name="P14" draw:layer="layout" svg:width="1.2cm" svg:height="0.6cm" svg:x="1.9cm" svg:y="6.4cm">
          <draw:text-box>
            <text:p text:style-name="P13"><text:span text:style-name="T7">0</text:span></text:p>
          </draw:text-box>
        </draw:frame>
        <draw:frame draw:style-name="gr15" draw:text-style-name="P14" draw:layer="layout" svg:width="1.2cm" svg:height="0.6cm" svg:x="1.9cm" svg:y="5.8cm">
          <draw:text-box>
            <text:p text:style-name="P13"><text:span text:style-name="T7">1</text:span></text:p>
          </draw:text-box>
        </draw:frame>
        <draw:frame draw:style-name="gr15" draw:text-style-name="P14" draw:layer="layout" svg:width="1.2cm" svg:height="0.6cm" svg:x="1.9cm" svg:y="9.8cm">
          <draw:text-box>
            <text:p text:style-name="P13"><text:span text:style-name="T7">0</text:span></text:p>
          </draw:text-box>
        </draw:frame>
        <draw:frame draw:style-name="gr15" draw:text-style-name="P14" draw:layer="layout" svg:width="1.2cm" svg:height="0.6cm" svg:x="1.9cm" svg:y="8cm">
          <draw:text-box>
            <text:p text:style-name="P13"><text:span text:style-name="T7">0</text:span></text:p>
          </draw:text-box>
        </draw:frame>
        <draw:frame draw:style-name="gr15" draw:text-style-name="P14" draw:layer="layout" svg:width="1.2cm" svg:height="0.6cm" svg:x="1.9cm" svg:y="7.3cm">
          <draw:text-box>
            <text:p text:style-name="P13"><text:span text:style-name="T7">1</text:span></text:p>
          </draw:text-box>
        </draw:frame>
        <draw:frame draw:style-name="gr15" draw:text-style-name="P14" draw:layer="layout" svg:width="1.2cm" svg:height="0.6cm" svg:x="1.9cm" svg:y="9.2cm">
          <draw:text-box>
            <text:p text:style-name="P13"><text:span text:style-name="T7">3</text:span>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2" draw:style-name="dp1" draw:master-page-name="Standard">
        <draw:ellipse draw:style-name="gr1" draw:text-style-name="P1" draw:layer="layout" svg:width="3.6cm" svg:height="22.1cm" svg:x="8.8cm" svg:y="5.1cm">
          <text:p/>
        </draw:ellipse>
        <draw:line draw:style-name="gr2" draw:text-style-name="P2" draw:layer="layout" svg:x1="10.6cm" svg:y1="5.6cm" svg:x2="10.6cm" svg:y2="26.2cm">
          <text:p/>
        </draw:line>
        <draw:custom-shape draw:style-name="gr3" draw:text-style-name="P3" xml:id="id23" draw:id="id23" draw:layer="layout" svg:width="3.2cm" svg:height="0.7cm" svg:x="14.9cm" svg:y="12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3" xml:id="id25" draw:id="id25" draw:layer="layout" svg:width="3.2cm" svg:height="0.7cm" svg:x="15cm" svg:y="14.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3" xml:id="id27" draw:id="id27" draw:layer="layout" svg:width="3.2cm" svg:height="0.7cm" svg:x="15.1cm" svg:y="16.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3" xml:id="id29" draw:id="id29" draw:layer="layout" svg:width="3.2cm" svg:height="0.7cm" svg:x="15.3cm" svg:y="17.7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2" xml:id="id28" draw:id="id28" draw:layer="layout" svg:x1="10.6cm" svg:y1="17.1cm" svg:x2="14cm" svg:y2="17.1cm">
          <text:p/>
        </draw:line>
        <draw:line draw:style-name="gr4" draw:text-style-name="P2" xml:id="id24" draw:id="id24" draw:layer="layout" svg:x1="10.6cm" svg:y1="13.7cm" svg:x2="14cm" svg:y2="13.7cm">
          <text:p/>
        </draw:line>
        <draw:line draw:style-name="gr4" draw:text-style-name="P2" xml:id="id22" draw:id="id22" draw:layer="layout" svg:x1="10.6cm" svg:y1="12cm" svg:x2="14cm" svg:y2="12cm">
          <text:p/>
        </draw:line>
        <draw:line draw:style-name="gr4" draw:text-style-name="P2" xml:id="id26" draw:id="id26" draw:layer="layout" svg:x1="10.6cm" svg:y1="15.5cm" svg:x2="14cm" svg:y2="15.5cm">
          <text:p/>
        </draw:line>
        <draw:connector draw:style-name="gr5" draw:text-style-name="P2" draw:layer="layout" draw:line-skew="0.501cm" svg:x1="14cm" svg:y1="12cm" svg:x2="16.5cm" svg:y2="12.5cm" draw:start-shape="id22" draw:start-glue-point="1" draw:end-shape="id23" draw:end-glue-point="4" svg:d="M14000 12000h2500v500" svg:viewBox="0 0 2501 501">
          <text:p/>
        </draw:connector>
        <draw:connector draw:style-name="gr5" draw:text-style-name="P2" draw:layer="layout" svg:x1="14cm" svg:y1="13.7cm" svg:x2="16.6cm" svg:y2="14.3cm" draw:start-shape="id24" draw:start-glue-point="1" draw:end-shape="id25" draw:end-glue-point="4" svg:d="M14000 13700h2600v600" svg:viewBox="0 0 2601 601">
          <text:p/>
        </draw:connector>
        <draw:connector draw:style-name="gr5" draw:text-style-name="P2" draw:layer="layout" svg:x1="14cm" svg:y1="15.5cm" svg:x2="16.7cm" svg:y2="16.1cm" draw:start-shape="id26" draw:start-glue-point="1" draw:end-shape="id27" draw:end-glue-point="4" svg:d="M14000 15500h2700v600" svg:viewBox="0 0 2701 601">
          <text:p/>
        </draw:connector>
        <draw:connector draw:style-name="gr5" draw:text-style-name="P2" draw:layer="layout" svg:x1="14cm" svg:y1="17.1cm" svg:x2="16.9cm" svg:y2="17.7cm" draw:start-shape="id28" draw:start-glue-point="1" draw:end-shape="id29" draw:end-glue-point="4" svg:d="M14000 17100h2900v600" svg:viewBox="0 0 2901 601">
          <text:p/>
        </draw:connector>
        <draw:line draw:style-name="gr4" draw:text-style-name="P2" xml:id="id30" draw:id="id30" draw:layer="layout" svg:x1="10.6cm" svg:y1="23.499cm" svg:x2="7.7cm" svg:y2="23.499cm">
          <text:p/>
        </draw:line>
        <draw:line draw:style-name="gr4" draw:text-style-name="P2" xml:id="id31" draw:id="id31" draw:layer="layout" svg:x1="10.6cm" svg:y1="24cm" svg:x2="7.7cm" svg:y2="24cm">
          <text:p/>
        </draw:line>
        <draw:line draw:style-name="gr4" draw:text-style-name="P2" xml:id="id32" draw:id="id32" draw:layer="layout" svg:x1="10.6cm" svg:y1="24.8cm" svg:x2="7.7cm" svg:y2="24.8cm">
          <text:p/>
        </draw:line>
        <draw:connector draw:style-name="gr5" draw:text-style-name="P2" draw:layer="layout" svg:x1="7.7cm" svg:y1="23.499cm" svg:x2="4.3cm" svg:y2="23.5cm" draw:start-shape="id30" draw:start-glue-point="3" svg:d="M7700 23499h-1950v1h-1450" svg:viewBox="0 0 3401 2">
          <text:p/>
        </draw:connector>
        <draw:connector draw:style-name="gr5" draw:text-style-name="P2" draw:layer="layout" svg:x1="7.7cm" svg:y1="24cm" svg:x2="4.3cm" svg:y2="25.2cm" draw:start-shape="id31" draw:start-glue-point="3" svg:d="M7700 24000h-1950v1200h-1450" svg:viewBox="0 0 3401 1201">
          <text:p/>
        </draw:connector>
        <draw:connector draw:style-name="gr5" draw:text-style-name="P2" draw:layer="layout" draw:line-skew="0.649cm" svg:x1="7.7cm" svg:y1="24.8cm" svg:x2="4.3cm" svg:y2="26.9cm" draw:start-shape="id32" draw:start-glue-point="3" svg:d="M7700 24800h-1301v2100h-2099" svg:viewBox="0 0 3401 2101">
          <text:p/>
        </draw:connector>
        <draw:rect draw:style-name="gr1" draw:text-style-name="P1" draw:layer="layout" svg:width="3.5cm" svg:height="3.9cm" svg:x="2.5cm" svg:y="18.5cm">
          <text:p/>
        </draw:rect>
        <draw:rect draw:style-name="gr7" draw:text-style-name="P3" draw:layer="layout" svg:width="3.5cm" svg:height="1.9cm" svg:x="2.5cm" svg:y="15.827cm">
          <text:p/>
        </draw:rect>
        <draw:line draw:style-name="gr5" draw:text-style-name="P2" draw:layer="layout" svg:x1="10.6cm" svg:y1="19.8cm" svg:x2="6cm" svg:y2="19.8cm">
          <text:p/>
        </draw:line>
        <draw:frame draw:style-name="gr9" draw:text-style-name="P5" draw:layer="layout" svg:width="3.6cm" svg:height="0.729cm" svg:x="5.979cm" svg:y="22.9cm">
          <draw:text-box>
            <text:p text:style-name="P4"><text:span text:style-name="T1">semctl()</text:span></text:p>
          </draw:text-box>
        </draw:frame>
        <draw:frame draw:style-name="gr9" draw:text-style-name="P5" draw:layer="layout" svg:width="3.6cm" svg:height="0.729cm" svg:x="6cm" svg:y="23.4cm">
          <draw:text-box>
            <text:p text:style-name="P4"><text:span text:style-name="T1">semctl()</text:span></text:p>
          </draw:text-box>
        </draw:frame>
        <draw:frame draw:style-name="gr9" draw:text-style-name="P5" draw:layer="layout" svg:width="3.6cm" svg:height="0.729cm" svg:x="6cm" svg:y="24.2cm">
          <draw:text-box>
            <text:p text:style-name="P4"><text:span text:style-name="T1">semctl()</text:span></text:p>
          </draw:text-box>
        </draw:frame>
        <draw:frame draw:style-name="gr9" draw:text-style-name="P5" draw:layer="layout" svg:width="3.6cm" svg:height="0.729cm" svg:x="12.7cm" svg:y="11.152cm">
          <draw:text-box>
            <text:p text:style-name="P4"><text:span text:style-name="T1">unlink()</text:span></text:p>
          </draw:text-box>
        </draw:frame>
        <draw:frame draw:style-name="gr9" draw:text-style-name="P5" draw:layer="layout" svg:width="3.6cm" svg:height="0.729cm" svg:x="12.7cm" svg:y="12.875cm">
          <draw:text-box>
            <text:p text:style-name="P4"><text:span text:style-name="T1">unlink()</text:span></text:p>
          </draw:text-box>
        </draw:frame>
        <draw:frame draw:style-name="gr9" draw:text-style-name="P5" draw:layer="layout" svg:width="3.6cm" svg:height="0.729cm" svg:x="12.7cm" svg:y="14.675cm">
          <draw:text-box>
            <text:p text:style-name="P4"><text:span text:style-name="T1">unlink()</text:span></text:p>
          </draw:text-box>
        </draw:frame>
        <draw:frame draw:style-name="gr9" draw:text-style-name="P5" draw:layer="layout" svg:width="3.6cm" svg:height="0.729cm" svg:x="12.8cm" svg:y="16.275cm">
          <draw:text-box>
            <text:p text:style-name="P4"><text:span text:style-name="T1">unlink()</text:span></text:p>
          </draw:text-box>
        </draw:frame>
        <draw:frame draw:style-name="gr9" draw:text-style-name="P6" draw:layer="layout" svg:width="2.3cm" svg:height="0.729cm" svg:x="2.5cm" svg:y="25.775cm">
          <draw:text-box>
            <text:p text:style-name="P4"><text:span text:style-name="T2">semEtat</text:span></text:p>
          </draw:text-box>
        </draw:frame>
        <draw:frame draw:style-name="gr8" draw:text-style-name="P6" draw:layer="layout" svg:width="3.9cm" svg:height="1.199cm" svg:x="1.8cm" svg:y="22.401cm">
          <draw:text-box draw:corner-radius="1.6cm">
            <text:p text:style-name="P4"><text:span text:style-name="T2">semEntreeSortie</text:span></text:p>
          </draw:text-box>
        </draw:frame>
        <draw:frame draw:style-name="gr9" draw:text-style-name="P6" draw:layer="layout" svg:width="3.6cm" svg:height="0.729cm" svg:x="2.2cm" svg:y="24.075cm">
          <draw:text-box>
            <text:p text:style-name="P4"><text:span text:style-name="T2">semRequete</text:span></text:p>
          </draw:text-box>
        </draw:frame>
        <draw:frame draw:style-name="gr9" draw:text-style-name="P6" draw:layer="layout" svg:width="3.6cm" svg:height="0.729cm" svg:x="1.8cm" svg:y="17.775cm">
          <draw:text-box>
            <text:p text:style-name="P4"><text:span text:style-name="T2">memEtat</text:span></text:p>
          </draw:text-box>
        </draw:frame>
        <draw:frame draw:style-name="gr9" draw:text-style-name="P6" draw:layer="layout" svg:width="3.6cm" svg:height="0.729cm" svg:x="1.8cm" svg:y="15.027cm">
          <draw:text-box>
            <text:p text:style-name="P4"><text:span text:style-name="T2">memRequete</text:span></text:p>
          </draw:text-box>
        </draw:frame>
        <draw:line draw:style-name="gr2" draw:text-style-name="P2" draw:layer="layout" svg:x1="3.7cm" svg:y1="15.827cm" svg:x2="3.7cm" svg:y2="17.727cm">
          <text:p/>
        </draw:line>
        <draw:line draw:style-name="gr2" draw:text-style-name="P2" draw:layer="layout" svg:x1="4.9cm" svg:y1="15.827cm" svg:x2="4.9cm" svg:y2="17.727cm">
          <text:p/>
        </draw:line>
        <draw:line draw:style-name="gr2" draw:text-style-name="P2" draw:layer="layout" svg:x1="4.2cm" svg:y1="18.5cm" svg:x2="4.2cm" svg:y2="22.4cm">
          <text:p/>
        </draw:line>
        <draw:line draw:style-name="gr2" draw:text-style-name="P2" draw:layer="layout" svg:x1="2.5cm" svg:y1="20.5cm" svg:x2="6cm" svg:y2="20.5cm">
          <text:p/>
        </draw:line>
        <draw:line draw:style-name="gr2" draw:text-style-name="P2" draw:layer="layout" svg:x1="2.5cm" svg:y1="19.5cm" svg:x2="6cm" svg:y2="19.5cm">
          <text:p/>
        </draw:line>
        <draw:line draw:style-name="gr2" draw:text-style-name="P2" draw:layer="layout" svg:x1="2.5cm" svg:y1="21.4cm" svg:x2="6cm" svg:y2="21.4cm">
          <text:p/>
        </draw:line>
        <draw:frame draw:style-name="gr10" draw:text-style-name="P8" draw:layer="layout" svg:width="3.1cm" svg:height="0.962cm" svg:x="2.9cm" svg:y="18.6cm">
          <draw:text-box>
            <text:p text:style-name="P7"><text:span text:style-name="T8">1</text:span><text:span text:style-name="T8"><text:tab/></text:span><text:span text:style-name="T8"> <text:s text:c="2"/>8</text:span></text:p>
          </draw:text-box>
        </draw:frame>
        <draw:frame draw:style-name="gr10" draw:text-style-name="P8" draw:layer="layout" svg:width="3.1cm" svg:height="0.962cm" svg:x="2.9cm" svg:y="19.5cm">
          <draw:text-box>
            <text:p text:style-name="P7"><text:span text:style-name="T8">2</text:span><text:span text:style-name="T8"><text:tab/></text:span><text:span text:style-name="T8"> <text:s text:c="2"/>7</text:span></text:p>
          </draw:text-box>
        </draw:frame>
        <draw:frame draw:style-name="gr10" draw:text-style-name="P8" draw:layer="layout" svg:width="3.1cm" svg:height="0.962cm" svg:x="2.9cm" svg:y="20.438cm">
          <draw:text-box>
            <text:p text:style-name="P7"><text:span text:style-name="T8">3</text:span><text:span text:style-name="T8"><text:tab/></text:span><text:span text:style-name="T8"> <text:s text:c="2"/>6</text:span></text:p>
          </draw:text-box>
        </draw:frame>
        <draw:frame draw:style-name="gr10" draw:text-style-name="P8" draw:layer="layout" svg:width="3.1cm" svg:height="0.962cm" svg:x="2.9cm" svg:y="21.4cm">
          <draw:text-box>
            <text:p text:style-name="P7"><text:span text:style-name="T8">4</text:span><text:span text:style-name="T8"><text:tab/></text:span><text:span text:style-name="T8"> <text:s text:c="2"/>5</text:span></text:p>
          </draw:text-box>
        </draw:frame>
        <draw:frame draw:style-name="gr11" draw:text-style-name="P8" draw:layer="layout" svg:width="3.7cm" svg:height="1.673cm" svg:x="2.6cm" svg:y="16.227cm">
          <draw:text-box>
            <text:p text:style-name="P7"><text:span text:style-name="T8">1</text:span><text:span text:style-name="T8"><text:tab/></text:span><text:span text:style-name="T8">2</text:span><text:span text:style-name="T8"><text:tab/></text:span><text:span text:style-name="T8">3</text:span></text:p>
          </draw:text-box>
        </draw:frame>
        <draw:frame draw:style-name="gr9" draw:text-style-name="P5" draw:layer="layout" svg:width="3.6cm" svg:height="0.729cm" svg:x="6.3cm" svg:y="16.5cm">
          <draw:text-box>
            <text:p text:style-name="P4"><text:span text:style-name="T1">shmctl()</text:span></text:p>
          </draw:text-box>
        </draw:frame>
        <draw:frame draw:style-name="gr13" draw:text-style-name="P8" draw:layer="layout" svg:width="5.785cm" svg:height="0.962cm" svg:x="2.802cm" svg:y="1.701cm">
          <draw:text-box>
            <text:p text:style-name="P7"><text:span text:style-name="T9">Mere</text:span><text:span text:style-name="T8"> : Destruction</text:span></text:p>
          </draw:text-box>
        </draw:frame>
        <draw:frame draw:style-name="gr13" draw:text-style-name="P11" draw:layer="layout" svg:width="5.785cm" svg:height="0.962cm" svg:x="10.7cm" svg:y="4.238cm">
          <draw:text-box>
            <text:p text:style-name="P7"><text:span text:style-name="T10">Mere</text:span></text:p>
          </draw:text-box>
        </draw:frame>
        <draw:circle draw:style-name="gr12" draw:text-style-name="P10" draw:layer="layout" svg:width="0.7cm" svg:height="0.7cm" svg:x="5.3cm" svg:y="23.1cm">
          <text:p text:style-name="P9"><text:span text:style-name="T3">X</text:span></text:p>
        </draw:circle>
        <draw:circle draw:style-name="gr12" draw:text-style-name="P10" draw:layer="layout" svg:width="0.7cm" svg:height="0.7cm" svg:x="5cm" svg:y="24.8cm">
          <text:p text:style-name="P9"><text:span text:style-name="T3">X</text:span></text:p>
        </draw:circle>
        <draw:circle draw:style-name="gr12" draw:text-style-name="P10" draw:layer="layout" svg:width="0.7cm" svg:height="0.7cm" svg:x="5.5cm" svg:y="26.5cm">
          <text:p text:style-name="P9"><text:span text:style-name="T3">X</text:span></text:p>
        </draw:circle>
        <draw:circle draw:style-name="gr12" draw:text-style-name="P10" draw:layer="layout" svg:width="0.7cm" svg:height="0.7cm" svg:x="14.2cm" svg:y="16.7cm">
          <text:p text:style-name="P9"><text:span text:style-name="T3">X</text:span></text:p>
        </draw:circle>
        <draw:circle draw:style-name="gr12" draw:text-style-name="P10" draw:layer="layout" svg:width="0.7cm" svg:height="0.7cm" svg:x="14.2cm" svg:y="15.1cm">
          <text:p text:style-name="P9"><text:span text:style-name="T3">X</text:span></text:p>
        </draw:circle>
        <draw:circle draw:style-name="gr12" draw:text-style-name="P10" draw:layer="layout" svg:width="0.7cm" svg:height="0.7cm" svg:x="14.2cm" svg:y="13.3cm">
          <text:p text:style-name="P9"><text:span text:style-name="T3">X</text:span></text:p>
        </draw:circle>
        <draw:circle draw:style-name="gr12" draw:text-style-name="P10" draw:layer="layout" svg:width="0.7cm" svg:height="0.7cm" svg:x="14.2cm" svg:y="11.6cm">
          <text:p text:style-name="P9"><text:span text:style-name="T3">X</text:span></text:p>
        </draw:circle>
        <draw:line draw:style-name="gr5" draw:text-style-name="P2" draw:layer="layout" svg:x1="10.6cm" svg:y1="17.5cm" svg:x2="6cm" svg:y2="17.5cm">
          <text:p/>
        </draw:line>
        <draw:circle draw:style-name="gr12" draw:text-style-name="P10" draw:layer="layout" svg:width="0.7cm" svg:height="0.7cm" svg:x="8cm" svg:y="19.5cm">
          <text:p text:style-name="P9"><text:span text:style-name="T3">X</text:span></text:p>
        </draw:circle>
        <draw:circle draw:style-name="gr12" draw:text-style-name="P10" draw:layer="layout" svg:width="0.7cm" svg:height="0.7cm" svg:x="7.8cm" svg:y="17.1cm">
          <text:p text:style-name="P9"><text:span text:style-name="T3">X</text:span></text:p>
        </draw:circle>
        <draw:frame draw:style-name="gr9" draw:text-style-name="P5" draw:layer="layout" svg:width="3.6cm" svg:height="0.729cm" svg:x="6.5cm" svg:y="18.975cm">
          <draw:text-box>
            <text:p text:style-name="P4"><text:span text:style-name="T1">shmctl()</text:span></text:p>
          </draw:text-box>
        </draw:frame>
        <draw:frame draw:style-name="gr9" draw:text-style-name="P6" draw:layer="layout" svg:width="3.6cm" svg:height="0.729cm" svg:x="14.8cm" svg:y="12.475cm">
          <draw:text-box>
            <text:p text:style-name="P4"><text:span text:style-name="T2">canalBPP</text:span></text:p>
          </draw:text-box>
        </draw:frame>
        <draw:frame draw:style-name="gr9" draw:text-style-name="P6" draw:layer="layout" svg:width="3.6cm" svg:height="0.729cm" svg:x="14.9cm" svg:y="14.275cm">
          <draw:text-box>
            <text:p text:style-name="P4"><text:span text:style-name="T2">canalBPA</text:span></text:p>
          </draw:text-box>
        </draw:frame>
        <draw:frame draw:style-name="gr9" draw:text-style-name="P6" draw:layer="layout" svg:width="3.6cm" svg:height="0.729cm" svg:x="15cm" svg:y="16.1cm">
          <draw:text-box>
            <text:p text:style-name="P4"><text:span text:style-name="T2">canalGB</text:span></text:p>
          </draw:text-box>
        </draw:frame>
        <draw:frame draw:style-name="gr9" draw:text-style-name="P6" draw:layer="layout" svg:width="3.6cm" svg:height="0.729cm" svg:x="15.1cm" svg:y="17.7cm">
          <draw:text-box>
            <text:p text:style-name="P4"><text:span text:style-name="T2">canalSortie</text:span></text:p>
          </draw:text-box>
        </draw:frame>
        <draw:ellipse draw:style-name="gr7" draw:text-style-name="P3" draw:layer="layout" svg:width="0.9cm" svg:height="2.4cm" svg:x="4.2cm" svg:y="4.4cm">
          <text:p/>
        </draw:ellipse>
        <draw:line draw:style-name="gr2" draw:text-style-name="P2" draw:layer="layout" svg:x1="4.6cm" svg:y1="4.8cm" svg:x2="4.6cm" svg:y2="6.4cm">
          <text:p/>
        </draw:line>
        <draw:line draw:style-name="gr2" draw:text-style-name="P2" draw:layer="layout" svg:x1="4.4cm" svg:y1="5cm" svg:x2="4.8cm" svg:y2="5cm">
          <text:p/>
        </draw:line>
        <draw:line draw:style-name="gr2" draw:text-style-name="P2" draw:layer="layout" svg:x1="10.6cm" svg:y1="6cm" svg:x2="12.5cm" svg:y2="6cm">
          <text:p/>
        </draw:line>
        <draw:line draw:style-name="gr5" draw:text-style-name="P2" xml:id="id33" draw:id="id33" draw:layer="layout" svg:x1="12.5cm" svg:y1="6cm" svg:x2="12.5cm" svg:y2="6.6cm">
          <text:p/>
        </draw:line>
        <draw:line draw:style-name="gr2" draw:text-style-name="P2" xml:id="id34" draw:id="id34" draw:layer="layout" svg:x1="11.6cm" svg:y1="6.8cm" svg:x2="12.1cm" svg:y2="6.8cm">
          <text:p/>
        </draw:line>
        <draw:connector draw:style-name="gr14" draw:text-style-name="P12" draw:layer="layout" draw:line-skew="-0.501cm" svg:x1="12.5cm" svg:y1="6.6cm" svg:x2="12.1cm" svg:y2="6.8cm" draw:start-shape="id33" draw:start-glue-point="2" draw:end-shape="id34" draw:end-glue-point="1" svg:d="M12500 6600v200h-400" svg:viewBox="0 0 401 201">
          <text:p/>
        </draw:connector>
        <draw:line draw:style-name="gr2" draw:text-style-name="P2" draw:layer="layout" svg:x1="10.6cm" svg:y1="8.555cm" svg:x2="12.5cm" svg:y2="8.555cm">
          <text:p/>
        </draw:line>
        <draw:line draw:style-name="gr5" draw:text-style-name="P2" xml:id="id35" draw:id="id35" draw:layer="layout" svg:x1="12.5cm" svg:y1="8.6cm" svg:x2="12.5cm" svg:y2="9.2cm">
          <text:p/>
        </draw:line>
        <draw:line draw:style-name="gr2" draw:text-style-name="P2" xml:id="id36" draw:id="id36" draw:layer="layout" svg:x1="12cm" svg:y1="9.3cm" svg:x2="12.155cm" svg:y2="9.3cm">
          <text:p/>
        </draw:line>
        <draw:connector draw:style-name="gr14" draw:text-style-name="P12" draw:layer="layout" draw:line-skew="-0.501cm" svg:x1="12.5cm" svg:y1="9.2cm" svg:x2="12.155cm" svg:y2="9.3cm" draw:start-shape="id35" draw:start-glue-point="2" draw:end-shape="id36" draw:end-glue-point="1" svg:d="M12500 9200v100h-345" svg:viewBox="0 0 346 101">
          <text:p/>
        </draw:connector>
        <draw:line draw:style-name="gr2" draw:text-style-name="P2" draw:layer="layout" svg:x1="10.6cm" svg:y1="10.4cm" svg:x2="12.5cm" svg:y2="10.4cm">
          <text:p/>
        </draw:line>
        <draw:line draw:style-name="gr5" draw:text-style-name="P2" xml:id="id37" draw:id="id37" draw:layer="layout" svg:x1="12.5cm" svg:y1="10.4cm" svg:x2="12.5cm" svg:y2="11cm">
          <text:p/>
        </draw:line>
        <draw:line draw:style-name="gr2" draw:text-style-name="P2" xml:id="id38" draw:id="id38" draw:layer="layout" svg:x1="12.2cm" svg:y1="11.2cm" svg:x2="12.4cm" svg:y2="11.2cm">
          <text:p/>
        </draw:line>
        <draw:connector draw:style-name="gr14" draw:text-style-name="P12" draw:layer="layout" draw:line-skew="-0.501cm" svg:x1="12.5cm" svg:y1="11cm" svg:x2="12.4cm" svg:y2="11.2cm" draw:start-shape="id37" draw:start-glue-point="2" draw:end-shape="id38" draw:end-glue-point="1" svg:d="M12500 11000v200h-100" svg:viewBox="0 0 101 201">
          <text:p/>
        </draw:connector>
        <draw:line draw:style-name="gr2" draw:text-style-name="P2" draw:layer="layout" svg:x1="10.6cm" svg:y1="7.6cm" svg:x2="8.4cm" svg:y2="7.6cm">
          <text:p/>
        </draw:line>
        <draw:line draw:style-name="gr5" draw:text-style-name="P2" xml:id="id39" draw:id="id39" draw:layer="layout" svg:x1="8.4cm" svg:y1="7.6cm" svg:x2="8.4cm" svg:y2="8.2cm">
          <text:p/>
        </draw:line>
        <draw:line draw:style-name="gr2" draw:text-style-name="P2" xml:id="id40" draw:id="id40" draw:layer="layout" svg:x1="9.3cm" svg:y1="8.3cm" svg:x2="8.8cm" svg:y2="8.3cm">
          <text:p/>
        </draw:line>
        <draw:connector draw:style-name="gr14" draw:text-style-name="P12" draw:layer="layout" draw:line-skew="-0.501cm" svg:x1="8.4cm" svg:y1="8.2cm" svg:x2="8.8cm" svg:y2="8.3cm" draw:start-shape="id39" draw:start-glue-point="2" draw:end-shape="id40" draw:end-glue-point="3" svg:d="M8400 8200v100h400" svg:viewBox="0 0 401 101">
          <text:p/>
        </draw:connector>
        <draw:line draw:style-name="gr2" draw:text-style-name="P2" draw:layer="layout" svg:x1="10.6cm" svg:y1="9.4cm" svg:x2="8.4cm" svg:y2="9.4cm">
          <text:p/>
        </draw:line>
        <draw:line draw:style-name="gr5" draw:text-style-name="P2" xml:id="id41" draw:id="id41" draw:layer="layout" svg:x1="8.4cm" svg:y1="9.4cm" svg:x2="8.4cm" svg:y2="10cm">
          <text:p/>
        </draw:line>
        <draw:line draw:style-name="gr2" draw:text-style-name="P2" xml:id="id42" draw:id="id42" draw:layer="layout" svg:x1="9.1cm" svg:y1="10.2cm" svg:x2="8.6cm" svg:y2="10.2cm">
          <text:p/>
        </draw:line>
        <draw:connector draw:style-name="gr14" draw:text-style-name="P12" draw:layer="layout" draw:line-skew="-0.501cm" svg:x1="8.4cm" svg:y1="10cm" svg:x2="8.6cm" svg:y2="10.2cm" draw:start-shape="id41" draw:start-glue-point="2" draw:end-shape="id42" draw:end-glue-point="3" svg:d="M8400 10000v200h200" svg:viewBox="0 0 201 201">
          <text:p/>
        </draw:connector>
        <draw:line draw:style-name="gr2" draw:text-style-name="P2" draw:layer="layout" svg:x1="10.6cm" svg:y1="11.2cm" svg:x2="8.4cm" svg:y2="11.2cm">
          <text:p/>
        </draw:line>
        <draw:line draw:style-name="gr5" draw:text-style-name="P2" xml:id="id43" draw:id="id43" draw:layer="layout" svg:x1="8.4cm" svg:y1="11.2cm" svg:x2="8.4cm" svg:y2="11.8cm">
          <text:p/>
        </draw:line>
        <draw:line draw:style-name="gr2" draw:text-style-name="P2" xml:id="id44" draw:id="id44" draw:layer="layout" svg:x1="8.9cm" svg:y1="12cm" svg:x2="8.8cm" svg:y2="12cm">
          <text:p/>
        </draw:line>
        <draw:connector draw:style-name="gr17" draw:text-style-name="P16" draw:layer="layout" draw:line-skew="-0.501cm" svg:x1="8.4cm" svg:y1="11.8cm" svg:x2="8.8cm" svg:y2="12cm" draw:start-shape="id43" draw:start-glue-point="2" draw:end-shape="id44" draw:end-glue-point="3" svg:d="M8400 11800v200h400" svg:viewBox="0 0 401 201">
          <text:p/>
        </draw:connector>
        <draw:ellipse draw:style-name="gr7" draw:text-style-name="P3" draw:layer="layout" svg:width="0.9cm" svg:height="2.4cm" svg:x="2.8cm" svg:y="7.1cm">
          <text:p/>
        </draw:ellipse>
        <draw:line draw:style-name="gr2" draw:text-style-name="P2" draw:layer="layout" svg:x1="3.2cm" svg:y1="7.5cm" svg:x2="3.2cm" svg:y2="9.1cm">
          <text:p/>
        </draw:line>
        <draw:line draw:style-name="gr2" draw:text-style-name="P2" draw:layer="layout" svg:x1="3cm" svg:y1="7.7cm" svg:x2="3.4cm" svg:y2="7.7cm">
          <text:p/>
        </draw:line>
        <draw:ellipse draw:style-name="gr7" draw:text-style-name="P3" draw:layer="layout" svg:width="0.9cm" svg:height="2.4cm" svg:x="4.5cm" svg:y="10.3cm">
          <text:p/>
        </draw:ellipse>
        <draw:line draw:style-name="gr2" draw:text-style-name="P2" draw:layer="layout" svg:x1="4.9cm" svg:y1="10.7cm" svg:x2="4.9cm" svg:y2="12.3cm">
          <text:p/>
        </draw:line>
        <draw:line draw:style-name="gr2" draw:text-style-name="P2" draw:layer="layout" svg:x1="4.7cm" svg:y1="10.9cm" svg:x2="5.1cm" svg:y2="10.9cm">
          <text:p/>
        </draw:line>
        <draw:ellipse draw:style-name="gr7" draw:text-style-name="P3" draw:layer="layout" svg:width="0.9cm" svg:height="2.4cm" svg:x="15.6cm" svg:y="6.4cm">
          <text:p/>
        </draw:ellipse>
        <draw:line draw:style-name="gr2" draw:text-style-name="P2" draw:layer="layout" svg:x1="16cm" svg:y1="6.8cm" svg:x2="16cm" svg:y2="8.4cm">
          <text:p/>
        </draw:line>
        <draw:line draw:style-name="gr2" draw:text-style-name="P2" draw:layer="layout" svg:x1="15.8cm" svg:y1="7cm" svg:x2="16.2cm" svg:y2="7cm">
          <text:p/>
        </draw:line>
        <draw:ellipse draw:style-name="gr7" draw:text-style-name="P3" draw:layer="layout" svg:width="0.9cm" svg:height="2.4cm" svg:x="15.2cm" svg:y="9cm">
          <text:p/>
        </draw:ellipse>
        <draw:line draw:style-name="gr2" draw:text-style-name="P2" draw:layer="layout" svg:x1="15.6cm" svg:y1="9.4cm" svg:x2="15.6cm" svg:y2="11cm">
          <text:p/>
        </draw:line>
        <draw:line draw:style-name="gr2" draw:text-style-name="P2" draw:layer="layout" svg:x1="15.4cm" svg:y1="9.6cm" svg:x2="15.8cm" svg:y2="9.6cm">
          <text:p/>
        </draw:line>
        <draw:frame draw:style-name="gr9" draw:text-style-name="P5" draw:layer="layout" svg:width="3.6cm" svg:height="0.729cm" svg:x="11.2cm" svg:y="5.345cm">
          <draw:text-box>
            <text:p text:style-name="P4"><text:span text:style-name="T1">waitpid</text:span></text:p>
          </draw:text-box>
        </draw:frame>
        <draw:frame draw:style-name="gr9" draw:text-style-name="P5" draw:layer="layout" svg:width="3.6cm" svg:height="0.729cm" svg:x="7.5cm" svg:y="6.9cm">
          <draw:text-box>
            <text:p text:style-name="P4"><text:span text:style-name="T1">waitpid()</text:span></text:p>
          </draw:text-box>
        </draw:frame>
        <draw:frame draw:style-name="gr9" draw:text-style-name="P5" draw:layer="layout" svg:width="3.6cm" svg:height="0.729cm" svg:x="11.9cm" svg:y="9.8cm">
          <draw:text-box>
            <text:p text:style-name="P4"><text:span text:style-name="T1">waitpid()</text:span></text:p>
          </draw:text-box>
        </draw:frame>
        <draw:frame draw:style-name="gr9" draw:text-style-name="P5" draw:layer="layout" svg:width="3.6cm" svg:height="0.729cm" svg:x="11.7cm" svg:y="7.9cm">
          <draw:text-box>
            <text:p text:style-name="P4"><text:span text:style-name="T1">waitpid()</text:span></text:p>
          </draw:text-box>
        </draw:frame>
        <draw:frame draw:style-name="gr9" draw:text-style-name="P5" draw:layer="layout" svg:width="3.6cm" svg:height="0.729cm" svg:x="7.3cm" svg:y="8.8cm">
          <draw:text-box>
            <text:p text:style-name="P4"><text:span text:style-name="T1">waitpid()</text:span></text:p>
          </draw:text-box>
        </draw:frame>
        <draw:frame draw:style-name="gr9" draw:text-style-name="P5" draw:layer="layout" svg:width="3.6cm" svg:height="0.729cm" svg:x="7.3cm" svg:y="10.575cm">
          <draw:text-box>
            <text:p text:style-name="P4"><text:span text:style-name="T1">waitpid()</text:span></text:p>
          </draw:text-box>
        </draw:frame>
        <draw:line draw:style-name="gr5" draw:text-style-name="P2" draw:layer="layout" svg:x1="10.6cm" svg:y1="6.2cm" svg:x2="5.1cm" svg:y2="6.2cm">
          <text:p/>
        </draw:line>
        <draw:line draw:style-name="gr5" draw:text-style-name="P2" draw:layer="layout" svg:x1="10.6cm" svg:y1="8.8cm" svg:x2="3.7cm" svg:y2="8.8cm">
          <text:p/>
        </draw:line>
        <draw:line draw:style-name="gr5" draw:text-style-name="P2" draw:layer="layout" svg:x1="10.6cm" svg:y1="7.8cm" svg:x2="15.6cm" svg:y2="7.8cm">
          <text:p/>
        </draw:line>
        <draw:line draw:style-name="gr5" draw:text-style-name="P2" draw:layer="layout" svg:x1="10.6cm" svg:y1="9.6cm" svg:x2="15.3cm" svg:y2="9.6cm">
          <text:p/>
        </draw:line>
        <draw:line draw:style-name="gr5" draw:text-style-name="P2" draw:layer="layout" svg:x1="10.6cm" svg:y1="10.6cm" svg:x2="5.2cm" svg:y2="10.6cm">
          <text:p/>
        </draw:line>
        <draw:frame draw:style-name="gr8" draw:text-style-name="P5" draw:layer="layout" svg:width="1.4cm" svg:height="1.199cm" svg:x="5.4cm" svg:y="5.5cm">
          <draw:text-box>
            <text:p text:style-name="P4"><text:span text:style-name="T1">kill()</text:span></text:p>
          </draw:text-box>
        </draw:frame>
        <draw:frame draw:style-name="gr8" draw:text-style-name="P5" draw:layer="layout" svg:width="1.4cm" svg:height="1.199cm" svg:x="14cm" svg:y="7.075cm">
          <draw:text-box>
            <text:p text:style-name="P4"><text:span text:style-name="T1">kill()</text:span></text:p>
          </draw:text-box>
        </draw:frame>
        <draw:frame draw:style-name="gr9" draw:text-style-name="P5" draw:layer="layout" svg:width="1.6cm" svg:height="0.729cm" svg:x="4.1cm" svg:y="8.175cm">
          <draw:text-box>
            <text:p text:style-name="P4"><text:span text:style-name="T1">kill()</text:span></text:p>
          </draw:text-box>
        </draw:frame>
        <draw:frame draw:style-name="gr9" draw:text-style-name="P5" draw:layer="layout" svg:width="1.5cm" svg:height="0.729cm" svg:x="13.9cm" svg:y="8.9cm">
          <draw:text-box>
            <text:p text:style-name="P4"><text:span text:style-name="T1">kill()</text:span></text:p>
          </draw:text-box>
        </draw:frame>
        <draw:frame draw:style-name="gr9" draw:text-style-name="P5" draw:layer="layout" svg:width="2.1cm" svg:height="0.729cm" svg:x="5.5cm" svg:y="9.9cm">
          <draw:text-box>
            <text:p text:style-name="P4"><text:span text:style-name="T1">kill()</text:span></text:p>
          </draw:text-box>
        </draw:frame>
        <draw:line draw:style-name="gr2" draw:text-style-name="P2" draw:layer="layout" svg:x1="12.8cm" svg:y1="9.399cm" svg:x2="13.7cm" svg:y2="9.399cm">
          <text:p/>
        </draw:line>
        <draw:line draw:style-name="gr18" draw:text-style-name="P2" draw:layer="layout" svg:x1="12.8cm" svg:y1="9.899cm" svg:x2="13.7cm" svg:y2="9.899cm">
          <text:p/>
        </draw:line>
        <draw:line draw:style-name="gr2" draw:text-style-name="P2" draw:layer="layout" svg:x1="13.7cm" svg:y1="9.399cm" svg:x2="12.8cm" svg:y2="9.899cm">
          <text:p/>
        </draw:line>
        <draw:frame draw:style-name="gr19" draw:text-style-name="P14" draw:layer="layout" svg:width="1.8cm" svg:height="0.573cm" svg:x="12.5cm" svg:y="8.9cm">
          <draw:text-box>
            <text:p text:style-name="P17"><text:span text:style-name="T7">SIGUSR2</text:span></text:p>
          </draw:text-box>
        </draw:frame>
        <draw:line draw:style-name="gr2" draw:text-style-name="P2" draw:layer="layout" svg:x1="7.1cm" svg:y1="5.999cm" svg:x2="8cm" svg:y2="5.999cm">
          <text:p/>
        </draw:line>
        <draw:line draw:style-name="gr18" draw:text-style-name="P2" draw:layer="layout" svg:x1="7.1cm" svg:y1="6.499cm" svg:x2="8cm" svg:y2="6.499cm">
          <text:p/>
        </draw:line>
        <draw:line draw:style-name="gr2" draw:text-style-name="P2" draw:layer="layout" svg:x1="8cm" svg:y1="5.999cm" svg:x2="7.1cm" svg:y2="6.499cm">
          <text:p/>
        </draw:line>
        <draw:frame draw:style-name="gr19" draw:text-style-name="P14" draw:layer="layout" svg:width="1.8cm" svg:height="0.573cm" svg:x="6.8cm" svg:y="5.5cm">
          <draw:text-box>
            <text:p text:style-name="P17"><text:span text:style-name="T7">SIGUSR2</text:span></text:p>
          </draw:text-box>
        </draw:frame>
        <draw:line draw:style-name="gr2" draw:text-style-name="P2" draw:layer="layout" svg:x1="12.5cm" svg:y1="7.499cm" svg:x2="13.4cm" svg:y2="7.499cm">
          <text:p/>
        </draw:line>
        <draw:line draw:style-name="gr18" draw:text-style-name="P2" draw:layer="layout" svg:x1="12.5cm" svg:y1="7.999cm" svg:x2="13.4cm" svg:y2="7.999cm">
          <text:p/>
        </draw:line>
        <draw:line draw:style-name="gr2" draw:text-style-name="P2" draw:layer="layout" svg:x1="13.4cm" svg:y1="7.499cm" svg:x2="12.5cm" svg:y2="7.999cm">
          <text:p/>
        </draw:line>
        <draw:frame draw:style-name="gr19" draw:text-style-name="P14" draw:layer="layout" svg:width="1.8cm" svg:height="0.573cm" svg:x="12.2cm" svg:y="7cm">
          <draw:text-box>
            <text:p text:style-name="P17"><text:span text:style-name="T7">SIGUSR2</text:span></text:p>
          </draw:text-box>
        </draw:frame>
        <draw:line draw:style-name="gr2" draw:text-style-name="P2" draw:layer="layout" svg:x1="6cm" svg:y1="8.599cm" svg:x2="6.9cm" svg:y2="8.599cm">
          <text:p/>
        </draw:line>
        <draw:line draw:style-name="gr18" draw:text-style-name="P2" draw:layer="layout" svg:x1="6cm" svg:y1="9.099cm" svg:x2="6.9cm" svg:y2="9.099cm">
          <text:p/>
        </draw:line>
        <draw:line draw:style-name="gr2" draw:text-style-name="P2" draw:layer="layout" svg:x1="6.9cm" svg:y1="8.599cm" svg:x2="6cm" svg:y2="9.099cm">
          <text:p/>
        </draw:line>
        <draw:frame draw:style-name="gr19" draw:text-style-name="P14" draw:layer="layout" svg:width="1.8cm" svg:height="0.573cm" svg:x="5.7cm" svg:y="8.1cm">
          <draw:text-box>
            <text:p text:style-name="P17"><text:span text:style-name="T7">SIGUSR2</text:span></text:p>
          </draw:text-box>
        </draw:frame>
        <draw:line draw:style-name="gr2" draw:text-style-name="P2" draw:layer="layout" svg:x1="6.6cm" svg:y1="10.4cm" svg:x2="7.5cm" svg:y2="10.4cm">
          <text:p/>
        </draw:line>
        <draw:line draw:style-name="gr18" draw:text-style-name="P2" draw:layer="layout" svg:x1="6.6cm" svg:y1="10.9cm" svg:x2="7.5cm" svg:y2="10.9cm">
          <text:p/>
        </draw:line>
        <draw:line draw:style-name="gr2" draw:text-style-name="P2" draw:layer="layout" svg:x1="7.5cm" svg:y1="10.4cm" svg:x2="6.6cm" svg:y2="10.9cm">
          <text:p/>
        </draw:line>
        <draw:frame draw:style-name="gr19" draw:text-style-name="P14" draw:layer="layout" svg:width="1.8cm" svg:height="0.573cm" svg:x="6.3cm" svg:y="9.901cm">
          <draw:text-box>
            <text:p text:style-name="P17"><text:span text:style-name="T7">SIGUSR2</text:span></text:p>
          </draw:text-box>
        </draw:frame>
        <draw:frame draw:style-name="gr9" draw:text-style-name="P6" draw:layer="layout" svg:width="3.6cm" svg:height="0.729cm" svg:x="4.7cm" svg:y="3.975cm">
          <draw:text-box>
            <text:p text:style-name="P4"><text:span text:style-name="T2">Sortie</text:span></text:p>
          </draw:text-box>
        </draw:frame>
        <draw:frame draw:style-name="gr9" draw:text-style-name="P6" draw:layer="layout" svg:width="3.6cm" svg:height="0.729cm" svg:x="3.4cm" svg:y="6.775cm">
          <draw:text-box>
            <text:p text:style-name="P4"><text:span text:style-name="T2">EntreeBPP</text:span></text:p>
          </draw:text-box>
        </draw:frame>
        <draw:frame draw:style-name="gr9" draw:text-style-name="P6" draw:layer="layout" svg:width="3.6cm" svg:height="0.729cm" svg:x="15.8cm" svg:y="8.775cm">
          <draw:text-box>
            <text:p text:style-name="P4"><text:span text:style-name="T2">EntreeBPA</text:span></text:p>
          </draw:text-box>
        </draw:frame>
        <draw:frame draw:style-name="gr9" draw:text-style-name="P6" draw:layer="layout" svg:width="3.6cm" svg:height="0.729cm" svg:x="16.1cm" svg:y="6cm">
          <draw:text-box>
            <text:p text:style-name="P4"><text:span text:style-name="T2">EntreeGB</text:span></text:p>
          </draw:text-box>
        </draw:frame>
        <draw:frame draw:style-name="gr9" draw:text-style-name="P6" draw:layer="layout" svg:width="3.6cm" svg:height="0.729cm" svg:x="3cm" svg:y="10cm">
          <draw:text-box>
            <text:p text:style-name="P4"><text:span text:style-name="T2">Heure</text:span></text:p>
          </draw:text-box>
        </draw:frame>
        <draw:rect draw:style-name="gr7" draw:text-style-name="P3" draw:layer="layout" svg:width="1.1cm" svg:height="1.9cm" svg:x="13.3cm" svg:y="24.9cm">
          <text:p/>
        </draw:rect>
        <draw:line draw:style-name="gr2" draw:text-style-name="P2" draw:layer="layout" svg:x1="13.8cm" svg:y1="25.2cm" svg:x2="13.8cm" svg:y2="26.4cm">
          <text:p/>
        </draw:line>
        <draw:line draw:style-name="gr2" draw:text-style-name="P2" draw:layer="layout" svg:x1="13.8cm" svg:y1="25.2cm" svg:x2="10.6cm" svg:y2="25.2cm">
          <text:p/>
        </draw:line>
        <draw:frame draw:style-name="gr8" draw:text-style-name="P6" draw:layer="layout" svg:width="4.6cm" svg:height="1.199cm" svg:x="12.2cm" svg:y="24.1cm">
          <draw:text-box>
            <text:p text:style-name="P4"><text:span text:style-name="T2">TerminerApplication</text:span></text:p>
          </draw:text-box>
        </draw:frame>
        <draw:line draw:style-name="gr2" draw:text-style-name="P2" draw:layer="layout" svg:x1="10.6cm" svg:y1="25.9cm" svg:x2="12.2cm" svg:y2="25.9cm">
          <text:p/>
        </draw:line>
        <draw:line draw:style-name="gr2" draw:text-style-name="P2" draw:layer="layout" svg:x1="12.2cm" svg:y1="25.9cm" svg:x2="12.2cm" svg:y2="27cm">
          <text:p/>
        </draw:line>
        <draw:line draw:style-name="gr2" draw:text-style-name="P2" draw:layer="layout" svg:x1="12.2cm" svg:y1="27cm" svg:x2="10.9cm" svg:y2="27cm">
          <text:p/>
        </draw:line>
        <draw:circle draw:style-name="gr12" draw:text-style-name="P10" draw:layer="layout" svg:width="0.7cm" svg:height="0.7cm" svg:x="11.9cm" svg:y="26.1cm">
          <text:p text:style-name="P9"><text:span text:style-name="T3">X</text:span></text:p>
        </draw:circle>
        <draw:frame draw:style-name="gr9" draw:text-style-name="P5" draw:layer="layout" svg:width="3.6cm" svg:height="0.729cm" svg:x="11.6cm" svg:y="25.2cm">
          <draw:text-box>
            <text:p text:style-name="P4"><text:span text:style-name="T1">exit()</text:span></text:p>
          </draw:text-box>
        </draw:frame>
        <draw:line draw:style-name="gr2" draw:text-style-name="P2" draw:layer="layout" svg:x1="4.6cm" svg:y1="6.1cm" svg:x2="3.8cm" svg:y2="6.1cm">
          <text:p/>
        </draw:line>
        <draw:line draw:style-name="gr2" draw:text-style-name="P2" draw:layer="layout" svg:x1="3.8cm" svg:y1="6.1cm" svg:x2="3.8cm" svg:y2="6.6cm">
          <text:p/>
        </draw:line>
        <draw:line draw:style-name="gr2" draw:text-style-name="P2" draw:layer="layout" svg:x1="3.8cm" svg:y1="6.6cm" svg:x2="4.4cm" svg:y2="6.6cm">
          <text:p/>
        </draw:line>
        <draw:circle draw:style-name="gr12" draw:text-style-name="P19" draw:layer="layout" svg:width="0.3cm" svg:height="0.3cm" svg:x="3.6cm" svg:y="6.2cm">
          <text:p text:style-name="P18"><text:span text:style-name="T11">X</text:span></text:p>
        </draw:circle>
        <draw:line draw:style-name="gr2" draw:text-style-name="P2" draw:layer="layout" svg:x1="3.2cm" svg:y1="8.8cm" svg:x2="2.4cm" svg:y2="8.8cm">
          <text:p/>
        </draw:line>
        <draw:line draw:style-name="gr2" draw:text-style-name="P2" draw:layer="layout" svg:x1="2.4cm" svg:y1="8.8cm" svg:x2="2.4cm" svg:y2="9.3cm">
          <text:p/>
        </draw:line>
        <draw:line draw:style-name="gr2" draw:text-style-name="P2" draw:layer="layout" svg:x1="2.4cm" svg:y1="9.3cm" svg:x2="3cm" svg:y2="9.3cm">
          <text:p/>
        </draw:line>
        <draw:circle draw:style-name="gr12" draw:text-style-name="P19" draw:layer="layout" svg:width="0.3cm" svg:height="0.3cm" svg:x="2.2cm" svg:y="8.9cm">
          <text:p text:style-name="P18"><text:span text:style-name="T11">X</text:span></text:p>
        </draw:circle>
        <draw:line draw:style-name="gr2" draw:text-style-name="P2" draw:layer="layout" svg:x1="4.9cm" svg:y1="12cm" svg:x2="4.1cm" svg:y2="12cm">
          <text:p/>
        </draw:line>
        <draw:line draw:style-name="gr2" draw:text-style-name="P2" draw:layer="layout" svg:x1="4.1cm" svg:y1="12cm" svg:x2="4.1cm" svg:y2="12.5cm">
          <text:p/>
        </draw:line>
        <draw:line draw:style-name="gr2" draw:text-style-name="P2" draw:layer="layout" svg:x1="4.1cm" svg:y1="12.5cm" svg:x2="4.7cm" svg:y2="12.5cm">
          <text:p/>
        </draw:line>
        <draw:circle draw:style-name="gr12" draw:text-style-name="P19" draw:layer="layout" svg:width="0.3cm" svg:height="0.3cm" svg:x="3.9cm" svg:y="12.1cm">
          <text:p text:style-name="P18"><text:span text:style-name="T11">X</text:span></text:p>
        </draw:circle>
        <draw:line draw:style-name="gr2" draw:text-style-name="P2" draw:layer="layout" svg:x1="16.8cm" svg:y1="8.2cm" svg:x2="16cm" svg:y2="8.2cm">
          <text:p/>
        </draw:line>
        <draw:line draw:style-name="gr2" draw:text-style-name="P2" draw:layer="layout" svg:x1="16.8cm" svg:y1="8.2cm" svg:x2="16.8cm" svg:y2="8.7cm">
          <text:p/>
        </draw:line>
        <draw:line draw:style-name="gr2" draw:text-style-name="P2" draw:layer="layout" svg:x1="16.2cm" svg:y1="8.7cm" svg:x2="16.8cm" svg:y2="8.7cm">
          <text:p/>
        </draw:line>
        <draw:circle draw:style-name="gr12" draw:text-style-name="P19" draw:layer="layout" svg:width="0.3cm" svg:height="0.3cm" svg:x="16.6cm" svg:y="8.3cm">
          <text:p text:style-name="P18"><text:span text:style-name="T11">X</text:span></text:p>
        </draw:circle>
        <draw:line draw:style-name="gr2" draw:text-style-name="P2" draw:layer="layout" svg:x1="16.4cm" svg:y1="10.8cm" svg:x2="15.6cm" svg:y2="10.8cm">
          <text:p/>
        </draw:line>
        <draw:line draw:style-name="gr2" draw:text-style-name="P2" draw:layer="layout" svg:x1="16.4cm" svg:y1="10.8cm" svg:x2="16.4cm" svg:y2="11.3cm">
          <text:p/>
        </draw:line>
        <draw:line draw:style-name="gr2" draw:text-style-name="P2" draw:layer="layout" svg:x1="15.8cm" svg:y1="11.3cm" svg:x2="16.4cm" svg:y2="11.3cm">
          <text:p/>
        </draw:line>
        <draw:circle draw:style-name="gr12" draw:text-style-name="P19" draw:layer="layout" svg:width="0.3cm" svg:height="0.3cm" svg:x="16.2cm" svg:y="10.9cm">
          <text:p text:style-name="P18"><text:span text:style-name="T11">X</text:span></text:p>
        </draw:circle>
        <draw:line draw:style-name="gr2" draw:text-style-name="P2" xml:id="id45" draw:id="id45" draw:layer="layout" svg:x1="2.8cm" svg:y1="26.4cm" svg:x2="2.8cm" svg:y2="27.7cm">
          <draw:glue-point draw:id="4" svg:x="0cm" svg:y="2.692cm"/>
          <text:p/>
        </draw:line>
        <draw:line draw:style-name="gr2" draw:text-style-name="P2" xml:id="id46" draw:id="id46" draw:layer="layout" svg:x1="4.3cm" svg:y1="26.4cm" svg:x2="4.3cm" svg:y2="27.7cm">
          <draw:glue-point draw:id="4" svg:x="0cm" svg:y="-1.923cm"/>
          <text:p/>
        </draw:line>
        <draw:connector draw:style-name="gr2" draw:text-style-name="P2" draw:layer="layout" draw:type="line" svg:x1="2.8cm" svg:y1="26.4cm" svg:x2="4.3cm" svg:y2="27.7cm" draw:start-shape="id45" draw:start-glue-point="0" draw:end-shape="id46" draw:end-glue-point="2" svg:d="M2800 26400l1500 1300" svg:viewBox="0 0 1501 1301">
          <text:p/>
        </draw:connector>
        <draw:connector draw:style-name="gr14" draw:text-style-name="P12" draw:layer="layout" svg:x1="2.8cm" svg:y1="27.399cm" svg:x2="3.962cm" svg:y2="27.401cm" draw:start-shape="id45" draw:start-glue-point="4" svg:d="M2800 27399h832v2h330" svg:viewBox="0 0 1163 3">
          <text:p/>
        </draw:connector>
        <draw:connector draw:style-name="gr2" draw:text-style-name="P2" draw:layer="layout" draw:type="line" svg:x1="4.3cm" svg:y1="26.801cm" svg:x2="3.27cm" svg:y2="26.804cm" draw:start-shape="id46" draw:start-glue-point="4" svg:d="M4300 26801l-1030 3" svg:viewBox="0 0 1031 4">
          <text:p/>
        </draw:connector>
        <draw:line draw:style-name="gr2" draw:text-style-name="P2" xml:id="id47" draw:id="id47" draw:layer="layout" svg:x1="2.8cm" svg:y1="24.7cm" svg:x2="2.8cm" svg:y2="26cm">
          <draw:glue-point draw:id="4" svg:x="0cm" svg:y="2.692cm"/>
          <text:p/>
        </draw:line>
        <draw:line draw:style-name="gr2" draw:text-style-name="P2" xml:id="id48" draw:id="id48" draw:layer="layout" svg:x1="4.3cm" svg:y1="24.7cm" svg:x2="4.3cm" svg:y2="26cm">
          <draw:glue-point draw:id="4" svg:x="0cm" svg:y="-1.923cm"/>
          <text:p/>
        </draw:line>
        <draw:connector draw:style-name="gr2" draw:text-style-name="P2" draw:layer="layout" draw:type="line" svg:x1="2.8cm" svg:y1="24.7cm" svg:x2="4.3cm" svg:y2="26cm" draw:start-shape="id47" draw:start-glue-point="0" draw:end-shape="id48" draw:end-glue-point="2" svg:d="M2800 24700l1500 1300" svg:viewBox="0 0 1501 1301">
          <text:p/>
        </draw:connector>
        <draw:connector draw:style-name="gr14" draw:text-style-name="P12" draw:layer="layout" svg:x1="2.8cm" svg:y1="25.699cm" svg:x2="3.962cm" svg:y2="25.701cm" draw:start-shape="id47" draw:start-glue-point="4" svg:d="M2800 25699h832v2h330" svg:viewBox="0 0 1163 3">
          <text:p/>
        </draw:connector>
        <draw:connector draw:style-name="gr2" draw:text-style-name="P2" draw:layer="layout" draw:type="line" svg:x1="4.3cm" svg:y1="25.101cm" svg:x2="3.27cm" svg:y2="25.104cm" draw:start-shape="id48" draw:start-glue-point="4" svg:d="M4300 25101l-1030 3" svg:viewBox="0 0 1031 4">
          <text:p/>
        </draw:connector>
        <draw:line draw:style-name="gr2" draw:text-style-name="P2" xml:id="id49" draw:id="id49" draw:layer="layout" svg:x1="2.8cm" svg:y1="23.1cm" svg:x2="2.8cm" svg:y2="24.4cm">
          <draw:glue-point draw:id="4" svg:x="0cm" svg:y="2.692cm"/>
          <text:p/>
        </draw:line>
        <draw:line draw:style-name="gr2" draw:text-style-name="P2" xml:id="id50" draw:id="id50" draw:layer="layout" svg:x1="4.3cm" svg:y1="23.1cm" svg:x2="4.3cm" svg:y2="24.4cm">
          <draw:glue-point draw:id="4" svg:x="0cm" svg:y="-1.923cm"/>
          <text:p/>
        </draw:line>
        <draw:connector draw:style-name="gr2" draw:text-style-name="P2" draw:layer="layout" draw:type="line" svg:x1="2.8cm" svg:y1="23.1cm" svg:x2="4.3cm" svg:y2="24.4cm" draw:start-shape="id49" draw:start-glue-point="0" draw:end-shape="id50" draw:end-glue-point="2" svg:d="M2800 23100l1500 1300" svg:viewBox="0 0 1501 1301">
          <text:p/>
        </draw:connector>
        <draw:connector draw:style-name="gr14" draw:text-style-name="P12" draw:layer="layout" svg:x1="2.8cm" svg:y1="24.099cm" svg:x2="3.962cm" svg:y2="24.101cm" draw:start-shape="id49" draw:start-glue-point="4" svg:d="M2800 24099h832v2h330" svg:viewBox="0 0 1163 3">
          <text:p/>
        </draw:connector>
        <draw:connector draw:style-name="gr2" draw:text-style-name="P2" draw:layer="layout" draw:type="line" svg:x1="4.3cm" svg:y1="23.501cm" svg:x2="3.27cm" svg:y2="23.504cm" draw:start-shape="id50" draw:start-glue-point="4" svg:d="M4300 23501l-1030 3" svg:viewBox="0 0 1031 4">
          <text:p/>
        </draw:connector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3" draw:style-name="dp1" draw:master-page-name="Standard">
        <draw:g>
          <draw:custom-shape draw:style-name="gr20" draw:text-style-name="P3" xml:id="id51" draw:id="id51" draw:layer="layout" svg:width="5cm" svg:height="24.5cm" svg:x="4cm" svg:y="3.8cm">
            <draw:glue-point draw:id="12" svg:x="0cm" svg:y="-3.612cm"/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xml:id="id53" draw:id="id53" draw:layer="layout" svg:x1="6.5cm" svg:y1="5.2cm" svg:x2="6.5cm" svg:y2="26.9cm">
            <draw:glue-point draw:id="4" svg:x="0cm" svg:y="-2.741cm"/>
            <draw:glue-point draw:id="5" svg:x="0cm" svg:y="-1.635cm"/>
            <draw:glue-point draw:id="6" svg:x="0cm" svg:y="-0.391cm"/>
            <text:p/>
          </draw:line>
          <draw:line draw:style-name="gr2" draw:text-style-name="P2" draw:layer="layout" svg:x1="4.9cm" svg:y1="22cm" svg:x2="8.1cm" svg:y2="22cm">
            <text:p/>
          </draw:line>
          <draw:frame draw:style-name="gr13" draw:text-style-name="P15" draw:layer="layout" svg:width="5.785cm" svg:height="0.962cm" svg:x="2.9cm" svg:y="1.7cm">
            <draw:text-box>
              <text:p><text:span text:style-name="T5">Simu</text:span> : Initialisation</text:p>
            </draw:text-box>
          </draw:frame>
          <draw:frame draw:style-name="gr21" draw:text-style-name="P15" draw:layer="layout" svg:width="1.946cm" svg:height="0.962cm" svg:x="2.7cm" svg:y="5.5cm">
            <draw:text-box>
              <text:p>Simu</text:p>
            </draw:text-box>
          </draw:frame>
          <draw:custom-shape draw:style-name="gr22" draw:text-style-name="P20" xml:id="id52" draw:id="id52" draw:layer="layout" svg:width="4.5cm" svg:height="1.5cm" svg:x="13.9cm" svg:y="7.7cm">
            <text:p text:style-name="P12"><text:span text:style-name="T3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12" draw:layer="layout" svg:x1="6.5cm" svg:y1="7.201cm" svg:x2="16.15cm" svg:y2="7.7cm" draw:start-shape="id51" draw:start-glue-point="12" draw:end-shape="id52" draw:end-glue-point="4" svg:d="M6500 7201h4951v-2h4699v501" svg:viewBox="0 0 9651 502">
            <text:p/>
          </draw:connector>
          <draw:custom-shape draw:style-name="gr23" draw:text-style-name="P21" draw:layer="layout" svg:width="1.2cm" svg:height="1.2cm" svg:x="11.5cm" svg:y="6.6cm">
            <text:p text:style-name="P12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xml:id="id54" draw:id="id54" draw:layer="layout" svg:width="4.5cm" svg:height="1.5cm" svg:x="13.9cm" svg:y="10.7cm">
            <text:p text:style-name="P12"><text:span text:style-name="T3">canalBPA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12" draw:layer="layout" svg:x1="6.5cm" svg:y1="10.103cm" svg:x2="16.15cm" svg:y2="10.7cm" draw:start-shape="id53" draw:start-glue-point="4" draw:end-shape="id54" draw:end-glue-point="4" svg:d="M6500 10103h9650v597" svg:viewBox="0 0 9651 598">
            <text:p/>
          </draw:connector>
          <draw:custom-shape draw:style-name="gr23" draw:text-style-name="P21" draw:layer="layout" svg:width="1.2cm" svg:height="1.2cm" svg:x="11.5cm" svg:y="9.5cm">
            <text:p text:style-name="P12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xml:id="id55" draw:id="id55" draw:layer="layout" svg:width="4.5cm" svg:height="1.5cm" svg:x="13.9cm" svg:y="13.1cm">
            <text:p text:style-name="P12"><text:span text:style-name="T3">canalGB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12" draw:layer="layout" svg:x1="6.5cm" svg:y1="12.503cm" svg:x2="16.15cm" svg:y2="13.1cm" draw:start-shape="id53" draw:start-glue-point="5" draw:end-shape="id55" draw:end-glue-point="4" svg:d="M6500 12503h9650v597" svg:viewBox="0 0 9651 598">
            <text:p/>
          </draw:connector>
          <draw:custom-shape draw:style-name="gr23" draw:text-style-name="P21" draw:layer="layout" svg:width="1.2cm" svg:height="1.2cm" svg:x="11.5cm" svg:y="11.9cm">
            <text:p text:style-name="P12">W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xml:id="id56" draw:id="id56" draw:layer="layout" svg:width="4.5cm" svg:height="1.5cm" svg:x="13.901cm" svg:y="7.701cm">
            <text:p text:style-name="P12"><text:span text:style-name="T3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12" draw:layer="layout" svg:x1="6.501cm" svg:y1="7.202cm" svg:x2="16.151cm" svg:y2="7.701cm" draw:end-shape="id56" draw:end-glue-point="4" svg:d="M6501 7202v-2h9650v501" svg:viewBox="0 0 9651 502">
            <text:p/>
          </draw:connector>
          <draw:custom-shape draw:style-name="gr23" draw:text-style-name="P21" draw:layer="layout" svg:width="1.2cm" svg:height="1.2cm" svg:x="11.501cm" svg:y="6.601cm">
            <text:p text:style-name="P12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0" xml:id="id57" draw:id="id57" draw:layer="layout" svg:width="4.8cm" svg:height="1.5cm" svg:x="13.8cm" svg:y="15.7cm">
            <text:p text:style-name="P12"><text:span text:style-name="T3">canalSortie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4" draw:text-style-name="P12" draw:layer="layout" svg:x1="6.5cm" svg:y1="15.202cm" svg:x2="16.2cm" svg:y2="15.7cm" draw:start-shape="id53" draw:start-glue-point="6" draw:end-shape="id57" draw:end-glue-point="4" svg:d="M6500 15202h3650v-3h6050v501" svg:viewBox="0 0 9701 502">
            <text:p/>
          </draw:connector>
          <draw:custom-shape draw:style-name="gr23" draw:text-style-name="P21" draw:layer="layout" svg:width="1.2cm" svg:height="1.2cm" svg:x="11.5cm" svg:y="14.6cm">
            <text:p text:style-name="P12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22" draw:layer="layout" svg:width="1.933cm" svg:height="0.806cm" svg:x="8.467cm" svg:y="6.394cm">
          <draw:text-box>
            <text:p><text:span text:style-name="T12">open()</text:span></text:p>
          </draw:text-box>
        </draw:frame>
        <draw:frame draw:style-name="gr25" draw:text-style-name="P22" draw:layer="layout" svg:width="1.933cm" svg:height="0.806cm" svg:x="8.767cm" svg:y="9.3cm">
          <draw:text-box>
            <text:p><text:span text:style-name="T12">open()</text:span></text:p>
          </draw:text-box>
        </draw:frame>
        <draw:frame draw:style-name="gr25" draw:text-style-name="P22" draw:layer="layout" svg:width="1.933cm" svg:height="0.806cm" svg:x="8.9cm" svg:y="11.694cm">
          <draw:text-box>
            <text:p><text:span text:style-name="T12">open()</text:span></text:p>
          </draw:text-box>
        </draw:frame>
        <draw:frame draw:style-name="gr25" draw:text-style-name="P22" draw:layer="layout" svg:width="1.933cm" svg:height="0.806cm" svg:x="9cm" svg:y="14.4cm">
          <draw:text-box>
            <text:p><text:span text:style-name="T12">open()</text:span>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4" draw:style-name="dp1" draw:master-page-name="Standard">
        <draw:g xml:id="id61" draw:id="id61">
          <draw:glue-point draw:id="4" svg:x="-0.216cm" svg:y="-0.859cm"/>
          <draw:glue-point draw:id="5" svg:x="-0.216cm" svg:y="-0.859cm"/>
          <draw:glue-point draw:id="6" svg:x="2.771cm" svg:y="0.703cm"/>
          <draw:glue-point draw:id="7" svg:x="2.771cm" svg:y="2.46cm"/>
          <draw:glue-point draw:id="8" svg:x="2.771cm" svg:y="4.062cm"/>
          <draw:glue-point draw:id="9" svg:x="2.771cm" svg:y="4.375cm"/>
          <draw:glue-point draw:id="10" svg:x="2.771cm" svg:y="3.945cm"/>
          <draw:glue-point draw:id="11" svg:x="2.771cm" svg:y="2.421cm"/>
          <draw:glue-point draw:id="12" svg:x="2.771cm" svg:y="0.625cm"/>
          <draw:glue-point draw:id="13" svg:x="1.124cm" svg:y="0.625cm"/>
          <draw:glue-point draw:id="14" svg:x="1.246cm" svg:y="2.421cm"/>
          <draw:glue-point draw:id="15" svg:x="1.185cm" svg:y="2.382cm"/>
          <draw:glue-point draw:id="16" svg:x="1.185cm" svg:y="1.64cm"/>
          <draw:glue-point draw:id="17" svg:x="1.185cm" svg:y="2.109cm"/>
          <draw:glue-point draw:id="18" svg:x="1.124cm" svg:y="0.039cm"/>
          <draw:glue-point draw:id="19" svg:x="1.124cm" svg:y="0.429cm"/>
          <draw:glue-point draw:id="20" svg:x="0.941cm" svg:y="0.625cm"/>
          <draw:glue-point draw:id="21" svg:x="0.941cm" svg:y="0.234cm"/>
          <draw:glue-point draw:id="22" svg:x="1.002cm" svg:y="1.875cm"/>
          <draw:glue-point draw:id="23" svg:x="1.002cm" svg:y="2.382cm"/>
          <draw:glue-point draw:id="24" svg:x="1.673cm" svg:y="3.203cm"/>
          <draw:custom-shape draw:style-name="gr26" draw:text-style-name="P3" draw:layer="layout" svg:width="2.2cm" svg:height="5.4cm" svg:x="3.9cm" svg:y="3.8cm">
            <draw:glue-point draw:id="12" svg:x="0cm" svg:y="-3.612cm"/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xml:id="id60" draw:id="id60" draw:layer="layout" svg:x1="5cm" svg:y1="4.109cm" svg:x2="5cm" svg:y2="8.892cm">
            <draw:glue-point draw:id="4" svg:x="0cm" svg:y="-2.741cm"/>
            <draw:glue-point draw:id="5" svg:x="0cm" svg:y="-1.635cm"/>
            <draw:glue-point draw:id="6" svg:x="0cm" svg:y="-0.391cm"/>
            <draw:glue-point draw:id="7" svg:x="0cm" svg:y="-0.418cm"/>
            <text:p/>
          </draw:line>
          <draw:line draw:style-name="gr2" draw:text-style-name="P2" draw:layer="layout" svg:x1="4.3cm" svg:y1="5.1cm" svg:x2="5.708cm" svg:y2="5.1cm">
            <draw:glue-point draw:id="4" svg:x="4.943cm" svg:y="0cm"/>
            <text:p/>
          </draw:line>
          <draw:frame draw:style-name="gr13" draw:text-style-name="P15" draw:layer="layout" svg:width="5.785cm" svg:height="0.962cm" svg:x="2.8cm" svg:y="1.7cm">
            <draw:text-box>
              <text:p><text:span text:style-name="T5">Simu</text:span> : Moteur</text:p>
            </draw:text-box>
          </draw:frame>
          <draw:frame draw:style-name="gr21" draw:text-style-name="P15" draw:layer="layout" svg:width="1.946cm" svg:height="0.962cm" svg:x="2.054cm" svg:y="3.938cm">
            <draw:text-box>
              <text:p>Simu</text:p>
            </draw:text-box>
          </draw:frame>
          <draw:g xml:id="id59" draw:id="id59">
            <draw:glue-point draw:id="4" svg:x="-5cm" svg:y="-3.888cm"/>
            <draw:glue-point draw:id="5" svg:x="1.111cm" svg:y="-0.925cm"/>
            <draw:glue-point draw:id="6" svg:x="1.111cm" svg:y="-1.666cm"/>
            <draw:custom-shape draw:style-name="gr27" draw:text-style-name="P3" draw:layer="layout" svg:width="1.4cm" svg:height="2.7cm" svg:x="7.8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2" draw:layer="layout" svg:width="1.099cm" svg:height="2.099cm" svg:x="7.4cm" svg:y="6.3cm" svg:viewBox="0 0 1100 2100" draw:points="0,0 1100,0 1100,2100">
              <text:p/>
            </draw:polyline>
          </draw:g>
          <draw:g xml:id="id58" draw:id="id58">
            <draw:glue-point draw:id="4" svg:x="-5cm" svg:y="-3.72cm"/>
            <draw:custom-shape draw:style-name="gr28" draw:text-style-name="P3" draw:layer="layout" svg:width="7.856cm" svg:height="17.2cm" svg:x="10.6cm" svg:y="10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2" draw:layer="layout" svg:width="4.871cm" svg:height="13.388cm" svg:x="9.9cm" svg:y="12.3cm" svg:viewBox="0 0 4872 13389" draw:points="0,0 4872,0 4872,13389">
              <draw:glue-point draw:id="4" svg:x="-4.794cm" svg:y="-4.999cm"/>
              <text:p/>
            </draw:polyline>
          </draw:g>
          <draw:frame draw:style-name="gr29" draw:text-style-name="P5" draw:layer="layout" svg:width="1.844cm" svg:height="0.729cm" svg:x="5.956cm" svg:y="5.6cm">
            <draw:text-box>
              <text:p><text:span text:style-name="T1">Menu()</text:span></text:p>
            </draw:text-box>
          </draw:frame>
          <draw:connector draw:style-name="gr14" draw:text-style-name="P12" draw:layer="layout" draw:line-skew="0.301cm" svg:x1="9.9cm" svg:y1="12.302cm" svg:x2="8.499cm" svg:y2="6.901cm" draw:start-shape="id58" draw:start-glue-point="4" draw:end-shape="id59" draw:end-glue-point="6" svg:d="M9900 12302h-200v-2902h1v-2499h-1202" svg:viewBox="0 0 1402 5402">
            <text:p/>
          </draw:connector>
          <draw:frame draw:style-name="gr30" draw:text-style-name="P23" draw:layer="layout" svg:width="1.738cm" svg:height="0.806cm" svg:x="7.6cm" svg:y="5.3cm">
            <draw:text-box>
              <text:p><text:span text:style-name="T3">Menu</text:span></text:p>
            </draw:text-box>
          </draw:frame>
          <draw:frame draw:style-name="gr31" draw:text-style-name="P15" draw:layer="layout" svg:width="3.774cm" svg:height="0.962cm" svg:x="12.726cm" svg:y="9.1cm">
            <draw:text-box>
              <text:p>Commande</text:p>
            </draw:text-box>
          </draw:frame>
          <draw:connector draw:style-name="gr14" draw:text-style-name="P12" draw:layer="layout" svg:x1="5cm" svg:y1="6.301cm" svg:x2="7.4cm" svg:y2="6.301cm" draw:start-shape="id60" draw:start-glue-point="7" draw:end-shape="id59" draw:end-glue-point="4" svg:d="M5000 6301h2400" svg:viewBox="0 0 2401 1">
            <text:p/>
          </draw:connector>
        </draw:g>
        <draw:custom-shape draw:style-name="gr32" draw:text-style-name="P21" draw:layer="layout" svg:width="0.5cm" svg:height="0.5cm" svg:x="14.5cm" svg:y="12.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21" xml:id="id62" draw:id="id62" draw:layer="layout" svg:width="0.5cm" svg:height="0.5cm" svg:x="14.5cm" svg:y="17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21" xml:id="id63" draw:id="id63" draw:layer="layout" svg:width="0.5cm" svg:height="0.5cm" svg:x="14.5cm" svg:y="21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3" draw:text-style-name="P12" draw:layer="layout" svg:x1="18.456cm" svg:y1="14.5cm" svg:x2="18.456cm" svg:y2="14.5cm" draw:start-shape="id61" draw:end-shape="id61" svg:d="M18456 14500z" svg:viewBox="0 0 1 1">
          <text:p/>
        </draw:connector>
        <draw:connector draw:style-name="gr14" draw:text-style-name="P12" draw:layer="layout" draw:line-skew="-5.957cm" svg:x1="14.5cm" svg:y1="13.153cm" svg:x2="14.799cm" svg:y2="16.299cm" draw:end-shape="id61" draw:end-glue-point="6" svg:d="M14500 13153h-1500v3146h1799" svg:viewBox="0 0 1800 3147">
          <text:p/>
        </draw:connector>
        <draw:connector draw:style-name="gr14" draw:text-style-name="P12" draw:layer="layout" draw:line-skew="0.501cm -10.501cm -5.957cm" svg:x1="14.5cm" svg:y1="17.35cm" svg:x2="14.799cm" svg:y2="20.797cm" draw:start-shape="id62" draw:start-glue-point="5" draw:end-shape="id61" draw:end-glue-point="7" svg:d="M14500 17350v-50h-1500v3497h1799" svg:viewBox="0 0 1800 3498">
          <text:p/>
        </draw:connector>
        <draw:connector draw:style-name="gr14" draw:text-style-name="P12" draw:layer="layout" draw:line-skew="11.446cm -2.901cm" svg:x1="14.5cm" svg:y1="22.05cm" svg:x2="14.799cm" svg:y2="24.898cm" draw:start-shape="id63" draw:start-glue-point="5" draw:end-shape="id61" draw:end-glue-point="8" svg:d="M14500 22050h-1500v2850h1799v-2" svg:viewBox="0 0 1800 2851">
          <text:p/>
        </draw:connector>
        <draw:line draw:style-name="gr34" draw:text-style-name="P2" draw:layer="layout" svg:x1="14.751cm" svg:y1="26.818cm" svg:x2="14.749cm" svg:y2="25.62cm">
          <text:p/>
        </draw:line>
        <draw:frame draw:style-name="gr35" draw:text-style-name="P23" draw:layer="layout" svg:width="3.3cm" svg:height="1.361cm" svg:x="14.9cm" svg:y="12.7cm">
          <draw:text-box>
            <text:p text:style-name="P24"><text:span text:style-name="T3">code == <text:s/>'p'</text:span></text:p>
          </draw:text-box>
        </draw:frame>
        <draw:frame draw:style-name="gr35" draw:text-style-name="P23" draw:layer="layout" svg:width="3.3cm" svg:height="1.361cm" svg:x="14.9cm" svg:y="16.9cm">
          <draw:text-box>
            <text:p text:style-name="P24"><text:span text:style-name="T3">code == <text:s/>'a'</text:span></text:p>
          </draw:text-box>
        </draw:frame>
        <draw:frame draw:style-name="gr35" draw:text-style-name="P23" draw:layer="layout" svg:width="3.3cm" svg:height="1.361cm" svg:x="14.9cm" svg:y="21.639cm">
          <draw:text-box>
            <text:p text:style-name="P24"><text:span text:style-name="T3">code == <text:s/>'s'</text:span></text:p>
          </draw:text-box>
        </draw:frame>
        <draw:custom-shape draw:style-name="gr32" draw:text-style-name="P21" draw:layer="layout" svg:width="0.5cm" svg:height="0.5cm" svg:x="12.8cm" svg:y="13.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2" draw:text-style-name="P21" xml:id="id64" draw:id="id64" draw:layer="layout" svg:width="0.5cm" svg:height="0.5cm" svg:x="12.8cm" svg:y="17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12" xml:id="id65" draw:id="id65" draw:layer="layout" svg:x1="12.8cm" svg:y1="18.05cm" svg:x2="12.8cm" svg:y2="18.05cm" draw:start-shape="id64" draw:start-glue-point="5" draw:end-shape="id64" draw:end-glue-point="5" svg:d="M12800 18050z" svg:viewBox="0 0 1 1">
          <text:p/>
        </draw:connector>
        <draw:connector draw:style-name="gr14" draw:text-style-name="P12" xml:id="id66" draw:id="id66" draw:layer="layout" svg:x1="12.8cm" svg:y1="18.05cm" svg:x2="12.8cm" svg:y2="18.05cm" draw:start-shape="id65" draw:start-glue-point="0" draw:end-shape="id65" draw:end-glue-point="0" svg:d="M12800 18050z" svg:viewBox="0 0 1 1">
          <text:p/>
        </draw:connector>
        <draw:connector draw:style-name="gr14" draw:text-style-name="P12" draw:layer="layout" draw:line-skew="-6.857cm" svg:x1="12.8cm" svg:y1="13.859cm" svg:x2="12.098cm" svg:y2="16.1cm" draw:end-shape="id61" draw:end-glue-point="13" svg:d="M12800 13859h-700v2241h-2" svg:viewBox="0 0 703 2242">
          <text:p/>
        </draw:connector>
        <draw:connector draw:style-name="gr14" draw:text-style-name="P12" draw:layer="layout" draw:line-skew="-6.757cm" svg:x1="12.8cm" svg:y1="18.05cm" svg:x2="12.198cm" svg:y2="20.597cm" draw:start-shape="id66" draw:start-glue-point="0" draw:end-shape="id61" draw:end-glue-point="15" svg:d="M12800 18050h-600v2547h-2" svg:viewBox="0 0 603 2548">
          <text:p/>
        </draw:connector>
        <draw:connector draw:style-name="gr14" draw:text-style-name="P12" xml:id="id67" draw:id="id67" draw:layer="layout" draw:line-skew="-7.157cm" svg:x1="12.098cm" svg:y1="14.599cm" svg:x2="11.798cm" svg:y2="15.099cm" draw:start-shape="id61" draw:start-glue-point="18" draw:end-shape="id61" draw:end-glue-point="21" svg:d="M12098 14599h-298v500h-2" svg:viewBox="0 0 301 501">
          <text:p/>
        </draw:connector>
        <draw:connector draw:style-name="gr14" draw:text-style-name="P12" xml:id="id69" draw:id="id69" draw:layer="layout" draw:line-skew="-7.157cm" svg:x1="12.098cm" svg:y1="15.598cm" svg:x2="11.798cm" svg:y2="16.1cm" draw:start-shape="id61" draw:start-glue-point="19" draw:end-shape="id61" draw:end-glue-point="20" svg:d="M12098 15598h-298v502h-2" svg:viewBox="0 0 301 503">
          <text:p/>
        </draw:connector>
        <draw:connector draw:style-name="gr14" draw:text-style-name="P12" xml:id="id71" draw:id="id71" draw:layer="layout" draw:line-skew="-7.057cm" svg:x1="12.198cm" svg:y1="18.698cm" svg:x2="11.898cm" svg:y2="19.3cm" draw:start-shape="id61" draw:start-glue-point="16" draw:end-shape="id61" draw:end-glue-point="22" svg:d="M12198 18698h-298v602h-2" svg:viewBox="0 0 301 603">
          <text:p/>
        </draw:connector>
        <draw:connector draw:style-name="gr14" draw:text-style-name="P12" xml:id="id73" draw:id="id73" draw:layer="layout" draw:line-skew="-7.057cm" svg:x1="12.198cm" svg:y1="19.899cm" svg:x2="11.898cm" svg:y2="20.597cm" draw:start-shape="id61" draw:start-glue-point="17" draw:end-shape="id61" draw:end-glue-point="23" svg:d="M12198 19899h-298v698h-2" svg:viewBox="0 0 301 699">
          <text:p/>
        </draw:connector>
        <draw:frame draw:style-name="gr16" draw:text-style-name="P23" draw:layer="layout" svg:width="0.8cm" svg:height="0.9cm" svg:x="12cm" svg:y="14.2cm">
          <draw:text-box>
            <text:p text:style-name="P24"><text:span text:style-name="T3">1</text:span></text:p>
          </draw:text-box>
        </draw:frame>
        <draw:frame draw:style-name="gr16" draw:text-style-name="P23" draw:layer="layout" svg:width="0.8cm" svg:height="0.9cm" svg:x="12cm" svg:y="15.2cm">
          <draw:text-box>
            <text:p text:style-name="P24"><text:span text:style-name="T3">2</text:span></text:p>
          </draw:text-box>
        </draw:frame>
        <draw:frame draw:style-name="gr16" draw:text-style-name="P23" draw:layer="layout" svg:width="0.8cm" svg:height="0.9cm" svg:x="12.1cm" svg:y="18.3cm">
          <draw:text-box>
            <text:p text:style-name="P24"><text:span text:style-name="T3">1</text:span></text:p>
          </draw:text-box>
        </draw:frame>
        <draw:frame draw:style-name="gr16" draw:text-style-name="P23" draw:layer="layout" svg:width="0.8cm" svg:height="0.9cm" svg:x="12.1cm" svg:y="19.5cm">
          <draw:text-box>
            <text:p text:style-name="P24"><text:span text:style-name="T3">2</text:span></text:p>
          </draw:text-box>
        </draw:frame>
        <draw:frame draw:style-name="gr36" draw:text-style-name="P23" draw:layer="layout" svg:width="2.1cm" svg:height="1.9cm" svg:x="13.1cm" svg:y="13.4cm">
          <draw:text-box>
            <text:p text:style-name="P24"><text:span text:style-name="T3">valeur</text:span></text:p>
          </draw:text-box>
        </draw:frame>
        <draw:frame draw:style-name="gr36" draw:text-style-name="P23" draw:layer="layout" svg:width="2.1cm" svg:height="1.9cm" svg:x="13.1cm" svg:y="17.6cm">
          <draw:text-box>
            <text:p text:style-name="P24"><text:span text:style-name="T3">valeur</text:span></text:p>
          </draw:text-box>
        </draw:frame>
        <draw:custom-shape draw:style-name="gr37" draw:text-style-name="P26" xml:id="id68" draw:id="id68" draw:layer="layout" svg:width="3.099cm" svg:height="0.899cm" svg:x="2.601cm" svg:y="14.401cm">
          <text:p text:style-name="P25"><text:span text:style-name="T13">canalBPP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8" draw:text-style-name="P26" xml:id="id70" draw:id="id70" draw:layer="layout" svg:width="3.099cm" svg:height="0.9cm" svg:x="2.6cm" svg:y="15.4cm">
          <text:p text:style-name="P25"><text:span text:style-name="T13">canalGB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9" draw:text-style-name="P26" xml:id="id72" draw:id="id72" draw:layer="layout" svg:width="3.099cm" svg:height="0.799cm" svg:x="2.6cm" svg:y="18.601cm">
          <text:p text:style-name="P25"><text:span text:style-name="T13">canalBPA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7" draw:text-style-name="P26" xml:id="id74" draw:id="id74" draw:layer="layout" svg:width="3.099cm" svg:height="0.899cm" svg:x="2.6cm" svg:y="19.8cm">
          <text:p text:style-name="P25"><text:span text:style-name="T13">canalGB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text-style-name="P12" draw:layer="layout" svg:x1="11.8cm" svg:y1="14.849cm" svg:x2="5.7cm" svg:y2="14.851cm" draw:start-shape="id67" draw:start-glue-point="0" draw:end-shape="id68" draw:end-glue-point="8" svg:d="M11800 14849h-3051v2h-3049" svg:viewBox="0 0 6101 3">
          <text:p/>
        </draw:connector>
        <draw:connector draw:style-name="gr14" draw:text-style-name="P12" draw:layer="layout" svg:x1="11.8cm" svg:y1="15.849cm" svg:x2="5.699cm" svg:y2="15.85cm" draw:start-shape="id69" draw:start-glue-point="0" draw:end-shape="id70" draw:end-glue-point="8" svg:d="M11800 15849h-3051v1h-3050" svg:viewBox="0 0 6102 2">
          <text:p/>
        </draw:connector>
        <draw:connector draw:style-name="gr14" draw:text-style-name="P12" draw:layer="layout" svg:x1="11.9cm" svg:y1="18.999cm" svg:x2="5.699cm" svg:y2="19.001cm" draw:start-shape="id71" draw:start-glue-point="0" draw:end-shape="id72" draw:end-glue-point="8" svg:d="M11900 18999h-3101v2h-3100" svg:viewBox="0 0 6202 3">
          <text:p/>
        </draw:connector>
        <draw:connector draw:style-name="gr14" draw:text-style-name="P12" draw:layer="layout" svg:x1="11.9cm" svg:y1="20.248cm" svg:x2="5.699cm" svg:y2="20.25cm" draw:start-shape="id73" draw:start-glue-point="0" draw:end-shape="id74" draw:end-glue-point="8" svg:d="M11900 20248h-3101v2h-3100" svg:viewBox="0 0 6202 3">
          <text:p/>
        </draw:connector>
        <draw:custom-shape draw:style-name="gr40" draw:text-style-name="P26" xml:id="id75" draw:id="id75" draw:layer="layout" svg:width="3.399cm" svg:height="0.999cm" svg:x="2.301cm" svg:y="22.2cm">
          <text:p text:style-name="P25"><text:span text:style-name="T13">canalSorti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text-style-name="P12" draw:layer="layout" draw:line-skew="-5.101cm -11.357cm" svg:x1="12.999cm" svg:y1="22.699cm" svg:x2="5.7cm" svg:y2="22.7cm" draw:start-shape="id61" draw:start-glue-point="24" draw:end-shape="id75" draw:end-glue-point="8" svg:d="M12999 22699v1h-5399-1900" svg:viewBox="0 0 7300 2">
          <text:p/>
        </draw:connector>
        <draw:frame draw:style-name="gr41" draw:text-style-name="P23" draw:layer="layout" svg:width="3cm" svg:height="0.806cm" svg:x="8.9cm" svg:y="14.094cm">
          <draw:text-box>
            <text:p text:style-name="P24"><text:span text:style-name="T3">write()</text:span></text:p>
          </draw:text-box>
        </draw:frame>
        <draw:frame draw:style-name="gr41" draw:text-style-name="P23" draw:layer="layout" svg:width="3cm" svg:height="0.806cm" svg:x="8.9cm" svg:y="15.1cm">
          <draw:text-box>
            <text:p text:style-name="P24"><text:span text:style-name="T3">write()</text:span></text:p>
          </draw:text-box>
        </draw:frame>
        <draw:frame draw:style-name="gr41" draw:text-style-name="P23" draw:layer="layout" svg:width="3cm" svg:height="0.806cm" svg:x="8.8cm" svg:y="18.094cm">
          <draw:text-box>
            <text:p text:style-name="P24"><text:span text:style-name="T3">write()</text:span></text:p>
          </draw:text-box>
        </draw:frame>
        <draw:frame draw:style-name="gr41" draw:text-style-name="P23" draw:layer="layout" svg:width="3cm" svg:height="0.806cm" svg:x="8.8cm" svg:y="19.394cm">
          <draw:text-box>
            <text:p text:style-name="P24"><text:span text:style-name="T3">write()</text:span></text:p>
          </draw:text-box>
        </draw:frame>
        <draw:frame draw:style-name="gr41" draw:text-style-name="P23" draw:layer="layout" svg:width="3cm" svg:height="0.806cm" svg:x="8.8cm" svg:y="21.894cm">
          <draw:text-box>
            <text:p text:style-name="P24"><text:span text:style-name="T3">write()</text:span></text:p>
          </draw:text-box>
        </draw:frame>
        <draw:custom-shape draw:style-name="gr42" draw:text-style-name="P27" draw:layer="layout" svg:width="0.4cm" svg:height="0.4cm" draw:transform="rotate (1.57463605114928) translate (6.401cm 22.8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6.9cm 22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6.402cm 20.4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6.901cm 20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6.502cm 19.2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7.001cm 19.2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6.501cm 16.0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7cm 16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6.601cm 15.0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7" draw:layer="layout" svg:width="0.4cm" svg:height="0.4cm" draw:transform="rotate (1.57463605114928) translate (7.1cm 15.0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3" draw:text-style-name="P5" draw:layer="layout" svg:width="2.4cm" svg:height="0.729cm" svg:x="5.9cm" svg:y="16.1cm">
          <draw:text-box>
            <text:p text:style-name="P4"><text:span text:style-name="T1">[ Voiture ]</text:span></text:p>
          </draw:text-box>
        </draw:frame>
        <draw:frame draw:style-name="gr43" draw:text-style-name="P5" draw:layer="layout" svg:width="2.4cm" svg:height="0.729cm" svg:x="5.9cm" svg:y="14.9cm">
          <draw:text-box>
            <text:p text:style-name="P4"><text:span text:style-name="T1">[ Voiture ]</text:span></text:p>
          </draw:text-box>
        </draw:frame>
        <draw:frame draw:style-name="gr43" draw:text-style-name="P5" draw:layer="layout" svg:width="2.4cm" svg:height="0.729cm" svg:x="5.8cm" svg:y="19.171cm">
          <draw:text-box>
            <text:p text:style-name="P4"><text:span text:style-name="T1">[ Voiture ]</text:span></text:p>
          </draw:text-box>
        </draw:frame>
        <draw:frame draw:style-name="gr43" draw:text-style-name="P5" draw:layer="layout" svg:width="2.4cm" svg:height="0.729cm" svg:x="5.8cm" svg:y="20.471cm">
          <draw:text-box>
            <text:p text:style-name="P4"><text:span text:style-name="T1">[ Voiture ]</text:span></text:p>
          </draw:text-box>
        </draw:frame>
        <draw:frame draw:style-name="gr44" draw:text-style-name="P5" draw:layer="layout" svg:width="2.7cm" svg:height="1.207cm" svg:x="5.7cm" svg:y="22.9cm">
          <draw:text-box>
            <text:p text:style-name="P4"><text:span text:style-name="T1">[ int place ]</text:span>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5" draw:style-name="dp1" draw:master-page-name="Standard">
        <draw:custom-shape draw:style-name="gr26" draw:text-style-name="P3" xml:id="id86" draw:id="id86" draw:layer="layout" svg:width="2.2cm" svg:height="5.4cm" svg:x="3.901cm" svg:y="3.801cm">
          <draw:glue-point draw:id="12" svg:x="0cm" svg:y="-3.612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81" draw:id="id81" draw:layer="layout" svg:x1="5.001cm" svg:y1="4.11cm" svg:x2="5.001cm" svg:y2="8.893cm">
          <draw:glue-point draw:id="4" svg:x="0cm" svg:y="-2.741cm"/>
          <draw:glue-point draw:id="5" svg:x="0cm" svg:y="-1.635cm"/>
          <draw:glue-point draw:id="6" svg:x="0cm" svg:y="-0.391cm"/>
          <draw:glue-point draw:id="7" svg:x="0cm" svg:y="-0.418cm"/>
          <text:p/>
        </draw:line>
        <draw:line draw:style-name="gr2" draw:text-style-name="P2" draw:layer="layout" svg:x1="4.301cm" svg:y1="5.101cm" svg:x2="5.709cm" svg:y2="5.101cm">
          <draw:glue-point draw:id="4" svg:x="4.943cm" svg:y="0cm"/>
          <text:p/>
        </draw:line>
        <draw:frame draw:style-name="gr13" draw:text-style-name="P8" draw:layer="layout" svg:width="5.785cm" svg:height="0.962cm" svg:x="2.801cm" svg:y="1.701cm">
          <draw:text-box>
            <text:p text:style-name="P7"><text:span text:style-name="T5">Simu</text:span> : Destruction</text:p>
          </draw:text-box>
        </draw:frame>
        <draw:frame draw:style-name="gr21" draw:text-style-name="P8" draw:layer="layout" svg:width="1.946cm" svg:height="0.962cm" svg:x="2.055cm" svg:y="3.939cm">
          <draw:text-box>
            <text:p text:style-name="P7">Simu</text:p>
          </draw:text-box>
        </draw:frame>
        <draw:g xml:id="id80" draw:id="id80">
          <draw:glue-point draw:id="4" svg:x="-5cm" svg:y="-3.888cm"/>
          <draw:glue-point draw:id="5" svg:x="1.111cm" svg:y="-0.925cm"/>
          <draw:glue-point draw:id="6" svg:x="1.111cm" svg:y="-1.666cm"/>
          <draw:custom-shape draw:style-name="gr27" draw:text-style-name="P3" draw:layer="layout" svg:width="1.4cm" svg:height="2.7cm" svg:x="7.801cm" svg:y="6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2" draw:layer="layout" svg:width="1.099cm" svg:height="2.099cm" svg:x="7.401cm" svg:y="6.301cm" svg:viewBox="0 0 1100 2100" draw:points="0,0 1100,0 1100,2100">
            <text:p/>
          </draw:polyline>
        </draw:g>
        <draw:g xml:id="id79" draw:id="id79">
          <draw:glue-point draw:id="4" svg:x="-5cm" svg:y="-3.72cm"/>
          <draw:glue-point draw:id="5" svg:x="-1.611cm" svg:y="-3.023cm"/>
          <draw:glue-point draw:id="6" svg:x="-1.611cm" svg:y="-1.395cm"/>
          <draw:glue-point draw:id="7" svg:x="-1.611cm" svg:y="0.522cm"/>
          <draw:glue-point draw:id="8" svg:x="-1.611cm" svg:y="2.441cm"/>
          <draw:glue-point draw:id="9" svg:x="-1.611cm" svg:y="0.115cm"/>
          <draw:glue-point draw:id="10" svg:x="-2.429cm" svg:y="1.104cm"/>
          <draw:glue-point draw:id="11" svg:x="-1.611cm" svg:y="-0.698cm"/>
          <draw:glue-point draw:id="12" svg:x="-1.611cm" svg:y="0.638cm"/>
          <draw:glue-point draw:id="13" svg:x="-1.494cm" svg:y="-2.558cm"/>
          <draw:glue-point draw:id="14" svg:x="-1.611cm" svg:y="-0.872cm"/>
          <draw:glue-point draw:id="15" svg:x="-1.628cm" svg:y="-1.512cm"/>
          <draw:glue-point draw:id="16" svg:x="-1.628cm" svg:y="0.057cm"/>
          <draw:glue-point draw:id="17" svg:x="-1.628cm" svg:y="1.685cm"/>
          <draw:glue-point draw:id="18" svg:x="-1.628cm" svg:y="2.79cm"/>
          <draw:glue-point draw:id="19" svg:x="-1.628cm" svg:y="1.278cm"/>
          <draw:custom-shape draw:style-name="gr28" draw:text-style-name="P3" xml:id="id76" draw:id="id76" draw:layer="layout" svg:width="7.856cm" svg:height="17.2cm" svg:x="10.601cm" svg:y="10.101cm">
            <draw:glue-point draw:id="4" svg:x="-2.2cm" svg:y="-3.081cm"/>
            <draw:glue-point draw:id="5" svg:x="-2.2cm" svg:y="-2.558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2" draw:layer="layout" svg:width="4.898cm" svg:height="0.998cm" svg:x="9.901cm" svg:y="12.301cm" svg:viewBox="0 0 4899 999" draw:points="0,0 4872,0 4899,999">
            <draw:glue-point draw:id="4" svg:x="-4.794cm" svg:y="-4.999cm"/>
            <text:p/>
          </draw:polyline>
          <draw:line draw:style-name="gr2" draw:text-style-name="P2" xml:id="id77" draw:id="id77" draw:layer="layout" svg:x1="14.8cm" svg:y1="25.4cm" svg:x2="14.8cm" svg:y2="13.3cm">
            <draw:glue-point draw:id="4" svg:x="0cm" svg:y="3.826cm"/>
            <text:p/>
          </draw:line>
          <draw:custom-shape draw:style-name="gr45" draw:text-style-name="P21" xml:id="id78" draw:id="id78" draw:layer="layout" svg:width="0.6cm" svg:height="0.7cm" svg:x="14.5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2" draw:layer="layout" draw:line-skew="2.7cm" svg:x1="12.801cm" svg:y1="14.302cm" svg:x2="14.8cm" svg:y2="23.979cm" draw:start-shape="id76" draw:start-glue-point="5" draw:end-shape="id77" draw:end-glue-point="4" svg:d="M12801 14302h-1v9677h2000" svg:viewBox="0 0 2001 9678">
            <text:p/>
          </draw:connector>
          <draw:connector draw:style-name="gr14" draw:text-style-name="P12" draw:layer="layout" draw:line-skew="2.7cm" svg:x1="12.801cm" svg:y1="14.302cm" svg:x2="14.5cm" svg:y2="12.85cm" draw:start-shape="id76" draw:start-glue-point="5" draw:end-shape="id78" draw:end-glue-point="5" svg:d="M12801 14302h-1v-1452h1700" svg:viewBox="0 0 1701 1453">
            <text:p/>
          </draw:connector>
          <draw:frame draw:style-name="gr35" draw:text-style-name="P23" draw:layer="layout" svg:width="3.3cm" svg:height="1.361cm" svg:x="15.2cm" svg:y="12.4cm">
            <draw:text-box>
              <text:p><text:span text:style-name="T3">code == 'e'</text:span></text:p>
            </draw:text-box>
          </draw:frame>
        </draw:g>
        <draw:frame draw:style-name="gr29" draw:text-style-name="P5" draw:layer="layout" svg:width="1.844cm" svg:height="0.729cm" svg:x="5.957cm" svg:y="5.601cm">
          <draw:text-box>
            <text:p text:style-name="P4"><text:span text:style-name="T1">Menu()</text:span></text:p>
          </draw:text-box>
        </draw:frame>
        <draw:connector draw:style-name="gr14" draw:text-style-name="P12" draw:layer="layout" draw:line-skew="0.301cm" svg:x1="9.901cm" svg:y1="12.303cm" svg:x2="8.5cm" svg:y2="6.902cm" draw:start-shape="id79" draw:start-glue-point="4" draw:end-shape="id80" draw:end-glue-point="6" svg:d="M9901 12303h-200v-2902h1v-2499h-1202" svg:viewBox="0 0 1402 5402">
          <text:p/>
        </draw:connector>
        <draw:frame draw:style-name="gr30" draw:text-style-name="P23" draw:layer="layout" svg:width="1.738cm" svg:height="0.806cm" svg:x="7.601cm" svg:y="5.301cm">
          <draw:text-box>
            <text:p text:style-name="P24"><text:span text:style-name="T3">Menu</text:span></text:p>
          </draw:text-box>
        </draw:frame>
        <draw:frame draw:style-name="gr31" draw:text-style-name="P8" draw:layer="layout" svg:width="3.774cm" svg:height="0.962cm" svg:x="12.727cm" svg:y="9.101cm">
          <draw:text-box>
            <text:p text:style-name="P7">Commande</text:p>
          </draw:text-box>
        </draw:frame>
        <draw:connector draw:style-name="gr14" draw:text-style-name="P12" draw:layer="layout" svg:x1="5.001cm" svg:y1="6.302cm" svg:x2="7.401cm" svg:y2="6.302cm" draw:start-shape="id81" draw:start-glue-point="7" draw:end-shape="id80" draw:end-glue-point="4" svg:d="M5001 6302h2400" svg:viewBox="0 0 2401 1">
          <text:p/>
        </draw:connector>
        <draw:custom-shape draw:style-name="gr46" draw:text-style-name="P20" xml:id="id85" draw:id="id85" draw:layer="layout" svg:width="4.7cm" svg:height="1.4cm" svg:x="2.6cm" svg:y="21.4cm">
          <text:p text:style-name="P9"><text:span text:style-name="T3">canalSorti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2" draw:text-style-name="P20" xml:id="id83" draw:id="id83" draw:layer="layout" svg:width="4.5cm" svg:height="1.5cm" svg:x="2.8cm" svg:y="16.8cm">
          <text:p text:style-name="P9"><text:span text:style-name="T3">canalBPA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2" draw:text-style-name="P20" xml:id="id82" draw:id="id82" draw:layer="layout" svg:width="4.5cm" svg:height="1.5cm" svg:x="2.9cm" svg:y="14.1cm">
          <text:p text:style-name="P9"><text:span text:style-name="T3">canalBPP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7" draw:text-style-name="P20" xml:id="id84" draw:id="id84" draw:layer="layout" svg:width="4.5cm" svg:height="1.3cm" svg:x="2.8cm" svg:y="19.3cm">
          <text:p text:style-name="P9"><text:span text:style-name="T3">canalGB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text-style-name="P12" draw:layer="layout" svg:x1="5.15cm" svg:y1="14.1cm" svg:x2="12.815cm" svg:y2="13.502cm" draw:start-shape="id82" draw:start-glue-point="4" draw:end-shape="id79" draw:end-glue-point="5" svg:d="M5150 14100v-598h7665" svg:viewBox="0 0 7666 599">
          <text:p/>
        </draw:connector>
        <draw:custom-shape draw:style-name="gr48" draw:text-style-name="P21" draw:layer="layout" svg:width="0.7cm" svg:height="0.7cm" svg:x="7.5cm" svg:y="13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4" draw:text-style-name="P12" draw:layer="layout" svg:x1="5.05cm" svg:y1="16.8cm" svg:x2="12.815cm" svg:y2="16.302cm" draw:start-shape="id83" draw:start-glue-point="4" draw:end-shape="id79" draw:end-glue-point="6" svg:d="M5050 16800v-501h3551v3h4214" svg:viewBox="0 0 7766 502">
          <text:p/>
        </draw:connector>
        <draw:connector draw:style-name="gr14" draw:text-style-name="P12" draw:layer="layout" svg:x1="5.05cm" svg:y1="19.3cm" svg:x2="12.801cm" svg:y2="18.799cm" draw:start-shape="id84" draw:start-glue-point="4" draw:end-shape="id79" draw:end-glue-point="16" svg:d="M5050 19300v-501h7751" svg:viewBox="0 0 7752 502">
          <text:p/>
        </draw:connector>
        <draw:custom-shape draw:style-name="gr48" draw:text-style-name="P21" draw:layer="layout" svg:width="0.7cm" svg:height="0.7cm" svg:x="7.501cm" svg:y="15.9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4" draw:text-style-name="P12" draw:layer="layout" svg:x1="4.95cm" svg:y1="21.4cm" svg:x2="12.801cm" svg:y2="20.899cm" draw:start-shape="id85" draw:start-glue-point="4" draw:end-shape="id79" draw:end-glue-point="19" svg:d="M4950 21400v-501h7851" svg:viewBox="0 0 7852 502">
          <text:p/>
        </draw:connector>
        <draw:custom-shape draw:style-name="gr48" draw:text-style-name="P21" draw:layer="layout" svg:width="0.7cm" svg:height="0.7cm" svg:x="7.5cm" svg:y="18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0" draw:text-style-name="P8" draw:layer="layout" svg:width="0.8cm" svg:height="0.962cm" svg:x="7.4cm" svg:y="13.7cm">
          <draw:text-box>
            <text:p text:style-name="P7">w</text:p>
          </draw:text-box>
        </draw:frame>
        <draw:custom-shape draw:style-name="gr48" draw:text-style-name="P21" draw:layer="layout" svg:width="0.7cm" svg:height="0.7cm" svg:x="7.5cm" svg:y="20.5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0" draw:text-style-name="P8" draw:layer="layout" svg:width="0.8cm" svg:height="0.962cm" svg:x="7.4cm" svg:y="16.438cm">
          <draw:text-box>
            <text:p text:style-name="P7">w</text:p>
          </draw:text-box>
        </draw:frame>
        <draw:frame draw:style-name="gr10" draw:text-style-name="P8" draw:layer="layout" svg:width="0.8cm" svg:height="0.962cm" svg:x="7.4cm" svg:y="19.038cm">
          <draw:text-box>
            <text:p text:style-name="P7">w</text:p>
          </draw:text-box>
        </draw:frame>
        <draw:frame draw:style-name="gr10" draw:text-style-name="P8" draw:layer="layout" svg:width="0.8cm" svg:height="0.962cm" svg:x="7.4cm" svg:y="21.038cm">
          <draw:text-box>
            <text:p text:style-name="P7">w</text:p>
          </draw:text-box>
        </draw:frame>
        <draw:frame draw:style-name="gr41" draw:text-style-name="P23" draw:layer="layout" svg:width="2.7cm" svg:height="0.806cm" svg:x="8.6cm" svg:y="12.794cm">
          <draw:text-box>
            <text:p text:style-name="P24"><text:span text:style-name="T3">close()</text:span></text:p>
          </draw:text-box>
        </draw:frame>
        <draw:frame draw:style-name="gr41" draw:text-style-name="P23" draw:layer="layout" svg:width="2.7cm" svg:height="0.806cm" svg:x="8.6cm" svg:y="15.494cm">
          <draw:text-box>
            <text:p text:style-name="P24"><text:span text:style-name="T3">close()</text:span></text:p>
          </draw:text-box>
        </draw:frame>
        <draw:frame draw:style-name="gr41" draw:text-style-name="P23" draw:layer="layout" svg:width="2.7cm" svg:height="0.806cm" svg:x="8.6cm" svg:y="17.894cm">
          <draw:text-box>
            <text:p text:style-name="P24"><text:span text:style-name="T3">close()</text:span></text:p>
          </draw:text-box>
        </draw:frame>
        <draw:frame draw:style-name="gr41" draw:text-style-name="P23" draw:layer="layout" svg:width="2.7cm" svg:height="0.806cm" svg:x="8.6cm" svg:y="20.094cm">
          <draw:text-box>
            <text:p text:style-name="P24"><text:span text:style-name="T3">close()</text:span></text:p>
          </draw:text-box>
        </draw:frame>
        <draw:connector draw:style-name="gr14" draw:text-style-name="P12" draw:layer="layout" draw:line-skew="-1.7cm" svg:x1="4.223cm" svg:y1="8.411cm" svg:x2="12.801cm" svg:y2="23.499cm" draw:start-shape="id86" draw:start-glue-point="7" draw:end-shape="id79" draw:end-glue-point="18" svg:d="M4223 8411h-2523v15088h11101" svg:viewBox="0 0 11102 15089">
          <text:p/>
        </draw:connector>
        <draw:frame draw:style-name="gr41" draw:text-style-name="P23" draw:layer="layout" svg:width="2.8cm" svg:height="0.806cm" svg:x="8.9cm" svg:y="22.7cm">
          <draw:text-box>
            <text:p text:style-name="P24"><text:span text:style-name="T3">exit()</text:span></text:p>
          </draw:text-box>
        </draw:frame>
        <draw:frame draw:style-name="gr49" draw:text-style-name="P8" draw:layer="layout" svg:width="1.8cm" svg:height="2.1cm" svg:x="5.6cm" svg:y="23cm">
          <draw:text-box>
            <text:p text:style-name="P7">X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6" draw:style-name="dp1" draw:master-page-name="Standard">
        <draw:ellipse draw:style-name="gr1" draw:text-style-name="P1" draw:layer="layout" svg:width="3.6cm" svg:height="22.1cm" svg:x="9.1cm" svg:y="5.2cm">
          <text:p/>
        </draw:ellipse>
        <draw:frame draw:style-name="gr50" draw:text-style-name="P8" draw:layer="layout" svg:width="6.297cm" svg:height="1.673cm" svg:x="3.103cm" svg:y="1.801cm">
          <draw:text-box>
            <text:p><text:span text:style-name="T9">Entree</text:span><text:span text:style-name="T8"> : Initialisation</text:span></text:p>
          </draw:text-box>
        </draw:frame>
        <draw:line draw:style-name="gr2" draw:text-style-name="P2" draw:layer="layout" svg:x1="10.9cm" svg:y1="5.7cm" svg:x2="10.9cm" svg:y2="26.3cm">
          <text:p/>
        </draw:line>
        <draw:rect draw:style-name="gr7" draw:text-style-name="P3" draw:layer="layout" svg:width="1.1cm" svg:height="1.9cm" svg:x="4cm" svg:y="5.6cm">
          <text:p/>
        </draw:rect>
        <draw:line draw:style-name="gr2" draw:text-style-name="P2" draw:layer="layout" svg:x1="4.5cm" svg:y1="5.9cm" svg:x2="4.5cm" svg:y2="7.1cm">
          <text:p/>
        </draw:line>
        <draw:line draw:style-name="gr2" draw:text-style-name="P2" draw:layer="layout" svg:x1="2.8cm" svg:y1="5.4cm" svg:x2="3.7cm" svg:y2="5.4cm">
          <text:p/>
        </draw:line>
        <draw:line draw:style-name="gr18" draw:text-style-name="P2" draw:layer="layout" svg:x1="2.8cm" svg:y1="5.9cm" svg:x2="3.7cm" svg:y2="5.9cm">
          <text:p/>
        </draw:line>
        <draw:line draw:style-name="gr2" draw:text-style-name="P2" draw:layer="layout" svg:x1="3.7cm" svg:y1="5.4cm" svg:x2="2.8cm" svg:y2="5.9cm">
          <text:p/>
        </draw:line>
        <draw:frame draw:style-name="gr19" draw:text-style-name="P14" draw:layer="layout" svg:width="1.8cm" svg:height="0.573cm" svg:x="6.8cm" svg:y="6.3cm">
          <draw:text-box>
            <text:p><text:span text:style-name="T7">SIGUSR2</text:span></text:p>
          </draw:text-box>
        </draw:frame>
        <draw:line draw:style-name="gr2" draw:text-style-name="P2" draw:layer="layout" svg:x1="3.6cm" svg:y1="5.9cm" svg:x2="4.5cm" svg:y2="5.9cm">
          <text:p/>
        </draw:line>
        <draw:line draw:style-name="gr5" draw:text-style-name="P2" draw:layer="layout" svg:x1="10.9cm" svg:y1="6.1cm" svg:x2="5.1cm" svg:y2="6.1cm">
          <text:p/>
        </draw:line>
        <draw:line draw:style-name="gr4" draw:text-style-name="P2" draw:layer="layout" svg:x1="5.1cm" svg:y1="7cm" svg:x2="10.9cm" svg:y2="7cm">
          <text:p/>
        </draw:line>
        <draw:frame draw:style-name="gr11" draw:text-style-name="P5" draw:layer="layout" svg:width="2.6cm" svg:height="1.673cm" svg:x="8cm" svg:y="5.427cm">
          <draw:text-box>
            <text:p><text:span text:style-name="T1">sigaction()</text:span></text:p>
          </draw:text-box>
        </draw:frame>
        <draw:custom-shape draw:style-name="gr51" draw:text-style-name="P3" draw:layer="layout" svg:width="0.602cm" svg:height="0.49cm" draw:transform="rotate (-1.55334303427495) translate (8.09cm 6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2" draw:text-style-name="P10" draw:layer="layout" svg:width="0.7cm" svg:height="0.7cm" svg:x="2.1cm" svg:y="5.1cm">
          <text:p text:style-name="P12"><text:span text:style-name="T3">S</text:span></text:p>
        </draw:circle>
        <draw:rect draw:style-name="gr7" draw:text-style-name="P3" draw:layer="layout" svg:width="1.1cm" svg:height="1.9cm" svg:x="4cm" svg:y="8.7cm">
          <text:p/>
        </draw:rect>
        <draw:line draw:style-name="gr2" draw:text-style-name="P2" draw:layer="layout" svg:x1="4.5cm" svg:y1="9cm" svg:x2="4.5cm" svg:y2="10.2cm">
          <text:p/>
        </draw:line>
        <draw:line draw:style-name="gr2" draw:text-style-name="P2" draw:layer="layout" svg:x1="2.8cm" svg:y1="8.5cm" svg:x2="3.7cm" svg:y2="8.5cm">
          <text:p/>
        </draw:line>
        <draw:line draw:style-name="gr18" draw:text-style-name="P2" draw:layer="layout" svg:x1="2.8cm" svg:y1="9cm" svg:x2="3.7cm" svg:y2="9cm">
          <text:p/>
        </draw:line>
        <draw:line draw:style-name="gr2" draw:text-style-name="P2" draw:layer="layout" svg:x1="3.7cm" svg:y1="8.5cm" svg:x2="2.8cm" svg:y2="9cm">
          <text:p/>
        </draw:line>
        <draw:frame draw:style-name="gr19" draw:text-style-name="P14" draw:layer="layout" svg:width="1.8cm" svg:height="0.573cm" svg:x="6.8cm" svg:y="9.4cm">
          <draw:text-box>
            <text:p><text:span text:style-name="T7">SIGCHLD</text:span></text:p>
          </draw:text-box>
        </draw:frame>
        <draw:line draw:style-name="gr2" draw:text-style-name="P2" draw:layer="layout" svg:x1="3.6cm" svg:y1="9cm" svg:x2="4.5cm" svg:y2="9cm">
          <text:p/>
        </draw:line>
        <draw:line draw:style-name="gr5" draw:text-style-name="P2" draw:layer="layout" svg:x1="10.9cm" svg:y1="9.2cm" svg:x2="5.1cm" svg:y2="9.2cm">
          <text:p/>
        </draw:line>
        <draw:line draw:style-name="gr4" draw:text-style-name="P2" draw:layer="layout" svg:x1="5.1cm" svg:y1="10.1cm" svg:x2="10.9cm" svg:y2="10.1cm">
          <text:p/>
        </draw:line>
        <draw:frame draw:style-name="gr11" draw:text-style-name="P5" draw:layer="layout" svg:width="2.6cm" svg:height="1.673cm" svg:x="7.3cm" svg:y="8.527cm">
          <draw:text-box>
            <text:p><text:span text:style-name="T1">sigaction()</text:span></text:p>
          </draw:text-box>
        </draw:frame>
        <draw:custom-shape draw:style-name="gr51" draw:text-style-name="P3" draw:layer="layout" svg:width="0.602cm" svg:height="0.49cm" draw:transform="rotate (-1.55334303427495) translate (8.09cm 9.79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2" draw:text-style-name="P10" draw:layer="layout" svg:width="0.7cm" svg:height="0.7cm" svg:x="2.1cm" svg:y="8.2cm">
          <text:p text:style-name="P12"><text:span text:style-name="T3">S</text:span></text:p>
        </draw:circle>
        <draw:frame draw:style-name="gr8" draw:text-style-name="P6" draw:layer="layout" svg:width="4.6cm" svg:height="1.199cm" svg:x="3.4cm" svg:y="4.8cm">
          <draw:text-box>
            <text:p><text:span text:style-name="T2">destruction</text:span></text:p>
          </draw:text-box>
        </draw:frame>
        <draw:frame draw:style-name="gr8" draw:text-style-name="P6" draw:layer="layout" svg:width="4.6cm" svg:height="1.199cm" svg:x="3.1cm" svg:y="7.8cm">
          <draw:text-box>
            <text:p><text:span text:style-name="T2">mortVoiturier</text:span></text:p>
          </draw:text-box>
        </draw:frame>
        <draw:custom-shape draw:style-name="gr52" draw:text-style-name="P3" xml:id="id88" draw:id="id88" draw:layer="layout" svg:width="3.4cm" svg:height="0.7cm" svg:x="16.3cm" svg:y="15.6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2" xml:id="id87" draw:id="id87" draw:layer="layout" svg:x1="12.3cm" svg:y1="14.996cm" svg:x2="15.7cm" svg:y2="14.996cm">
          <text:p/>
        </draw:line>
        <draw:connector draw:style-name="gr5" draw:text-style-name="P2" draw:layer="layout" svg:x1="15.7cm" svg:y1="14.996cm" svg:x2="18cm" svg:y2="15.6cm" draw:start-shape="id87" draw:start-glue-point="1" draw:end-shape="id88" draw:end-glue-point="4" svg:d="M15700 14996h2300v604" svg:viewBox="0 0 2301 605">
          <text:p/>
        </draw:connector>
        <draw:frame draw:style-name="gr9" draw:text-style-name="P5" draw:layer="layout" svg:width="3.6cm" svg:height="0.729cm" svg:x="12.5cm" svg:y="14.3cm">
          <draw:text-box>
            <text:p><text:span text:style-name="T1">open()</text:span></text:p>
          </draw:text-box>
        </draw:frame>
        <draw:frame draw:style-name="gr9" draw:text-style-name="P6" draw:layer="layout" svg:width="3.6cm" svg:height="0.729cm" svg:x="16.4cm" svg:y="15.571cm">
          <draw:text-box>
            <text:p><text:span text:style-name="T2">canalBPP</text:span></text:p>
          </draw:text-box>
        </draw:frame>
        <draw:circle draw:style-name="gr12" draw:text-style-name="P10" draw:layer="layout" svg:width="0.7cm" svg:height="0.7cm" svg:x="14.5cm" svg:y="14.6cm">
          <text:p text:style-name="P12"><text:span text:style-name="T3">R</text:span></text:p>
        </draw:circle>
        <draw:line draw:style-name="gr53" draw:text-style-name="P2" draw:layer="layout" svg:x1="10cm" svg:y1="24.5cm" svg:x2="11.7cm" svg:y2="24.5cm">
          <text:p/>
        </draw:line>
        <draw:frame draw:style-name="gr16" draw:text-style-name="P15" draw:layer="layout" svg:width="3.6cm" svg:height="0.962cm" svg:x="9.8cm" svg:y="4.338cm">
          <draw:text-box>
            <text:p>Entree</text:p>
          </draw:text-box>
        </draw:frame>
        <draw:custom-shape draw:style-name="gr54" draw:text-style-name="P21" xml:id="id89" draw:id="id89" draw:layer="layout" svg:width="0.6cm" svg:height="0.6cm" svg:x="10.6cm" svg:y="1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svg:x1="11.2cm" svg:y1="12.8cm" svg:x2="11.73cm" svg:y2="19.668cm" draw:start-shape="id89" draw:start-glue-point="7" svg:d="M11200 12800h516v6868h14" svg:viewBox="0 0 531 6869">
          <text:p/>
        </draw:connector>
        <draw:connector draw:style-name="gr14" draw:text-style-name="P12" draw:layer="layout" svg:x1="11.708cm" svg:y1="14.332cm" svg:x2="12.325cm" svg:y2="15.147cm" svg:d="M11708 14332v408h617v407" svg:viewBox="0 0 618 816">
          <text:p/>
        </draw:connector>
        <draw:connector draw:style-name="gr14" draw:text-style-name="P12" draw:layer="layout" svg:x1="11.73cm" svg:y1="16.382cm" svg:x2="12.259cm" svg:y2="17.132cm" svg:d="M11730 16382v375h529v375" svg:viewBox="0 0 530 751">
          <text:p/>
        </draw:connector>
        <draw:connector draw:style-name="gr14" draw:text-style-name="P12" draw:layer="layout" svg:x1="11.73cm" svg:y1="18.196cm" svg:x2="12.193cm" svg:y2="19.056cm" svg:d="M11730 18196v430h463v430" svg:viewBox="0 0 464 861">
          <text:p/>
        </draw:connector>
        <draw:custom-shape draw:style-name="gr52" draw:text-style-name="P3" xml:id="id91" draw:id="id91" draw:layer="layout" svg:width="3.4cm" svg:height="0.7cm" svg:x="16.3cm" svg:y="17.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2" xml:id="id90" draw:id="id90" draw:layer="layout" svg:x1="12.3cm" svg:y1="16.996cm" svg:x2="15.7cm" svg:y2="16.996cm">
          <text:p/>
        </draw:line>
        <draw:connector draw:style-name="gr5" draw:text-style-name="P2" draw:layer="layout" svg:x1="15.7cm" svg:y1="16.996cm" svg:x2="18cm" svg:y2="17.5cm" draw:start-shape="id90" draw:start-glue-point="1" draw:end-shape="id91" draw:end-glue-point="4" svg:d="M15700 16996h2300v504" svg:viewBox="0 0 2301 505">
          <text:p/>
        </draw:connector>
        <draw:frame draw:style-name="gr9" draw:text-style-name="P5" draw:layer="layout" svg:width="3.6cm" svg:height="0.729cm" svg:x="12.5cm" svg:y="16.3cm">
          <draw:text-box>
            <text:p><text:span text:style-name="T1">open()</text:span></text:p>
          </draw:text-box>
        </draw:frame>
        <draw:frame draw:style-name="gr9" draw:text-style-name="P6" draw:layer="layout" svg:width="3.6cm" svg:height="0.729cm" svg:x="16.4cm" svg:y="17.471cm">
          <draw:text-box>
            <text:p><text:span text:style-name="T2">canalBPA</text:span></text:p>
          </draw:text-box>
        </draw:frame>
        <draw:circle draw:style-name="gr12" draw:text-style-name="P10" draw:layer="layout" svg:width="0.7cm" svg:height="0.7cm" svg:x="14.5cm" svg:y="16.6cm">
          <text:p text:style-name="P12"><text:span text:style-name="T3">R</text:span></text:p>
        </draw:circle>
        <draw:custom-shape draw:style-name="gr52" draw:text-style-name="P3" xml:id="id93" draw:id="id93" draw:layer="layout" svg:width="3.4cm" svg:height="0.7cm" svg:x="16.3cm" svg:y="19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2" xml:id="id92" draw:id="id92" draw:layer="layout" svg:x1="12.2cm" svg:y1="18.896cm" svg:x2="15.6cm" svg:y2="18.896cm">
          <text:p/>
        </draw:line>
        <draw:connector draw:style-name="gr5" draw:text-style-name="P2" draw:layer="layout" svg:x1="15.6cm" svg:y1="18.896cm" svg:x2="18cm" svg:y2="19.4cm" draw:start-shape="id92" draw:start-glue-point="1" draw:end-shape="id93" draw:end-glue-point="4" svg:d="M15600 18896h2400v504" svg:viewBox="0 0 2401 505">
          <text:p/>
        </draw:connector>
        <draw:frame draw:style-name="gr9" draw:text-style-name="P5" draw:layer="layout" svg:width="3.6cm" svg:height="0.729cm" svg:x="12.5cm" svg:y="18.1cm">
          <draw:text-box>
            <text:p><text:span text:style-name="T1">open()</text:span></text:p>
          </draw:text-box>
        </draw:frame>
        <draw:frame draw:style-name="gr9" draw:text-style-name="P6" draw:layer="layout" svg:width="3.6cm" svg:height="0.729cm" svg:x="16.6cm" svg:y="19.4cm">
          <draw:text-box>
            <text:p><text:span text:style-name="T2">canalGB</text:span></text:p>
          </draw:text-box>
        </draw:frame>
        <draw:circle draw:style-name="gr12" draw:text-style-name="P10" draw:layer="layout" svg:width="0.7cm" svg:height="0.7cm" svg:x="14.5cm" svg:y="18.5cm">
          <text:p text:style-name="P12"><text:span text:style-name="T3">R</text:span></text:p>
        </draw:circle>
        <draw:frame draw:style-name="gr16" draw:text-style-name="P23" draw:layer="layout" svg:width="3.8cm" svg:height="0.9cm" svg:x="7.4cm" svg:y="12.4cm">
          <draw:text-box>
            <text:p text:style-name="P28"><text:span text:style-name="T3">TypeBarriere</text:span></text:p>
          </draw:text-box>
        </draw:frame>
        <draw:frame draw:style-name="gr55" draw:text-style-name="P30" draw:layer="layout" svg:width="4.9cm" svg:height="1.047cm" svg:x="7.4cm" svg:y="14.453cm">
          <draw:text-box>
            <text:p text:style-name="P29"><text:span text:style-name="T13">PROF_BLAISE_PASCAL</text:span></text:p>
          </draw:text-box>
        </draw:frame>
        <draw:frame draw:style-name="gr55" draw:text-style-name="P30" draw:layer="layout" svg:width="4.9cm" svg:height="1.047cm" svg:x="7.3cm" svg:y="16.453cm">
          <draw:text-box>
            <text:p text:style-name="P29"><text:span text:style-name="T13">AUTRE_BLASE_PASCAL</text:span></text:p>
          </draw:text-box>
        </draw:frame>
        <draw:frame draw:style-name="gr55" draw:text-style-name="P30" draw:layer="layout" svg:width="5.3cm" svg:height="1.047cm" svg:x="6.7cm" svg:y="18.3cm">
          <draw:text-box>
            <text:p text:style-name="P29"><text:span text:style-name="T13">ENTREE_GASTON-BERGER</text:span>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7" draw:style-name="dp1" draw:master-page-name="Standard">
        <draw:custom-shape draw:style-name="gr56" draw:text-style-name="P21" draw:layer="layout" svg:width="0.9cm" svg:height="13.5cm" svg:x="9.7cm" svg:y="10.9cm">
          <text:p/>
          <draw:enhanced-geometry svg:viewBox="0 0 21600 21600" draw:type="rectangle" draw:enhanced-path="M 0 0 L 21600 0 21600 21600 0 21600 0 0 Z N"/>
        </draw:custom-shape>
        <draw:ellipse draw:style-name="gr1" draw:text-style-name="P1" draw:layer="layout" svg:width="3.6cm" svg:height="22.1cm" svg:x="7.897cm" svg:y="5.1cm">
          <text:p/>
        </draw:ellipse>
        <draw:frame draw:style-name="gr50" draw:text-style-name="P8" draw:layer="layout" svg:width="6.297cm" svg:height="1.673cm" svg:x="1.9cm" svg:y="1.701cm">
          <draw:text-box>
            <text:p><text:span text:style-name="T9">Entree</text:span><text:span text:style-name="T8"> : Moteur</text:span></text:p>
          </draw:text-box>
        </draw:frame>
        <draw:line draw:style-name="gr2" draw:text-style-name="P2" draw:layer="layout" svg:x1="9.697cm" svg:y1="5.6cm" svg:x2="9.697cm" svg:y2="26.2cm">
          <text:p/>
        </draw:line>
        <draw:custom-shape draw:style-name="gr57" draw:text-style-name="P3" xml:id="id95" draw:id="id95" draw:layer="layout" svg:width="3.6cm" svg:height="0.875cm" svg:x="14.2cm" svg:y="7.525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58" draw:text-style-name="P2" xml:id="id94" draw:id="id94" draw:layer="layout" svg:x1="9.697cm" svg:y1="6.8cm" svg:x2="13.097cm" svg:y2="6.8cm">
          <text:p/>
        </draw:line>
        <draw:connector draw:style-name="gr58" draw:text-style-name="P2" draw:layer="layout" svg:x1="13.097cm" svg:y1="6.8cm" svg:x2="16cm" svg:y2="7.525cm" draw:start-shape="id94" draw:start-glue-point="1" draw:end-shape="id95" draw:end-glue-point="4" svg:d="M13097 6800h2903v725" svg:viewBox="0 0 2904 726">
          <text:p/>
        </draw:connector>
        <draw:frame draw:style-name="gr9" draw:text-style-name="P5" draw:layer="layout" svg:width="3.6cm" svg:height="0.729cm" svg:x="10.6cm" svg:y="6.171cm">
          <draw:text-box>
            <text:p><text:span text:style-name="T1">read()</text:span></text:p>
          </draw:text-box>
        </draw:frame>
        <draw:frame draw:style-name="gr9" draw:text-style-name="P6" draw:layer="layout" svg:width="3.6cm" svg:height="0.729cm" svg:x="14.1cm" svg:y="7.6cm">
          <draw:text-box>
            <text:p><text:span text:style-name="T2">canalEntree</text:span></text:p>
          </draw:text-box>
        </draw:frame>
        <draw:circle draw:style-name="gr12" draw:text-style-name="P10" draw:layer="layout" svg:width="0.7cm" svg:height="0.7cm" svg:x="13.1cm" svg:y="6.4cm">
          <text:p text:style-name="P12"><text:span text:style-name="T3">R</text:span></text:p>
        </draw:circle>
        <draw:line draw:style-name="gr2" draw:text-style-name="P2" draw:layer="layout" svg:x1="9.3cm" svg:y1="6.2cm" svg:x2="10.1cm" svg:y2="6.2cm">
          <text:p/>
        </draw:line>
        <draw:rect draw:style-name="gr6" draw:text-style-name="P3" draw:layer="layout" svg:width="1.7cm" svg:height="0.2cm" svg:x="3.2cm" svg:y="7.1cm">
          <text:p/>
        </draw:rect>
        <draw:frame draw:style-name="gr9" draw:text-style-name="P5" draw:layer="layout" svg:width="2.1cm" svg:height="0.729cm" svg:x="6.6cm" svg:y="7.371cm">
          <draw:text-box>
            <text:p text:style-name="P4"><text:span text:style-name="T1">semop()</text:span></text:p>
          </draw:text-box>
        </draw:frame>
        <draw:frame draw:style-name="gr59" draw:text-style-name="P6" draw:layer="layout" svg:width="2.1cm" svg:height="0.8cm" svg:x="1.1cm" svg:y="8.3cm">
          <draw:text-box>
            <text:p text:style-name="P4"><text:span text:style-name="T2">semEtat</text:span></text:p>
          </draw:text-box>
        </draw:frame>
        <draw:rect draw:style-name="gr1" draw:text-style-name="P1" draw:layer="layout" svg:width="3.5cm" svg:height="3.9cm" svg:x="13.6cm" svg:y="9.8cm">
          <text:p/>
        </draw:rect>
        <draw:frame draw:style-name="gr9" draw:text-style-name="P6" draw:layer="layout" svg:width="3.6cm" svg:height="0.729cm" svg:x="17cm" svg:y="11.171cm">
          <draw:text-box>
            <text:p text:style-name="P4"><text:span text:style-name="T2">memEtat</text:span></text:p>
          </draw:text-box>
        </draw:frame>
        <draw:line draw:style-name="gr2" draw:text-style-name="P2" draw:layer="layout" svg:x1="15.3cm" svg:y1="9.8cm" svg:x2="15.3cm" svg:y2="13.7cm">
          <text:p/>
        </draw:line>
        <draw:line draw:style-name="gr2" draw:text-style-name="P2" draw:layer="layout" svg:x1="13.6cm" svg:y1="11.8cm" svg:x2="17.1cm" svg:y2="11.8cm">
          <text:p/>
        </draw:line>
        <draw:line draw:style-name="gr2" draw:text-style-name="P2" draw:layer="layout" svg:x1="13.6cm" svg:y1="10.8cm" svg:x2="17.1cm" svg:y2="10.8cm">
          <text:p/>
        </draw:line>
        <draw:line draw:style-name="gr2" draw:text-style-name="P2" draw:layer="layout" svg:x1="13.6cm" svg:y1="12.7cm" svg:x2="17.1cm" svg:y2="12.7cm">
          <text:p/>
        </draw:line>
        <draw:frame draw:style-name="gr10" draw:text-style-name="P8" xml:id="id97" draw:id="id97" draw:layer="layout" svg:width="3.1cm" svg:height="0.962cm" svg:x="14cm" svg:y="9.9cm">
          <draw:text-box>
            <text:p text:style-name="P7">1<text:tab/> <text:s text:c="2"/>8</text:p>
          </draw:text-box>
        </draw:frame>
        <draw:frame draw:style-name="gr10" draw:text-style-name="P8" draw:layer="layout" svg:width="3.1cm" svg:height="0.962cm" svg:x="14cm" svg:y="10.8cm">
          <draw:text-box>
            <text:p text:style-name="P7">2<text:tab/> <text:s text:c="2"/>7</text:p>
          </draw:text-box>
        </draw:frame>
        <draw:frame draw:style-name="gr10" draw:text-style-name="P8" draw:layer="layout" svg:width="3.1cm" svg:height="0.962cm" svg:x="14cm" svg:y="11.738cm">
          <draw:text-box>
            <text:p text:style-name="P7">3<text:tab/> <text:s text:c="2"/>6</text:p>
          </draw:text-box>
        </draw:frame>
        <draw:frame draw:style-name="gr10" draw:text-style-name="P8" xml:id="id99" draw:id="id99" draw:layer="layout" svg:width="3.1cm" svg:height="0.962cm" svg:x="14cm" svg:y="12.7cm">
          <draw:text-box>
            <text:p text:style-name="P7">4<text:tab/> <text:s text:c="2"/>5</text:p>
          </draw:text-box>
        </draw:frame>
        <draw:line draw:style-name="gr2" draw:text-style-name="P2" xml:id="id96" draw:id="id96" draw:layer="layout" svg:x1="9.7cm" svg:y1="9.3cm" svg:x2="12.9cm" svg:y2="9.3cm">
          <text:p/>
        </draw:line>
        <draw:connector draw:style-name="gr5" draw:text-style-name="P2" draw:layer="layout" svg:x1="12.9cm" svg:y1="9.3cm" svg:x2="15.55cm" svg:y2="9.9cm" draw:start-shape="id96" draw:start-glue-point="1" draw:end-shape="id97" draw:end-glue-point="0" svg:d="M12900 9300h2650v600" svg:viewBox="0 0 2651 601">
          <text:p/>
        </draw:connector>
        <draw:circle draw:style-name="gr12" draw:text-style-name="P10" draw:layer="layout" svg:width="0.7cm" svg:height="0.7cm" svg:x="14.1cm" svg:y="9cm">
          <text:p text:style-name="P9"><text:span text:style-name="T3">W</text:span></text:p>
        </draw:circle>
        <draw:line draw:style-name="gr2" draw:text-style-name="P2" xml:id="id98" draw:id="id98" draw:layer="layout" svg:x1="11.7cm" svg:y1="14.3cm" svg:x2="13.1cm" svg:y2="14.3cm">
          <text:p/>
        </draw:line>
        <draw:connector draw:style-name="gr5" draw:text-style-name="P2" draw:layer="layout" svg:x1="13.1cm" svg:y1="14.3cm" svg:x2="15.55cm" svg:y2="13.662cm" draw:start-shape="id98" draw:end-shape="id99" draw:end-glue-point="2" svg:d="M13100 14300h2450v-638" svg:viewBox="0 0 2451 639">
          <text:p/>
        </draw:connector>
        <draw:frame draw:style-name="gr9" draw:text-style-name="P5" draw:layer="layout" svg:width="2.1cm" svg:height="0.729cm" svg:x="10.9cm" svg:y="8.671cm">
          <draw:text-box>
            <text:p text:style-name="P4"><text:span text:style-name="T1">shmat()</text:span></text:p>
          </draw:text-box>
        </draw:frame>
        <draw:frame draw:style-name="gr9" draw:text-style-name="P5" draw:layer="layout" svg:width="2.1cm" svg:height="0.729cm" svg:x="11.6cm" svg:y="13.671cm">
          <draw:text-box>
            <text:p text:style-name="P4"><text:span text:style-name="T1">shmdt()</text:span></text:p>
          </draw:text-box>
        </draw:frame>
        <draw:line draw:style-name="gr2" draw:text-style-name="P2" xml:id="id100" draw:id="id100" draw:layer="layout" svg:x1="3.3cm" svg:y1="8.1cm" svg:x2="3.3cm" svg:y2="9.4cm">
          <draw:glue-point draw:id="4" svg:x="0cm" svg:y="2.692cm"/>
          <text:p/>
        </draw:line>
        <draw:line draw:style-name="gr2" draw:text-style-name="P2" xml:id="id101" draw:id="id101" draw:layer="layout" svg:x1="4.8cm" svg:y1="8.1cm" svg:x2="4.8cm" svg:y2="9.4cm">
          <draw:glue-point draw:id="4" svg:x="0cm" svg:y="-1.923cm"/>
          <text:p/>
        </draw:line>
        <draw:connector draw:style-name="gr2" draw:text-style-name="P2" draw:layer="layout" draw:type="line" svg:x1="3.3cm" svg:y1="8.1cm" svg:x2="4.8cm" svg:y2="9.4cm" draw:start-shape="id100" draw:start-glue-point="0" draw:end-shape="id101" draw:end-glue-point="2" svg:d="M3300 8100l1500 1300" svg:viewBox="0 0 1501 1301">
          <text:p/>
        </draw:connector>
        <draw:connector draw:style-name="gr14" draw:text-style-name="P12" draw:layer="layout" svg:x1="3.3cm" svg:y1="9.099cm" svg:x2="4.462cm" svg:y2="9.101cm" draw:start-shape="id100" draw:start-glue-point="4" svg:d="M3300 9099h832v2h330" svg:viewBox="0 0 1163 3">
          <text:p/>
        </draw:connector>
        <draw:connector draw:style-name="gr2" draw:text-style-name="P2" draw:layer="layout" draw:type="line" svg:x1="4.8cm" svg:y1="8.501cm" svg:x2="3.77cm" svg:y2="8.504cm" draw:start-shape="id101" draw:start-glue-point="4" svg:d="M4800 8501l-1030 3" svg:viewBox="0 0 1031 4">
          <text:p/>
        </draw:connector>
        <draw:line draw:style-name="gr2" draw:text-style-name="P2" draw:layer="layout" svg:x1="9.7cm" svg:y1="8cm" svg:x2="4.3cm" svg:y2="8cm">
          <text:p/>
        </draw:line>
        <draw:line draw:style-name="gr5" draw:text-style-name="P2" draw:layer="layout" svg:x1="4.3cm" svg:y1="8cm" svg:x2="4.3cm" svg:y2="8.5cm">
          <text:p/>
        </draw:line>
        <draw:custom-shape draw:style-name="gr32" draw:text-style-name="P21" draw:layer="layout" svg:width="0.4cm" svg:height="0.4cm" svg:x="9.5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0" draw:text-style-name="P30" draw:layer="layout" svg:width="7.3cm" svg:height="3.095cm" svg:x="4.1cm" svg:y="10.605cm">
          <draw:text-box>
            <text:p text:style-name="P29"><text:span text:style-name="T13">NbPlacesPrises &lt; NB_PLACES</text:span></text:p>
          </draw:text-box>
        </draw:frame>
        <draw:rect draw:style-name="gr7" draw:text-style-name="P3" draw:layer="layout" svg:width="1.1cm" svg:height="1.9cm" svg:x="12cm" svg:y="16.7cm">
          <text:p/>
        </draw:rect>
        <draw:line draw:style-name="gr2" draw:text-style-name="P2" draw:layer="layout" svg:x1="12.5cm" svg:y1="17cm" svg:x2="12.5cm" svg:y2="18.2cm">
          <text:p/>
        </draw:line>
        <draw:ellipse draw:style-name="gr7" draw:text-style-name="P3" draw:layer="layout" svg:width="0.9cm" svg:height="2.4cm" svg:x="16.3cm" svg:y="17.3cm">
          <text:p/>
        </draw:ellipse>
        <draw:line draw:style-name="gr2" draw:text-style-name="P2" draw:layer="layout" svg:x1="16.7cm" svg:y1="17.7cm" svg:x2="16.7cm" svg:y2="19.3cm">
          <text:p/>
        </draw:line>
        <draw:line draw:style-name="gr5" draw:text-style-name="P2" draw:layer="layout" svg:x1="12.5cm" svg:y1="18.001cm" svg:x2="16.4cm" svg:y2="18.001cm">
          <text:p/>
        </draw:line>
        <draw:line draw:style-name="gr2" draw:text-style-name="P2" draw:layer="layout" svg:x1="16.5cm" svg:y1="18cm" svg:x2="16.9cm" svg:y2="18cm">
          <text:p/>
        </draw:line>
        <draw:line draw:style-name="gr2" draw:text-style-name="P2" draw:layer="layout" svg:x1="12.5cm" svg:y1="17cm" svg:x2="10.6cm" svg:y2="17cm">
          <text:p/>
        </draw:line>
        <draw:frame draw:style-name="gr61" draw:text-style-name="P5" draw:layer="layout" svg:width="3cm" svg:height="0.729cm" svg:x="11.1cm" svg:y="16cm">
          <draw:text-box>
            <text:p text:style-name="P31"><text:span text:style-name="T1">GarerVoiture</text:span></text:p>
          </draw:text-box>
        </draw:frame>
        <draw:frame draw:style-name="gr61" draw:text-style-name="P5" draw:layer="layout" svg:width="3cm" svg:height="0.729cm" svg:x="15.7cm" svg:y="16.571cm">
          <draw:text-box>
            <text:p text:style-name="P31"><text:span text:style-name="T1">Voiturier</text:span></text:p>
          </draw:text-box>
        </draw:frame>
        <draw:line draw:style-name="gr2" draw:text-style-name="P2" draw:layer="layout" svg:x1="9.7cm" svg:y1="9.8cm" svg:x2="11.7cm" svg:y2="9.8cm">
          <text:p/>
        </draw:line>
        <draw:line draw:style-name="gr2" draw:text-style-name="P2" draw:layer="layout" svg:x1="11.7cm" svg:y1="9.8cm" svg:x2="11.7cm" svg:y2="14.3cm">
          <text:p/>
        </draw:line>
        <draw:line draw:style-name="gr2" draw:text-style-name="P2" draw:layer="layout" svg:x1="9.7cm" svg:y1="10.4cm" svg:x2="4.3cm" svg:y2="10.4cm">
          <text:p/>
        </draw:line>
        <draw:frame draw:style-name="gr9" draw:text-style-name="P5" draw:layer="layout" svg:width="2.1cm" svg:height="0.729cm" svg:x="6.3cm" svg:y="9.7cm">
          <draw:text-box>
            <text:p text:style-name="P4"><text:span text:style-name="T1">semop()</text:span></text:p>
          </draw:text-box>
        </draw:frame>
        <draw:frame draw:style-name="gr15" draw:text-style-name="P15" draw:layer="layout" svg:width="2.5cm" svg:height="0.962cm" svg:x="8.5cm" svg:y="4.1cm">
          <draw:text-box>
            <text:p>Entree</text:p>
          </draw:text-box>
        </draw:frame>
        <draw:rect draw:style-name="gr6" draw:text-style-name="P3" draw:layer="layout" svg:width="1.7cm" svg:height="0.2cm" svg:x="3.2cm" svg:y="11.3cm">
          <text:p/>
        </draw:rect>
        <draw:frame draw:style-name="gr9" draw:text-style-name="P5" draw:layer="layout" svg:width="2.1cm" svg:height="0.729cm" svg:x="6.1cm" svg:y="11.5cm">
          <draw:text-box>
            <text:p text:style-name="P4"><text:span text:style-name="T1">semop()</text:span></text:p>
          </draw:text-box>
        </draw:frame>
        <draw:line draw:style-name="gr2" draw:text-style-name="P2" xml:id="id102" draw:id="id102" draw:layer="layout" svg:x1="3.3cm" svg:y1="12.3cm" svg:x2="3.3cm" svg:y2="13.6cm">
          <draw:glue-point draw:id="4" svg:x="0cm" svg:y="2.692cm"/>
          <text:p/>
        </draw:line>
        <draw:line draw:style-name="gr2" draw:text-style-name="P2" xml:id="id103" draw:id="id103" draw:layer="layout" svg:x1="4.8cm" svg:y1="12.3cm" svg:x2="4.8cm" svg:y2="13.6cm">
          <draw:glue-point draw:id="4" svg:x="0cm" svg:y="-1.923cm"/>
          <text:p/>
        </draw:line>
        <draw:connector draw:style-name="gr2" draw:text-style-name="P2" draw:layer="layout" draw:type="line" svg:x1="3.3cm" svg:y1="12.3cm" svg:x2="4.8cm" svg:y2="13.6cm" draw:start-shape="id102" draw:start-glue-point="0" draw:end-shape="id103" draw:end-glue-point="2" svg:d="M3300 12300l1500 1300" svg:viewBox="0 0 1501 1301">
          <text:p/>
        </draw:connector>
        <draw:connector draw:style-name="gr14" draw:text-style-name="P12" draw:layer="layout" svg:x1="3.3cm" svg:y1="13.299cm" svg:x2="4.462cm" svg:y2="13.301cm" draw:start-shape="id102" draw:start-glue-point="4" svg:d="M3300 13299h832v2h330" svg:viewBox="0 0 1163 3">
          <text:p/>
        </draw:connector>
        <draw:connector draw:style-name="gr2" draw:text-style-name="P2" draw:layer="layout" draw:type="line" svg:x1="4.8cm" svg:y1="12.701cm" svg:x2="3.77cm" svg:y2="12.704cm" draw:start-shape="id103" draw:start-glue-point="4" svg:d="M4800 12701l-1030 3" svg:viewBox="0 0 1031 4">
          <text:p/>
        </draw:connector>
        <draw:line draw:style-name="gr2" draw:text-style-name="P2" draw:layer="layout" svg:x1="9.7cm" svg:y1="12.2cm" svg:x2="4.3cm" svg:y2="12.2cm">
          <text:p/>
        </draw:line>
        <draw:line draw:style-name="gr5" draw:text-style-name="P2" draw:layer="layout" svg:x1="4.3cm" svg:y1="12.2cm" svg:x2="4.3cm" svg:y2="12.7cm">
          <text:p/>
        </draw:line>
        <draw:frame draw:style-name="gr44" draw:text-style-name="P6" draw:layer="layout" svg:width="3.2cm" svg:height="1.207cm" svg:x="2.7cm" svg:y="11.493cm">
          <draw:text-box>
            <text:p text:style-name="P4"><text:span text:style-name="T2">semRequete</text:span></text:p>
          </draw:text-box>
        </draw:frame>
        <draw:rect draw:style-name="gr7" draw:text-style-name="P3" draw:layer="layout" svg:width="3.2cm" svg:height="1.2cm" svg:x="4.3cm" svg:y="13.827cm">
          <text:p/>
        </draw:rect>
        <draw:frame draw:style-name="gr9" draw:text-style-name="P6" draw:layer="layout" svg:width="3.6cm" svg:height="0.729cm" svg:x="4.7cm" svg:y="13.071cm">
          <draw:text-box>
            <text:p text:style-name="P4"><text:span text:style-name="T2">memRequete</text:span></text:p>
          </draw:text-box>
        </draw:frame>
        <draw:line draw:style-name="gr2" draw:text-style-name="P2" draw:layer="layout" svg:x1="5.5cm" svg:y1="13.827cm" svg:x2="5.5cm" svg:y2="15.027cm">
          <text:p/>
        </draw:line>
        <draw:line draw:style-name="gr2" draw:text-style-name="P2" draw:layer="layout" svg:x1="6.5cm" svg:y1="13.827cm" svg:x2="6.5cm" svg:y2="15.027cm">
          <text:p/>
        </draw:line>
        <draw:frame draw:style-name="gr11" draw:text-style-name="P8" draw:layer="layout" svg:width="3.7cm" svg:height="1.673cm" svg:x="4.2cm" svg:y="13.927cm">
          <draw:text-box>
            <text:p text:style-name="P7"><text:span text:style-name="T8">1</text:span><text:span text:style-name="T8"><text:tab/></text:span><text:span text:style-name="T8">2</text:span><text:span text:style-name="T8"><text:tab/></text:span><text:span text:style-name="T8">3</text:span></text:p>
          </draw:text-box>
        </draw:frame>
        <draw:line draw:style-name="gr5" draw:text-style-name="P2" draw:layer="layout" svg:x1="4.3cm" svg:y1="9.1cm" svg:x2="4.3cm" svg:y2="10.4cm">
          <text:p/>
        </draw:line>
        <draw:line draw:style-name="gr5" draw:text-style-name="P2" draw:layer="layout" svg:x1="9.7cm" svg:y1="14.3cm" svg:x2="7.5cm" svg:y2="14.3cm">
          <text:p/>
        </draw:line>
        <draw:line draw:style-name="gr5" draw:text-style-name="P2" draw:layer="layout" svg:x1="6.2cm" svg:y1="15cm" svg:x2="6.2cm" svg:y2="15.6cm">
          <text:p/>
        </draw:line>
        <draw:line draw:style-name="gr2" draw:text-style-name="P2" draw:layer="layout" svg:x1="6.2cm" svg:y1="15.6cm" svg:x2="9.7cm" svg:y2="15.6cm">
          <text:p/>
        </draw:line>
        <draw:circle draw:style-name="gr12" draw:text-style-name="P10" draw:layer="layout" svg:width="0.7cm" svg:height="0.7cm" svg:x="8.3cm" svg:y="13.9cm">
          <text:p text:style-name="P9"><text:span text:style-name="T3">W</text:span></text:p>
        </draw:circle>
        <draw:frame draw:style-name="gr9" draw:text-style-name="P5" draw:layer="layout" svg:width="2.1cm" svg:height="0.729cm" svg:x="7.9cm" svg:y="13.271cm">
          <draw:text-box>
            <text:p text:style-name="P4"><text:span text:style-name="T1">shmat()</text:span></text:p>
          </draw:text-box>
        </draw:frame>
        <draw:frame draw:style-name="gr9" draw:text-style-name="P5" draw:layer="layout" svg:width="2.1cm" svg:height="0.729cm" svg:x="7.8cm" svg:y="14.9cm">
          <draw:text-box>
            <text:p text:style-name="P4"><text:span text:style-name="T1">shmdt()</text:span></text:p>
          </draw:text-box>
        </draw:frame>
        <draw:line draw:style-name="gr2" draw:text-style-name="P2" draw:layer="layout" svg:x1="9.7cm" svg:y1="16.2cm" svg:x2="3.7cm" svg:y2="16.2cm">
          <text:p/>
        </draw:line>
        <draw:line draw:style-name="gr5" draw:text-style-name="P2" draw:layer="layout" svg:x1="3.7cm" svg:y1="13.3cm" svg:x2="3.7cm" svg:y2="16.2cm">
          <text:p/>
        </draw:line>
        <draw:frame draw:style-name="gr9" draw:text-style-name="P5" draw:layer="layout" svg:width="2.1cm" svg:height="0.729cm" svg:x="4.5cm" svg:y="15.571cm">
          <draw:text-box>
            <text:p text:style-name="P4"><text:span text:style-name="T1">semop()</text:span></text:p>
          </draw:text-box>
        </draw:frame>
        <draw:frame draw:style-name="gr9" draw:text-style-name="P5" draw:layer="layout" svg:width="2.1cm" svg:height="0.729cm" svg:x="6.1cm" svg:y="19.1cm">
          <draw:text-box>
            <text:p text:style-name="P4"><text:span text:style-name="T1">semop()</text:span></text:p>
          </draw:text-box>
        </draw:frame>
        <draw:line draw:style-name="gr2" draw:text-style-name="P2" xml:id="id104" draw:id="id104" draw:layer="layout" svg:x1="3.3cm" svg:y1="19.9cm" svg:x2="3.3cm" svg:y2="21.2cm">
          <draw:glue-point draw:id="4" svg:x="0cm" svg:y="2.692cm"/>
          <text:p/>
        </draw:line>
        <draw:line draw:style-name="gr2" draw:text-style-name="P2" xml:id="id105" draw:id="id105" draw:layer="layout" svg:x1="4.8cm" svg:y1="19.9cm" svg:x2="4.8cm" svg:y2="21.2cm">
          <draw:glue-point draw:id="4" svg:x="0cm" svg:y="-1.923cm"/>
          <text:p/>
        </draw:line>
        <draw:connector draw:style-name="gr2" draw:text-style-name="P2" draw:layer="layout" draw:type="line" svg:x1="3.3cm" svg:y1="19.9cm" svg:x2="4.8cm" svg:y2="21.2cm" draw:start-shape="id104" draw:start-glue-point="0" draw:end-shape="id105" draw:end-glue-point="2" svg:d="M3300 19900l1500 1300" svg:viewBox="0 0 1501 1301">
          <text:p/>
        </draw:connector>
        <draw:connector draw:style-name="gr14" draw:text-style-name="P12" draw:layer="layout" svg:x1="3.3cm" svg:y1="20.899cm" svg:x2="4.462cm" svg:y2="20.901cm" draw:start-shape="id104" draw:start-glue-point="4" svg:d="M3300 20899h832v2h330" svg:viewBox="0 0 1163 3">
          <text:p/>
        </draw:connector>
        <draw:connector draw:style-name="gr2" draw:text-style-name="P2" draw:layer="layout" draw:type="line" svg:x1="4.8cm" svg:y1="20.301cm" svg:x2="3.77cm" svg:y2="20.304cm" draw:start-shape="id105" draw:start-glue-point="4" svg:d="M4800 20301l-1030 3" svg:viewBox="0 0 1031 4">
          <text:p/>
        </draw:connector>
        <draw:line draw:style-name="gr2" draw:text-style-name="P2" draw:layer="layout" svg:x1="9.7cm" svg:y1="19.8cm" svg:x2="4.3cm" svg:y2="19.8cm">
          <text:p/>
        </draw:line>
        <draw:line draw:style-name="gr5" draw:text-style-name="P2" draw:layer="layout" svg:x1="4.3cm" svg:y1="19.8cm" svg:x2="4.3cm" svg:y2="20.3cm">
          <text:p/>
        </draw:line>
        <draw:frame draw:style-name="gr44" draw:text-style-name="P6" draw:layer="layout" svg:width="3.2cm" svg:height="1.207cm" svg:x="2.7cm" svg:y="19.1cm">
          <draw:text-box>
            <text:p text:style-name="P4"><text:span text:style-name="T2">semRequete</text:span></text:p>
          </draw:text-box>
        </draw:frame>
        <draw:rect draw:style-name="gr7" draw:text-style-name="P3" draw:layer="layout" svg:width="3.2cm" svg:height="1.2cm" svg:x="4.3cm" svg:y="21.427cm">
          <text:p/>
        </draw:rect>
        <draw:frame draw:style-name="gr9" draw:text-style-name="P6" draw:layer="layout" svg:width="3.6cm" svg:height="0.729cm" svg:x="4.7cm" svg:y="20.671cm">
          <draw:text-box>
            <text:p text:style-name="P4"><text:span text:style-name="T2">memRequete</text:span></text:p>
          </draw:text-box>
        </draw:frame>
        <draw:line draw:style-name="gr2" draw:text-style-name="P2" draw:layer="layout" svg:x1="5.5cm" svg:y1="21.427cm" svg:x2="5.5cm" svg:y2="22.627cm">
          <text:p/>
        </draw:line>
        <draw:line draw:style-name="gr2" draw:text-style-name="P2" draw:layer="layout" svg:x1="6.5cm" svg:y1="21.427cm" svg:x2="6.5cm" svg:y2="22.627cm">
          <text:p/>
        </draw:line>
        <draw:frame draw:style-name="gr11" draw:text-style-name="P8" draw:layer="layout" svg:width="3.7cm" svg:height="1.673cm" svg:x="4.2cm" svg:y="21.527cm">
          <draw:text-box>
            <text:p text:style-name="P7"><text:span text:style-name="T8">1</text:span><text:span text:style-name="T8"><text:tab/></text:span><text:span text:style-name="T8">2</text:span><text:span text:style-name="T8"><text:tab/></text:span><text:span text:style-name="T8">3</text:span></text:p>
          </draw:text-box>
        </draw:frame>
        <draw:line draw:style-name="gr5" draw:text-style-name="P2" draw:layer="layout" svg:x1="9.7cm" svg:y1="21.9cm" svg:x2="7.5cm" svg:y2="21.9cm">
          <text:p/>
        </draw:line>
        <draw:line draw:style-name="gr5" draw:text-style-name="P2" draw:layer="layout" svg:x1="6.2cm" svg:y1="22.6cm" svg:x2="6.2cm" svg:y2="23.2cm">
          <text:p/>
        </draw:line>
        <draw:line draw:style-name="gr2" draw:text-style-name="P2" draw:layer="layout" svg:x1="6.2cm" svg:y1="23.2cm" svg:x2="9.7cm" svg:y2="23.2cm">
          <text:p/>
        </draw:line>
        <draw:circle draw:style-name="gr12" draw:text-style-name="P10" draw:layer="layout" svg:width="0.7cm" svg:height="0.7cm" svg:x="8.3cm" svg:y="21.5cm">
          <text:p text:style-name="P9"><text:span text:style-name="T3">W</text:span></text:p>
        </draw:circle>
        <draw:frame draw:style-name="gr9" draw:text-style-name="P5" draw:layer="layout" svg:width="2.1cm" svg:height="0.729cm" svg:x="7.9cm" svg:y="20.871cm">
          <draw:text-box>
            <text:p text:style-name="P4"><text:span text:style-name="T1">shmat()</text:span></text:p>
          </draw:text-box>
        </draw:frame>
        <draw:frame draw:style-name="gr9" draw:text-style-name="P5" draw:layer="layout" svg:width="2.1cm" svg:height="0.729cm" svg:x="7.8cm" svg:y="22.5cm">
          <draw:text-box>
            <text:p text:style-name="P4"><text:span text:style-name="T1">shmdt()</text:span></text:p>
          </draw:text-box>
        </draw:frame>
        <draw:line draw:style-name="gr2" draw:text-style-name="P2" draw:layer="layout" svg:x1="9.7cm" svg:y1="23.8cm" svg:x2="3.7cm" svg:y2="23.8cm">
          <text:p/>
        </draw:line>
        <draw:line draw:style-name="gr5" draw:text-style-name="P2" draw:layer="layout" svg:x1="3.7cm" svg:y1="20.9cm" svg:x2="3.7cm" svg:y2="23.8cm">
          <text:p/>
        </draw:line>
        <draw:frame draw:style-name="gr9" draw:text-style-name="P5" draw:layer="layout" svg:width="2.1cm" svg:height="0.729cm" svg:x="4.5cm" svg:y="23.171cm">
          <draw:text-box>
            <text:p text:style-name="P4"><text:span text:style-name="T1">semop()</text:span></text:p>
          </draw:text-box>
        </draw:frame>
        <draw:line draw:style-name="gr5" draw:text-style-name="P2" draw:layer="layout" svg:x1="9.7cm" svg:y1="14.9cm" svg:x2="7.5cm" svg:y2="14.9cm">
          <text:p/>
        </draw:line>
        <draw:line draw:style-name="gr5" draw:text-style-name="P2" draw:layer="layout" svg:x1="9.7cm" svg:y1="22.5cm" svg:x2="7.4cm" svg:y2="22.5cm">
          <text:p/>
        </draw:line>
        <draw:frame draw:style-name="gr62" draw:text-style-name="P14" draw:layer="layout" svg:width="1.4cm" svg:height="0.895cm" svg:x="8.5cm" svg:y="14.405cm">
          <draw:text-box>
            <text:p text:style-name="P13"><text:span text:style-name="T7">ajout</text:span></text:p>
          </draw:text-box>
        </draw:frame>
        <draw:frame draw:style-name="gr62" draw:text-style-name="P14" draw:layer="layout" svg:width="2.3cm" svg:height="0.895cm" svg:x="7.8cm" svg:y="22cm">
          <draw:text-box>
            <text:p text:style-name="P13"><text:span text:style-name="T7">suppression</text:span></text:p>
          </draw:text-box>
        </draw:frame>
        <draw:rect draw:style-name="gr7" draw:text-style-name="P3" draw:layer="layout" svg:width="1.1cm" svg:height="1.9cm" svg:x="12.3cm" svg:y="23.8cm">
          <text:p/>
        </draw:rect>
        <draw:line draw:style-name="gr2" draw:text-style-name="P2" draw:layer="layout" svg:x1="12.8cm" svg:y1="24.1cm" svg:x2="12.8cm" svg:y2="25.3cm">
          <text:p/>
        </draw:line>
        <draw:ellipse draw:style-name="gr7" draw:text-style-name="P3" draw:layer="layout" svg:width="0.9cm" svg:height="2.4cm" svg:x="16.6cm" svg:y="24.4cm">
          <text:p/>
        </draw:ellipse>
        <draw:line draw:style-name="gr2" draw:text-style-name="P2" draw:layer="layout" svg:x1="17cm" svg:y1="24.8cm" svg:x2="17cm" svg:y2="26.4cm">
          <text:p/>
        </draw:line>
        <draw:line draw:style-name="gr5" draw:text-style-name="P2" draw:layer="layout" svg:x1="12.8cm" svg:y1="25.101cm" svg:x2="16.7cm" svg:y2="25.101cm">
          <text:p/>
        </draw:line>
        <draw:line draw:style-name="gr2" draw:text-style-name="P2" draw:layer="layout" svg:x1="16.8cm" svg:y1="25.1cm" svg:x2="17.2cm" svg:y2="25.1cm">
          <text:p/>
        </draw:line>
        <draw:frame draw:style-name="gr61" draw:text-style-name="P5" draw:layer="layout" svg:width="3cm" svg:height="0.729cm" svg:x="11.4cm" svg:y="23.1cm">
          <draw:text-box>
            <text:p text:style-name="P31"><text:span text:style-name="T1">GarerVoiture</text:span></text:p>
          </draw:text-box>
        </draw:frame>
        <draw:frame draw:style-name="gr61" draw:text-style-name="P5" draw:layer="layout" svg:width="3cm" svg:height="0.729cm" svg:x="16.1cm" svg:y="23.5cm">
          <draw:text-box>
            <text:p text:style-name="P31"><text:span text:style-name="T1">Voiturier</text:span></text:p>
          </draw:text-box>
        </draw:frame>
        <draw:line draw:style-name="gr2" draw:text-style-name="P2" draw:layer="layout" svg:x1="12.8cm" svg:y1="24.1cm" svg:x2="9.7cm" svg:y2="24.1cm">
          <text:p/>
        </draw:line>
        <draw:frame draw:style-name="gr9" draw:text-style-name="P5" draw:layer="layout" svg:width="2.1cm" svg:height="0.729cm" svg:x="6.6cm" svg:y="16.871cm">
          <draw:text-box>
            <text:p text:style-name="P4"><text:span text:style-name="T1">semop()</text:span></text:p>
          </draw:text-box>
        </draw:frame>
        <draw:line draw:style-name="gr2" draw:text-style-name="P2" xml:id="id106" draw:id="id106" draw:layer="layout" svg:x1="2.6cm" svg:y1="17cm" svg:x2="2.6cm" svg:y2="18.3cm">
          <draw:glue-point draw:id="4" svg:x="0cm" svg:y="2.692cm"/>
          <text:p/>
        </draw:line>
        <draw:line draw:style-name="gr2" draw:text-style-name="P2" xml:id="id107" draw:id="id107" draw:layer="layout" svg:x1="4.1cm" svg:y1="17cm" svg:x2="4.1cm" svg:y2="18.3cm">
          <draw:glue-point draw:id="4" svg:x="0cm" svg:y="-1.923cm"/>
          <text:p/>
        </draw:line>
        <draw:connector draw:style-name="gr2" draw:text-style-name="P2" draw:layer="layout" draw:type="line" svg:x1="2.6cm" svg:y1="17cm" svg:x2="4.1cm" svg:y2="18.3cm" draw:start-shape="id106" draw:start-glue-point="0" draw:end-shape="id107" draw:end-glue-point="2" svg:d="M2600 17000l1500 1300" svg:viewBox="0 0 1501 1301">
          <text:p/>
        </draw:connector>
        <draw:connector draw:style-name="gr14" draw:text-style-name="P12" draw:layer="layout" svg:x1="2.6cm" svg:y1="17.999cm" svg:x2="3.762cm" svg:y2="18.001cm" draw:start-shape="id106" draw:start-glue-point="4" svg:d="M2600 17999h832v2h330" svg:viewBox="0 0 1163 3">
          <text:p/>
        </draw:connector>
        <draw:connector draw:style-name="gr2" draw:text-style-name="P2" draw:layer="layout" draw:type="line" svg:x1="4.1cm" svg:y1="17.401cm" svg:x2="3.07cm" svg:y2="17.404cm" draw:start-shape="id107" draw:start-glue-point="4" svg:d="M4100 17401l-1030 3" svg:viewBox="0 0 1031 4">
          <text:p/>
        </draw:connector>
        <draw:line draw:style-name="gr5" draw:text-style-name="P2" draw:layer="layout" svg:x1="9.7cm" svg:y1="17.6cm" svg:x2="4.1cm" svg:y2="17.6cm">
          <text:p/>
        </draw:line>
        <draw:frame draw:style-name="gr55" draw:text-style-name="P30" draw:layer="layout" svg:width="4.1cm" svg:height="1.047cm" svg:x="5.6cm" svg:y="17.653cm">
          <draw:text-box>
            <text:p text:style-name="P29"><text:span text:style-name="T13">[Sembuf à 0 (attente)]</text:span></text:p>
          </draw:text-box>
        </draw:frame>
        <draw:frame draw:style-name="gr44" draw:text-style-name="P6" draw:layer="layout" svg:width="4.4cm" svg:height="1.207cm" svg:x="1.3cm" svg:y="18.393cm">
          <draw:text-box>
            <text:p text:style-name="P4"><text:span text:style-name="T2">semEntreeSortie</text:span>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8" draw:style-name="dp1" draw:master-page-name="Standard">
        <draw:frame draw:style-name="gr50" draw:text-style-name="P8" draw:layer="layout" svg:width="9.197cm" svg:height="1.673cm" svg:x="2.803cm" svg:y="1.701cm">
          <draw:text-box>
            <text:p text:style-name="P7"><text:span text:style-name="T9">Entree</text:span><text:span text:style-name="T8"> : Handler mortVoiturier</text:span></text:p>
          </draw:text-box>
        </draw:frame>
        <draw:line draw:style-name="gr2" draw:text-style-name="P2" draw:layer="layout" svg:x1="10.6cm" svg:y1="5.6cm" svg:x2="10.6cm" svg:y2="26.5cm">
          <text:p/>
        </draw:line>
        <draw:rect draw:style-name="gr63" draw:text-style-name="P2" draw:layer="layout" svg:width="5.1cm" svg:height="22.6cm" svg:x="8.1cm" svg:y="4.4cm">
          <text:p/>
        </draw:rect>
        <draw:line draw:style-name="gr2" draw:text-style-name="P2" draw:layer="layout" svg:x1="5.1cm" svg:y1="4.5cm" svg:x2="6.9cm" svg:y2="4.5cm">
          <text:p/>
        </draw:line>
        <draw:line draw:style-name="gr2" draw:text-style-name="P2" draw:layer="layout" svg:x1="6.9cm" svg:y1="4.5cm" svg:x2="4.7cm" svg:y2="5.6cm">
          <text:p/>
        </draw:line>
        <draw:ellipse draw:style-name="gr12" draw:text-style-name="P32" draw:layer="layout" svg:width="1cm" svg:height="0.9cm" svg:x="4.1cm" svg:y="4cm">
          <text:p text:style-name="P9"><text:span text:style-name="T14">S</text:span></text:p>
        </draw:ellipse>
        <draw:line draw:style-name="gr5" draw:text-style-name="P2" draw:layer="layout" svg:x1="4.7cm" svg:y1="5.6cm" svg:x2="8.2cm" svg:y2="5.6cm">
          <text:p/>
        </draw:line>
        <draw:line draw:style-name="gr2" draw:text-style-name="P2" draw:layer="layout" svg:x1="8.1cm" svg:y1="5.6cm" svg:x2="10.6cm" svg:y2="5.6cm">
          <text:p/>
        </draw:line>
        <draw:rect draw:style-name="gr6" draw:text-style-name="P3" draw:layer="layout" svg:width="1.7cm" svg:height="0.2cm" svg:x="4.1cm" svg:y="6.6cm">
          <text:p/>
        </draw:rect>
        <draw:frame draw:style-name="gr59" draw:text-style-name="P6" draw:layer="layout" svg:width="2.1cm" svg:height="0.8cm" svg:x="4cm" svg:y="7.2cm">
          <draw:text-box>
            <text:p text:style-name="P4"><text:span text:style-name="T2">semEtat</text:span></text:p>
          </draw:text-box>
        </draw:frame>
        <draw:rect draw:style-name="gr1" draw:text-style-name="P1" draw:layer="layout" svg:width="3.5cm" svg:height="3.9cm" svg:x="14.5cm" svg:y="10.7cm">
          <text:p/>
        </draw:rect>
        <draw:frame draw:style-name="gr9" draw:text-style-name="P6" draw:layer="layout" svg:width="3.6cm" svg:height="0.729cm" svg:x="13.7cm" svg:y="10cm">
          <draw:text-box>
            <text:p text:style-name="P4"><text:span text:style-name="T2">memEtat</text:span></text:p>
          </draw:text-box>
        </draw:frame>
        <draw:line draw:style-name="gr2" draw:text-style-name="P2" draw:layer="layout" svg:x1="16.2cm" svg:y1="10.7cm" svg:x2="16.2cm" svg:y2="14.6cm">
          <text:p/>
        </draw:line>
        <draw:line draw:style-name="gr2" draw:text-style-name="P2" draw:layer="layout" svg:x1="14.5cm" svg:y1="12.7cm" svg:x2="18cm" svg:y2="12.7cm">
          <text:p/>
        </draw:line>
        <draw:line draw:style-name="gr2" draw:text-style-name="P2" draw:layer="layout" svg:x1="14.5cm" svg:y1="11.7cm" svg:x2="18cm" svg:y2="11.7cm">
          <text:p/>
        </draw:line>
        <draw:line draw:style-name="gr2" draw:text-style-name="P2" draw:layer="layout" svg:x1="14.5cm" svg:y1="13.6cm" svg:x2="18cm" svg:y2="13.6cm">
          <text:p/>
        </draw:line>
        <draw:frame draw:style-name="gr10" draw:text-style-name="P8" xml:id="id109" draw:id="id109" draw:layer="layout" svg:width="3.1cm" svg:height="0.962cm" svg:x="14.9cm" svg:y="10.8cm">
          <draw:text-box>
            <text:p text:style-name="P7">1<text:tab/> <text:s text:c="2"/>8</text:p>
          </draw:text-box>
        </draw:frame>
        <draw:frame draw:style-name="gr10" draw:text-style-name="P8" draw:layer="layout" svg:width="3.1cm" svg:height="0.962cm" svg:x="14.9cm" svg:y="11.7cm">
          <draw:text-box>
            <text:p text:style-name="P7">2<text:tab/> <text:s text:c="2"/>7</text:p>
          </draw:text-box>
        </draw:frame>
        <draw:frame draw:style-name="gr10" draw:text-style-name="P8" draw:layer="layout" svg:width="3.1cm" svg:height="0.962cm" svg:x="14.9cm" svg:y="12.638cm">
          <draw:text-box>
            <text:p text:style-name="P7">3<text:tab/> <text:s text:c="2"/>6</text:p>
          </draw:text-box>
        </draw:frame>
        <draw:frame draw:style-name="gr10" draw:text-style-name="P8" xml:id="id111" draw:id="id111" draw:layer="layout" svg:width="3.1cm" svg:height="0.962cm" svg:x="14.9cm" svg:y="13.6cm">
          <draw:text-box>
            <text:p text:style-name="P7">4<text:tab/> <text:s text:c="2"/>5</text:p>
          </draw:text-box>
        </draw:frame>
        <draw:line draw:style-name="gr2" draw:text-style-name="P2" xml:id="id108" draw:id="id108" draw:layer="layout" svg:x1="10.6cm" svg:y1="8.8cm" svg:x2="13.8cm" svg:y2="8.8cm">
          <text:p/>
        </draw:line>
        <draw:connector draw:style-name="gr5" draw:text-style-name="P2" draw:layer="layout" draw:line-skew="-1.001cm" svg:x1="13.8cm" svg:y1="8.8cm" svg:x2="16.45cm" svg:y2="10.8cm" draw:start-shape="id108" draw:start-glue-point="1" draw:end-shape="id109" draw:end-glue-point="0" svg:d="M13800 8800h2650v2000" svg:viewBox="0 0 2651 2001">
          <text:p/>
        </draw:connector>
        <draw:circle draw:style-name="gr12" draw:text-style-name="P10" draw:layer="layout" svg:width="0.7cm" svg:height="0.7cm" svg:x="15cm" svg:y="8.5cm">
          <text:p text:style-name="P9"><text:span text:style-name="T3">W</text:span></text:p>
        </draw:circle>
        <draw:line draw:style-name="gr2" draw:text-style-name="P2" xml:id="id110" draw:id="id110" draw:layer="layout" svg:x1="10.6cm" svg:y1="15.3cm" svg:x2="13.8cm" svg:y2="15.3cm">
          <text:p/>
        </draw:line>
        <draw:connector draw:style-name="gr5" draw:text-style-name="P2" draw:layer="layout" svg:x1="13.8cm" svg:y1="15.3cm" svg:x2="16.45cm" svg:y2="14.562cm" draw:start-shape="id110" draw:end-shape="id111" draw:end-glue-point="2" svg:d="M13800 15300h2650v-738" svg:viewBox="0 0 2651 739">
          <text:p/>
        </draw:connector>
        <draw:frame draw:style-name="gr9" draw:text-style-name="P5" draw:layer="layout" svg:width="2.1cm" svg:height="0.729cm" svg:x="11cm" svg:y="8.175cm">
          <draw:text-box>
            <text:p text:style-name="P4"><text:span text:style-name="T1">shmat()</text:span></text:p>
          </draw:text-box>
        </draw:frame>
        <draw:frame draw:style-name="gr9" draw:text-style-name="P5" draw:layer="layout" svg:width="2.1cm" svg:height="0.729cm" svg:x="11.1cm" svg:y="14.575cm">
          <draw:text-box>
            <text:p text:style-name="P4"><text:span text:style-name="T1">shmdt()</text:span></text:p>
          </draw:text-box>
        </draw:frame>
        <draw:rect draw:style-name="gr7" draw:text-style-name="P3" draw:layer="layout" svg:width="1.1cm" svg:height="1.9cm" svg:x="14.1cm" svg:y="16.9cm">
          <text:p/>
        </draw:rect>
        <draw:line draw:style-name="gr2" draw:text-style-name="P2" draw:layer="layout" svg:x1="14.6cm" svg:y1="17.2cm" svg:x2="14.6cm" svg:y2="18.4cm">
          <text:p/>
        </draw:line>
        <draw:line draw:style-name="gr2" draw:text-style-name="P2" draw:layer="layout" svg:x1="14.6cm" svg:y1="17.2cm" svg:x2="10.6cm" svg:y2="17.2cm">
          <text:p/>
        </draw:line>
        <draw:frame draw:style-name="gr8" draw:text-style-name="P6" draw:layer="layout" svg:width="3.4cm" svg:height="1.199cm" svg:x="13.3cm" svg:y="16.2cm">
          <draw:text-box>
            <text:p text:style-name="P4"><text:span text:style-name="T2">AfficherPlace</text:span></text:p>
          </draw:text-box>
        </draw:frame>
        <draw:rect draw:style-name="gr6" draw:text-style-name="P3" draw:layer="layout" svg:width="1.7cm" svg:height="0.2cm" svg:x="4.4cm" svg:y="14.1cm">
          <text:p/>
        </draw:rect>
        <draw:frame draw:style-name="gr59" draw:text-style-name="P6" draw:layer="layout" svg:width="2.1cm" svg:height="0.8cm" svg:x="3.9cm" svg:y="13.6cm">
          <draw:text-box>
            <text:p text:style-name="P4"><text:span text:style-name="T2">semEtat</text:span></text:p>
          </draw:text-box>
        </draw:frame>
        <draw:line draw:style-name="gr2" draw:text-style-name="P2" draw:layer="layout" svg:x1="14.6cm" svg:y1="17.201cm" svg:x2="14.6cm" svg:y2="18.401cm">
          <text:p/>
        </draw:line>
        <draw:line draw:style-name="gr2" draw:text-style-name="P2" draw:layer="layout" svg:x1="14.6cm" svg:y1="17.201cm" svg:x2="10.6cm" svg:y2="17.201cm">
          <text:p/>
        </draw:line>
        <draw:frame draw:style-name="gr8" draw:text-style-name="P6" draw:layer="layout" svg:width="4.6cm" svg:height="1.199cm" svg:x="9.5cm" svg:y="3.701cm">
          <draw:text-box>
            <text:p text:style-name="P4"><text:span text:style-name="T2">mortVoiturier</text:span></text:p>
          </draw:text-box>
        </draw:frame>
        <draw:frame draw:style-name="gr9" draw:text-style-name="P5" draw:layer="layout" svg:width="2.1cm" svg:height="0.729cm" svg:x="7.5cm" svg:y="7.4cm">
          <draw:text-box>
            <text:p text:style-name="P4"><text:span text:style-name="T1">semop()</text:span></text:p>
          </draw:text-box>
        </draw:frame>
        <draw:line draw:style-name="gr2" draw:text-style-name="P2" xml:id="id112" draw:id="id112" draw:layer="layout" svg:x1="4.2cm" svg:y1="8.129cm" svg:x2="4.2cm" svg:y2="9.429cm">
          <draw:glue-point draw:id="4" svg:x="0cm" svg:y="2.692cm"/>
          <text:p/>
        </draw:line>
        <draw:line draw:style-name="gr2" draw:text-style-name="P2" xml:id="id113" draw:id="id113" draw:layer="layout" svg:x1="5.7cm" svg:y1="8.129cm" svg:x2="5.7cm" svg:y2="9.429cm">
          <draw:glue-point draw:id="4" svg:x="0cm" svg:y="-1.923cm"/>
          <text:p/>
        </draw:line>
        <draw:connector draw:style-name="gr2" draw:text-style-name="P2" draw:layer="layout" draw:type="line" svg:x1="4.2cm" svg:y1="8.129cm" svg:x2="5.7cm" svg:y2="9.429cm" draw:start-shape="id112" draw:start-glue-point="0" draw:end-shape="id113" draw:end-glue-point="2" svg:d="M4200 8129l1500 1300" svg:viewBox="0 0 1501 1301">
          <text:p/>
        </draw:connector>
        <draw:connector draw:style-name="gr14" draw:text-style-name="P12" draw:layer="layout" svg:x1="4.2cm" svg:y1="9.128cm" svg:x2="5.362cm" svg:y2="9.13cm" draw:start-shape="id112" draw:start-glue-point="4" svg:d="M4200 9128h832v2h330" svg:viewBox="0 0 1163 3">
          <text:p/>
        </draw:connector>
        <draw:connector draw:style-name="gr2" draw:text-style-name="P2" draw:layer="layout" draw:type="line" svg:x1="5.7cm" svg:y1="8.53cm" svg:x2="4.67cm" svg:y2="8.533cm" draw:start-shape="id113" draw:start-glue-point="4" svg:d="M5700 8530l-1030 3" svg:viewBox="0 0 1031 4">
          <text:p/>
        </draw:connector>
        <draw:line draw:style-name="gr2" draw:text-style-name="P2" draw:layer="layout" svg:x1="10.6cm" svg:y1="8.029cm" svg:x2="5.2cm" svg:y2="8.029cm">
          <text:p/>
        </draw:line>
        <draw:line draw:style-name="gr5" draw:text-style-name="P2" draw:layer="layout" svg:x1="5.2cm" svg:y1="8.029cm" svg:x2="5.2cm" svg:y2="8.529cm">
          <text:p/>
        </draw:line>
        <draw:frame draw:style-name="gr9" draw:text-style-name="P5" draw:layer="layout" svg:width="2.1cm" svg:height="0.729cm" svg:x="7.5cm" svg:y="15.171cm">
          <draw:text-box>
            <text:p text:style-name="P4"><text:span text:style-name="T1">semop()</text:span></text:p>
          </draw:text-box>
        </draw:frame>
        <draw:line draw:style-name="gr2" draw:text-style-name="P2" xml:id="id114" draw:id="id114" draw:layer="layout" svg:x1="4.2cm" svg:y1="14.3cm" svg:x2="4.2cm" svg:y2="15.6cm">
          <draw:glue-point draw:id="4" svg:x="0cm" svg:y="2.692cm"/>
          <text:p/>
        </draw:line>
        <draw:line draw:style-name="gr2" draw:text-style-name="P2" xml:id="id115" draw:id="id115" draw:layer="layout" svg:x1="5.7cm" svg:y1="14.3cm" svg:x2="5.7cm" svg:y2="15.6cm">
          <draw:glue-point draw:id="4" svg:x="0cm" svg:y="-1.923cm"/>
          <text:p/>
        </draw:line>
        <draw:connector draw:style-name="gr2" draw:text-style-name="P2" draw:layer="layout" draw:type="line" svg:x1="4.2cm" svg:y1="14.3cm" svg:x2="5.7cm" svg:y2="15.6cm" draw:start-shape="id114" draw:start-glue-point="0" draw:end-shape="id115" draw:end-glue-point="2" svg:d="M4200 14300l1500 1300" svg:viewBox="0 0 1501 1301">
          <text:p/>
        </draw:connector>
        <draw:connector draw:style-name="gr14" draw:text-style-name="P12" draw:layer="layout" svg:x1="4.2cm" svg:y1="15.299cm" svg:x2="5.362cm" svg:y2="15.301cm" draw:start-shape="id114" draw:start-glue-point="4" svg:d="M4200 15299h832v2h330" svg:viewBox="0 0 1163 3">
          <text:p/>
        </draw:connector>
        <draw:connector draw:style-name="gr2" draw:text-style-name="P2" draw:layer="layout" draw:type="line" svg:x1="5.7cm" svg:y1="14.701cm" svg:x2="4.67cm" svg:y2="14.704cm" draw:start-shape="id115" draw:start-glue-point="4" svg:d="M5700 14701l-1030 3" svg:viewBox="0 0 1031 4">
          <text:p/>
        </draw:connector>
        <draw:line draw:style-name="gr2" draw:text-style-name="P2" draw:layer="layout" svg:x1="10.6cm" svg:y1="15.8cm" svg:x2="5.2cm" svg:y2="15.8cm">
          <text:p/>
        </draw:line>
        <draw:line draw:style-name="gr5" draw:text-style-name="P2" draw:layer="layout" svg:x1="5.2cm" svg:y1="15.3cm" svg:x2="5.2cm" svg:y2="15.8cm">
          <text:p/>
        </draw:lin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9" draw:style-name="dp1" draw:master-page-name="Standard">
        <draw:custom-shape draw:style-name="gr64" draw:text-style-name="P21" draw:layer="layout" svg:width="3.8cm" svg:height="17.6cm" svg:x="8.6cm" svg:y="5.2cm">
          <text:p/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frame draw:style-name="gr50" draw:text-style-name="P8" draw:layer="layout" svg:width="6.297cm" svg:height="1.673cm" svg:x="2.803cm" svg:y="1.701cm">
          <draw:text-box>
            <text:p text:style-name="P7"><text:span text:style-name="T9">Entree</text:span><text:span text:style-name="T8"> : Destruction</text:span></text:p>
          </draw:text-box>
        </draw:frame>
        <draw:line draw:style-name="gr2" draw:text-style-name="P2" xml:id="id119" draw:id="id119" draw:layer="layout" svg:x1="10.6cm" svg:y1="6.6cm" svg:x2="10.6cm" svg:y2="21.6cm">
          <draw:glue-point draw:id="4" svg:x="0cm" svg:y="2.533cm"/>
          <text:p/>
        </draw:line>
        <draw:line draw:style-name="gr2" draw:text-style-name="P2" draw:layer="layout" svg:x1="6.6cm" svg:y1="5.5cm" svg:x2="8.4cm" svg:y2="5.5cm">
          <text:p/>
        </draw:line>
        <draw:line draw:style-name="gr2" draw:text-style-name="P2" draw:layer="layout" svg:x1="8.4cm" svg:y1="5.5cm" svg:x2="6.2cm" svg:y2="6.6cm">
          <text:p/>
        </draw:line>
        <draw:ellipse draw:style-name="gr12" draw:text-style-name="P32" draw:layer="layout" svg:width="1cm" svg:height="0.9cm" svg:x="5.6cm" svg:y="5cm">
          <text:p text:style-name="P9"><text:span text:style-name="T14">S</text:span></text:p>
        </draw:ellipse>
        <draw:line draw:style-name="gr5" draw:text-style-name="P2" draw:layer="layout" svg:x1="6.2cm" svg:y1="6.6cm" svg:x2="9.7cm" svg:y2="6.6cm">
          <text:p/>
        </draw:line>
        <draw:line draw:style-name="gr2" draw:text-style-name="P2" draw:layer="layout" svg:x1="9.6cm" svg:y1="6.6cm" svg:x2="10.6cm" svg:y2="6.6cm">
          <text:p/>
        </draw:line>
        <draw:line draw:style-name="gr2" draw:text-style-name="P2" draw:layer="layout" svg:x1="9.6cm" svg:y1="10.7cm" svg:x2="11.6cm" svg:y2="10.7cm">
          <text:p/>
        </draw:line>
        <draw:line draw:style-name="gr2" draw:text-style-name="P2" draw:layer="layout" svg:x1="10.6cm" svg:y1="20.3cm" svg:x2="13.7cm" svg:y2="20.3cm">
          <text:p/>
        </draw:line>
        <draw:line draw:style-name="gr2" draw:text-style-name="P2" draw:layer="layout" svg:x1="13.7cm" svg:y1="20.3cm" svg:x2="13.7cm" svg:y2="21.6cm">
          <text:p/>
        </draw:line>
        <draw:line draw:style-name="gr2" draw:text-style-name="P2" draw:layer="layout" svg:x1="13.7cm" svg:y1="21.6cm" svg:x2="12.4cm" svg:y2="21.6cm">
          <text:p/>
        </draw:line>
        <draw:circle draw:style-name="gr12" draw:text-style-name="P10" draw:layer="layout" svg:width="0.7cm" svg:height="0.7cm" svg:x="13.4cm" svg:y="20.7cm">
          <text:p text:style-name="P9"><text:span text:style-name="T3">X</text:span></text:p>
        </draw:circle>
        <draw:frame draw:style-name="gr9" draw:text-style-name="P5" draw:layer="layout" svg:width="3.6cm" svg:height="0.729cm" svg:x="12.4cm" svg:y="19.6cm">
          <draw:text-box>
            <text:p text:style-name="P4"><text:span text:style-name="T1">exit()</text:span></text:p>
          </draw:text-box>
        </draw:frame>
        <draw:rect draw:style-name="gr7" draw:text-style-name="P3" draw:layer="layout" svg:width="1.1cm" svg:height="1.9cm" svg:x="3.7cm" svg:y="8.601cm">
          <text:p/>
        </draw:rect>
        <draw:line draw:style-name="gr2" draw:text-style-name="P2" draw:layer="layout" svg:x1="4.2cm" svg:y1="8.901cm" svg:x2="4.2cm" svg:y2="10.101cm">
          <text:p/>
        </draw:line>
        <draw:line draw:style-name="gr2" draw:text-style-name="P2" draw:layer="layout" svg:x1="2.5cm" svg:y1="8.401cm" svg:x2="3.4cm" svg:y2="8.401cm">
          <text:p/>
        </draw:line>
        <draw:line draw:style-name="gr18" draw:text-style-name="P2" draw:layer="layout" svg:x1="2.5cm" svg:y1="8.901cm" svg:x2="3.4cm" svg:y2="8.901cm">
          <text:p/>
        </draw:line>
        <draw:line draw:style-name="gr2" draw:text-style-name="P2" draw:layer="layout" svg:x1="3.4cm" svg:y1="8.401cm" svg:x2="2.5cm" svg:y2="8.901cm">
          <text:p/>
        </draw:line>
        <draw:frame draw:style-name="gr19" draw:text-style-name="P14" draw:layer="layout" svg:width="1.8cm" svg:height="0.573cm" svg:x="6.5cm" svg:y="9.301cm">
          <draw:text-box>
            <text:p text:style-name="P17"><text:span text:style-name="T7">SIGCHLD</text:span></text:p>
          </draw:text-box>
        </draw:frame>
        <draw:line draw:style-name="gr2" draw:text-style-name="P2" draw:layer="layout" svg:x1="3.3cm" svg:y1="8.901cm" svg:x2="4.2cm" svg:y2="8.901cm">
          <text:p/>
        </draw:line>
        <draw:line draw:style-name="gr5" draw:text-style-name="P2" draw:layer="layout" svg:x1="10.6cm" svg:y1="9.101cm" svg:x2="4.8cm" svg:y2="9.101cm">
          <text:p/>
        </draw:line>
        <draw:line draw:style-name="gr4" draw:text-style-name="P2" draw:layer="layout" svg:x1="4.8cm" svg:y1="10.001cm" svg:x2="10.6cm" svg:y2="10.001cm">
          <text:p/>
        </draw:line>
        <draw:frame draw:style-name="gr11" draw:text-style-name="P5" draw:layer="layout" svg:width="2.6cm" svg:height="1.673cm" svg:x="6cm" svg:y="8.401cm">
          <draw:text-box>
            <text:p text:style-name="P4"><text:span text:style-name="T1">sigaction()</text:span></text:p>
          </draw:text-box>
        </draw:frame>
        <draw:custom-shape draw:style-name="gr51" draw:text-style-name="P3" draw:layer="layout" svg:width="0.4cm" svg:height="0.492cm" draw:transform="rotate (-1.58231549985806) translate (7.6cm 9.8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2" draw:text-style-name="P10" draw:layer="layout" svg:width="0.7cm" svg:height="0.7cm" svg:x="1.8cm" svg:y="8.101cm">
          <text:p text:style-name="P9"><text:span text:style-name="T3">S</text:span></text:p>
        </draw:circle>
        <draw:frame draw:style-name="gr8" draw:text-style-name="P6" draw:layer="layout" svg:width="4.6cm" svg:height="1.199cm" svg:x="2.9cm" svg:y="7.701cm">
          <draw:text-box>
            <text:p text:style-name="P4"><text:span text:style-name="T2">mortVoiturier</text:span></text:p>
          </draw:text-box>
        </draw:frame>
        <draw:line draw:style-name="gr2" draw:text-style-name="P2" draw:layer="layout" svg:x1="9.6cm" svg:y1="11.8cm" svg:x2="11.6cm" svg:y2="11.8cm">
          <text:p/>
        </draw:line>
        <draw:line draw:style-name="gr2" draw:text-style-name="P2" draw:layer="layout" svg:x1="9.6cm" svg:y1="13.8cm" svg:x2="11.6cm" svg:y2="13.8cm">
          <text:p/>
        </draw:line>
        <draw:line draw:style-name="gr2" draw:text-style-name="P2" draw:layer="layout" svg:x1="9.6cm" svg:y1="15.4cm" svg:x2="11.6cm" svg:y2="15.4cm">
          <text:p/>
        </draw:line>
        <draw:line draw:style-name="gr2" draw:text-style-name="P2" draw:layer="layout" svg:x1="10.6cm" svg:y1="14.2cm" svg:x2="13cm" svg:y2="14.2cm">
          <text:p/>
        </draw:line>
        <draw:line draw:style-name="gr5" draw:text-style-name="P2" xml:id="id116" draw:id="id116" draw:layer="layout" svg:x1="13cm" svg:y1="14.2cm" svg:x2="13cm" svg:y2="14.9cm">
          <text:p/>
        </draw:line>
        <draw:line draw:style-name="gr2" draw:text-style-name="P2" xml:id="id117" draw:id="id117" draw:layer="layout" svg:x1="13cm" svg:y1="16cm" svg:x2="12.4cm" svg:y2="16cm">
          <text:p/>
        </draw:line>
        <draw:connector draw:style-name="gr14" draw:text-style-name="P12" draw:layer="layout" svg:x1="13cm" svg:y1="14.9cm" svg:x2="13cm" svg:y2="16cm" draw:start-shape="id116" draw:start-glue-point="2" draw:end-shape="id117" draw:end-glue-point="1" svg:d="M13000 14900v1100" svg:viewBox="0 0 1 1101">
          <text:p/>
        </draw:connector>
        <draw:frame draw:style-name="gr9" draw:text-style-name="P5" draw:layer="layout" svg:width="3.6cm" svg:height="0.729cm" svg:x="12.3cm" svg:y="13.5cm">
          <draw:text-box>
            <text:p text:style-name="P4"><text:span text:style-name="T1">waitpid()</text:span></text:p>
          </draw:text-box>
        </draw:frame>
        <draw:line draw:style-name="gr2" draw:text-style-name="P2" draw:layer="layout" svg:x1="11.8cm" svg:y1="15.2cm" svg:x2="11.6cm" svg:y2="15.4cm">
          <text:p/>
        </draw:line>
        <draw:line draw:style-name="gr2" draw:text-style-name="P2" draw:layer="layout" svg:x1="9.6cm" svg:y1="13.8cm" svg:x2="9.4cm" svg:y2="14cm">
          <text:p/>
        </draw:line>
        <draw:line draw:style-name="gr2" draw:text-style-name="P2" draw:layer="layout" svg:x1="11.6cm" svg:y1="10.7cm" svg:x2="11.8cm" svg:y2="10.9cm">
          <text:p/>
        </draw:line>
        <draw:line draw:style-name="gr2" draw:text-style-name="P2" draw:layer="layout" svg:x1="11.8cm" svg:y1="11.6cm" svg:x2="11.6cm" svg:y2="11.8cm">
          <text:p/>
        </draw:line>
        <draw:line draw:style-name="gr2" draw:text-style-name="P2" draw:layer="layout" svg:x1="9.6cm" svg:y1="10.7cm" svg:x2="9.4cm" svg:y2="10.9cm">
          <text:p/>
        </draw:line>
        <draw:line draw:style-name="gr2" draw:text-style-name="P2" draw:layer="layout" svg:x1="9.4cm" svg:y1="11.6cm" svg:x2="9.6cm" svg:y2="11.8cm">
          <text:p/>
        </draw:line>
        <draw:line draw:style-name="gr2" draw:text-style-name="P2" draw:layer="layout" svg:x1="11.6cm" svg:y1="13.8cm" svg:x2="11.8cm" svg:y2="14cm">
          <text:p/>
        </draw:line>
        <draw:line draw:style-name="gr2" draw:text-style-name="P2" draw:layer="layout" svg:x1="9.4cm" svg:y1="15.2cm" svg:x2="9.6cm" svg:y2="15.4cm">
          <text:p/>
        </draw:line>
        <draw:line draw:style-name="gr2" draw:text-style-name="P2" draw:layer="layout" svg:x1="15.8cm" svg:y1="10.4cm" svg:x2="16.2cm" svg:y2="10.4cm">
          <text:p/>
        </draw:line>
        <draw:line draw:style-name="gr5" draw:text-style-name="P2" draw:layer="layout" svg:x1="10.6cm" svg:y1="11.2cm" svg:x2="15.6cm" svg:y2="11.2cm">
          <text:p/>
        </draw:line>
        <draw:frame draw:style-name="gr8" draw:text-style-name="P5" draw:layer="layout" svg:width="1.4cm" svg:height="1.199cm" svg:x="14cm" svg:y="10.475cm">
          <draw:text-box>
            <text:p text:style-name="P4"><text:span text:style-name="T1">kill()</text:span></text:p>
          </draw:text-box>
        </draw:frame>
        <draw:line draw:style-name="gr2" draw:text-style-name="P2" draw:layer="layout" svg:x1="12.5cm" svg:y1="10.899cm" svg:x2="13.4cm" svg:y2="10.899cm">
          <text:p/>
        </draw:line>
        <draw:line draw:style-name="gr18" draw:text-style-name="P2" draw:layer="layout" svg:x1="12.5cm" svg:y1="11.399cm" svg:x2="13.4cm" svg:y2="11.399cm">
          <text:p/>
        </draw:line>
        <draw:line draw:style-name="gr2" draw:text-style-name="P2" draw:layer="layout" svg:x1="13.4cm" svg:y1="10.899cm" svg:x2="12.5cm" svg:y2="11.399cm">
          <text:p/>
        </draw:line>
        <draw:frame draw:style-name="gr19" draw:text-style-name="P14" draw:layer="layout" svg:width="1.8cm" svg:height="0.573cm" svg:x="12.2cm" svg:y="10.4cm">
          <draw:text-box>
            <text:p text:style-name="P17"><text:span text:style-name="T7">SIGUSR2</text:span></text:p>
          </draw:text-box>
        </draw:frame>
        <draw:line draw:style-name="gr2" draw:text-style-name="P2" draw:layer="layout" svg:x1="16.8cm" svg:y1="11.6cm" svg:x2="16cm" svg:y2="11.6cm">
          <text:p/>
        </draw:line>
        <draw:circle draw:style-name="gr12" draw:text-style-name="P19" draw:layer="layout" svg:width="0.3cm" svg:height="0.3cm" svg:x="16.6cm" svg:y="11.7cm">
          <text:p text:style-name="P18"><text:span text:style-name="T11">X</text:span></text:p>
        </draw:circle>
        <draw:ellipse draw:style-name="gr7" draw:text-style-name="P3" draw:layer="layout" svg:width="0.9cm" svg:height="2.4cm" svg:x="15.6cm" svg:y="9.8cm">
          <text:p/>
        </draw:ellipse>
        <draw:line draw:style-name="gr2" draw:text-style-name="P2" draw:layer="layout" svg:x1="16cm" svg:y1="10.2cm" svg:x2="16cm" svg:y2="11.8cm">
          <text:p/>
        </draw:line>
        <draw:line draw:style-name="gr2" draw:text-style-name="P2" draw:layer="layout" svg:x1="15.8cm" svg:y1="10.4cm" svg:x2="16.2cm" svg:y2="10.4cm">
          <text:p/>
        </draw:line>
        <draw:line draw:style-name="gr2" draw:text-style-name="P2" draw:layer="layout" svg:x1="16.8cm" svg:y1="11.6cm" svg:x2="16cm" svg:y2="11.6cm">
          <text:p/>
        </draw:line>
        <draw:line draw:style-name="gr2" draw:text-style-name="P2" draw:layer="layout" svg:x1="16.8cm" svg:y1="11.6cm" svg:x2="16.8cm" svg:y2="12.1cm">
          <text:p/>
        </draw:line>
        <draw:line draw:style-name="gr2" draw:text-style-name="P2" draw:layer="layout" svg:x1="16.2cm" svg:y1="12.1cm" svg:x2="16.8cm" svg:y2="12.1cm">
          <text:p/>
        </draw:line>
        <draw:circle draw:style-name="gr12" draw:text-style-name="P19" draw:layer="layout" svg:width="0.3cm" svg:height="0.3cm" svg:x="16.6cm" svg:y="11.7cm">
          <text:p text:style-name="P18"><text:span text:style-name="T11">X</text:span></text:p>
        </draw:circle>
        <draw:frame draw:style-name="gr44" draw:text-style-name="P6" draw:layer="layout" svg:width="5.2cm" svg:height="1.207cm" svg:x="14.4cm" svg:y="9.001cm">
          <draw:text-box>
            <text:p text:style-name="P4"><text:span text:style-name="T2">Voituriers (EnService)</text:span></text:p>
          </draw:text-box>
        </draw:frame>
        <draw:frame draw:style-name="gr8" draw:text-style-name="P6" draw:layer="layout" svg:width="4.6cm" svg:height="1.199cm" svg:x="9.3cm" svg:y="4.4cm">
          <draw:text-box>
            <text:p text:style-name="P4"><text:span text:style-name="T2">destruction</text:span></text:p>
          </draw:text-box>
        </draw:frame>
        <draw:custom-shape draw:style-name="gr65" draw:text-style-name="P26" xml:id="id118" draw:id="id118" draw:layer="layout" svg:width="3.701cm" svg:height="0.994cm" svg:x="1.399cm" svg:y="18.606cm">
          <text:p text:style-name="P33"><text:span text:style-name="T13">canalEntre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text-style-name="P12" draw:layer="layout" svg:x1="3.25cm" svg:y1="18.606cm" svg:x2="10.6cm" svg:y2="17.899cm" draw:start-shape="id118" draw:start-glue-point="4" draw:end-shape="id119" draw:end-glue-point="4" svg:d="M3250 18606v-707h7350" svg:viewBox="0 0 7351 708">
          <text:p/>
        </draw:connector>
        <draw:custom-shape draw:style-name="gr48" draw:text-style-name="P21" draw:layer="layout" svg:width="0.7cm" svg:height="0.7cm" svg:x="5.7cm" svg:y="17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0" draw:text-style-name="P8" draw:layer="layout" svg:width="0.8cm" svg:height="0.962cm" svg:x="5.6cm" svg:y="18.1cm">
          <draw:text-box>
            <text:p text:style-name="P7">R</text:p>
          </draw:text-box>
        </draw:frame>
        <draw:frame draw:style-name="gr41" draw:text-style-name="P23" draw:layer="layout" svg:width="2.7cm" svg:height="0.806cm" svg:x="6.8cm" svg:y="17.1cm">
          <draw:text-box>
            <text:p text:style-name="P24"><text:span text:style-name="T3">close()</text:span></text:p>
          </draw:text-box>
        </draw:frame>
        <draw:custom-shape draw:style-name="gr32" draw:text-style-name="P21" draw:layer="layout" svg:width="0.4cm" svg:height="0.4cm" svg:x="10.4cm" svg:y="1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1" draw:layer="layout" svg:width="0.4cm" svg:height="0.4cm" svg:x="10.4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6" draw:text-style-name="P30" draw:layer="layout" svg:width="7.5cm" svg:height="2.384cm" svg:x="6.4cm" svg:y="10.1cm">
          <draw:text-box>
            <text:p text:style-name="P29"><text:span text:style-name="T13">Voiturier :: iterator!= end</text:span></text:p>
          </draw:text-box>
        </draw:frame>
        <draw:frame draw:style-name="gr66" draw:text-style-name="P30" draw:layer="layout" svg:width="7.5cm" svg:height="2.384cm" svg:x="6.4cm" svg:y="13.122cm">
          <draw:text-box>
            <text:p text:style-name="P29"><text:span text:style-name="T13">Voiturier :: iterator!= end</text:span>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10" draw:style-name="dp1" draw:master-page-name="Standard">
        <draw:ellipse draw:style-name="gr1" draw:text-style-name="P1" draw:layer="layout" svg:width="3.6cm" svg:height="22.1cm" svg:x="8.8cm" svg:y="5.1cm">
          <text:p/>
        </draw:ellipse>
        <draw:frame draw:style-name="gr50" draw:text-style-name="P8" draw:layer="layout" svg:width="6.297cm" svg:height="1.673cm" svg:x="2.803cm" svg:y="1.701cm">
          <draw:text-box>
            <text:p><text:span text:style-name="T9">Sortie</text:span><text:span text:style-name="T8"> : Initialisation</text:span></text:p>
          </draw:text-box>
        </draw:frame>
        <draw:line draw:style-name="gr2" draw:text-style-name="P2" draw:layer="layout" svg:x1="10.6cm" svg:y1="5.6cm" svg:x2="10.6cm" svg:y2="26.2cm">
          <text:p/>
        </draw:line>
        <draw:rect draw:style-name="gr7" draw:text-style-name="P3" draw:layer="layout" svg:width="1.1cm" svg:height="1.9cm" svg:x="3.7cm" svg:y="5.5cm">
          <text:p/>
        </draw:rect>
        <draw:line draw:style-name="gr2" draw:text-style-name="P2" draw:layer="layout" svg:x1="4.2cm" svg:y1="5.8cm" svg:x2="4.2cm" svg:y2="7cm">
          <text:p/>
        </draw:line>
        <draw:line draw:style-name="gr2" draw:text-style-name="P2" draw:layer="layout" svg:x1="2.5cm" svg:y1="5.3cm" svg:x2="3.4cm" svg:y2="5.3cm">
          <text:p/>
        </draw:line>
        <draw:line draw:style-name="gr18" draw:text-style-name="P2" draw:layer="layout" svg:x1="2.5cm" svg:y1="5.8cm" svg:x2="3.4cm" svg:y2="5.8cm">
          <text:p/>
        </draw:line>
        <draw:line draw:style-name="gr2" draw:text-style-name="P2" draw:layer="layout" svg:x1="3.4cm" svg:y1="5.3cm" svg:x2="2.5cm" svg:y2="5.8cm">
          <text:p/>
        </draw:line>
        <draw:frame draw:style-name="gr19" draw:text-style-name="P14" draw:layer="layout" svg:width="1.8cm" svg:height="0.573cm" svg:x="6.5cm" svg:y="6.2cm">
          <draw:text-box>
            <text:p><text:span text:style-name="T7">SIGUSR2</text:span></text:p>
          </draw:text-box>
        </draw:frame>
        <draw:line draw:style-name="gr2" draw:text-style-name="P2" draw:layer="layout" svg:x1="3.3cm" svg:y1="5.8cm" svg:x2="4.2cm" svg:y2="5.8cm">
          <text:p/>
        </draw:line>
        <draw:line draw:style-name="gr5" draw:text-style-name="P2" draw:layer="layout" svg:x1="10.6cm" svg:y1="6cm" svg:x2="4.8cm" svg:y2="6cm">
          <text:p/>
        </draw:line>
        <draw:line draw:style-name="gr4" draw:text-style-name="P2" draw:layer="layout" svg:x1="4.8cm" svg:y1="6.9cm" svg:x2="10.6cm" svg:y2="6.9cm">
          <text:p/>
        </draw:line>
        <draw:frame draw:style-name="gr11" draw:text-style-name="P5" draw:layer="layout" svg:width="2.6cm" svg:height="1.673cm" svg:x="6cm" svg:y="5.3cm">
          <draw:text-box>
            <text:p><text:span text:style-name="T1">sigaction()</text:span></text:p>
          </draw:text-box>
        </draw:frame>
        <draw:custom-shape draw:style-name="gr51" draw:text-style-name="P3" draw:layer="layout" svg:width="0.602cm" svg:height="0.49cm" draw:transform="rotate (-1.55334303427495) translate (7.79cm 6.5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2" draw:text-style-name="P10" draw:layer="layout" svg:width="0.7cm" svg:height="0.7cm" svg:x="1.8cm" svg:y="5cm">
          <text:p text:style-name="P12"><text:span text:style-name="T3">S</text:span></text:p>
        </draw:circle>
        <draw:rect draw:style-name="gr7" draw:text-style-name="P3" draw:layer="layout" svg:width="1.1cm" svg:height="1.9cm" svg:x="3.7cm" svg:y="8.6cm">
          <text:p/>
        </draw:rect>
        <draw:line draw:style-name="gr2" draw:text-style-name="P2" draw:layer="layout" svg:x1="4.2cm" svg:y1="8.9cm" svg:x2="4.2cm" svg:y2="10.1cm">
          <text:p/>
        </draw:line>
        <draw:line draw:style-name="gr2" draw:text-style-name="P2" draw:layer="layout" svg:x1="2.5cm" svg:y1="8.4cm" svg:x2="3.4cm" svg:y2="8.4cm">
          <text:p/>
        </draw:line>
        <draw:line draw:style-name="gr18" draw:text-style-name="P2" draw:layer="layout" svg:x1="2.5cm" svg:y1="8.9cm" svg:x2="3.4cm" svg:y2="8.9cm">
          <text:p/>
        </draw:line>
        <draw:line draw:style-name="gr2" draw:text-style-name="P2" draw:layer="layout" svg:x1="3.4cm" svg:y1="8.4cm" svg:x2="2.5cm" svg:y2="8.9cm">
          <text:p/>
        </draw:line>
        <draw:frame draw:style-name="gr19" draw:text-style-name="P14" draw:layer="layout" svg:width="1.8cm" svg:height="0.573cm" svg:x="6.5cm" svg:y="9.3cm">
          <draw:text-box>
            <text:p><text:span text:style-name="T7">SIGCHLD</text:span></text:p>
          </draw:text-box>
        </draw:frame>
        <draw:line draw:style-name="gr2" draw:text-style-name="P2" draw:layer="layout" svg:x1="3.3cm" svg:y1="8.9cm" svg:x2="4.2cm" svg:y2="8.9cm">
          <text:p/>
        </draw:line>
        <draw:line draw:style-name="gr5" draw:text-style-name="P2" draw:layer="layout" svg:x1="10.6cm" svg:y1="9.1cm" svg:x2="4.8cm" svg:y2="9.1cm">
          <text:p/>
        </draw:line>
        <draw:line draw:style-name="gr4" draw:text-style-name="P2" draw:layer="layout" svg:x1="4.8cm" svg:y1="10cm" svg:x2="10.6cm" svg:y2="10cm">
          <text:p/>
        </draw:line>
        <draw:frame draw:style-name="gr11" draw:text-style-name="P5" draw:layer="layout" svg:width="2.6cm" svg:height="1.673cm" svg:x="6cm" svg:y="8.4cm">
          <draw:text-box>
            <text:p><text:span text:style-name="T1">sigaction()</text:span></text:p>
          </draw:text-box>
        </draw:frame>
        <draw:custom-shape draw:style-name="gr51" draw:text-style-name="P3" draw:layer="layout" svg:width="0.602cm" svg:height="0.49cm" draw:transform="rotate (-1.55334303427495) translate (7.79cm 9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2" draw:text-style-name="P10" draw:layer="layout" svg:width="0.7cm" svg:height="0.7cm" svg:x="1.8cm" svg:y="8.1cm">
          <text:p text:style-name="P12"><text:span text:style-name="T3">S</text:span></text:p>
        </draw:circle>
        <draw:frame draw:style-name="gr8" draw:text-style-name="P6" draw:layer="layout" svg:width="4.6cm" svg:height="1.199cm" svg:x="3.2cm" svg:y="4.701cm">
          <draw:text-box>
            <text:p><text:span text:style-name="T2">destruction</text:span></text:p>
          </draw:text-box>
        </draw:frame>
        <draw:frame draw:style-name="gr8" draw:text-style-name="P6" draw:layer="layout" svg:width="4.6cm" svg:height="1.199cm" svg:x="3.2cm" svg:y="7.8cm">
          <draw:text-box>
            <text:p><text:span text:style-name="T2">receptionVoiturier</text:span></text:p>
          </draw:text-box>
        </draw:frame>
        <draw:custom-shape draw:style-name="gr51" draw:text-style-name="P3" xml:id="id121" draw:id="id121" draw:layer="layout" svg:width="3.4cm" svg:height="0.7cm" svg:x="15.1cm" svg:y="13.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2" xml:id="id120" draw:id="id120" draw:layer="layout" svg:x1="10.6cm" svg:y1="11.3cm" svg:x2="14cm" svg:y2="11.3cm">
          <text:p/>
        </draw:line>
        <draw:connector draw:style-name="gr5" draw:text-style-name="P2" draw:layer="layout" draw:line-skew="-1.05cm" svg:x1="14cm" svg:y1="11.3cm" svg:x2="16.8cm" svg:y2="13.4cm" draw:start-shape="id120" draw:start-glue-point="1" draw:end-shape="id121" draw:end-glue-point="4" svg:d="M14000 11300h2800v2100" svg:viewBox="0 0 2801 2101">
          <text:p/>
        </draw:connector>
        <draw:frame draw:style-name="gr9" draw:text-style-name="P5" draw:layer="layout" svg:width="3.6cm" svg:height="0.729cm" svg:x="12.1cm" svg:y="10.6cm">
          <draw:text-box>
            <text:p><text:span text:style-name="T1">open()</text:span></text:p>
          </draw:text-box>
        </draw:frame>
        <draw:frame draw:style-name="gr9" draw:text-style-name="P6" draw:layer="layout" svg:width="3.6cm" svg:height="0.729cm" svg:x="15cm" svg:y="13.375cm">
          <draw:text-box>
            <text:p><text:span text:style-name="T2">canalSortie</text:span></text:p>
          </draw:text-box>
        </draw:frame>
        <draw:circle draw:style-name="gr12" draw:text-style-name="P10" draw:layer="layout" svg:width="0.7cm" svg:height="0.7cm" svg:x="14.1cm" svg:y="10.9cm">
          <text:p text:style-name="P12"><text:span text:style-name="T3">R</text:span></text:p>
        </draw:circle>
        <draw:line draw:style-name="gr53" draw:text-style-name="P2" draw:layer="layout" svg:x1="9.7cm" svg:y1="12.4cm" svg:x2="11.4cm" svg:y2="12.4cm">
          <text:p/>
        </draw:lin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11" draw:style-name="dp1" draw:master-page-name="Standard">
        <draw:ellipse draw:style-name="gr1" draw:text-style-name="P1" draw:layer="layout" svg:width="3.6cm" svg:height="22.1cm" svg:x="8.8cm" svg:y="5.1cm">
          <text:p/>
        </draw:ellipse>
        <draw:frame draw:style-name="gr50" draw:text-style-name="P8" draw:layer="layout" svg:width="6.297cm" svg:height="1.673cm" svg:x="2.803cm" svg:y="1.701cm">
          <draw:text-box>
            <text:p><text:span text:style-name="T9">Sortie</text:span><text:span text:style-name="T8"> : Moteur</text:span></text:p>
          </draw:text-box>
        </draw:frame>
        <draw:line draw:style-name="gr2" draw:text-style-name="P2" draw:layer="layout" svg:x1="10.6cm" svg:y1="5.6cm" svg:x2="10.6cm" svg:y2="26.2cm">
          <text:p/>
        </draw:line>
        <draw:custom-shape draw:style-name="gr51" draw:text-style-name="P3" xml:id="id123" draw:id="id123" draw:layer="layout" svg:width="3.4cm" svg:height="0.7cm" svg:x="15.1cm" svg:y="8.9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58" draw:text-style-name="P2" xml:id="id122" draw:id="id122" draw:layer="layout" svg:x1="10.6cm" svg:y1="6.8cm" svg:x2="14cm" svg:y2="6.8cm">
          <text:p/>
        </draw:line>
        <draw:connector draw:style-name="gr58" draw:text-style-name="P2" draw:layer="layout" draw:line-skew="-1.05cm" svg:x1="14cm" svg:y1="6.8cm" svg:x2="16.8cm" svg:y2="8.9cm" draw:start-shape="id122" draw:start-glue-point="1" draw:end-shape="id123" draw:end-glue-point="4" svg:d="M14000 6800v50h2800v2050" svg:viewBox="0 0 2801 2101">
          <text:p/>
        </draw:connector>
        <draw:frame draw:style-name="gr9" draw:text-style-name="P5" draw:layer="layout" svg:width="3.6cm" svg:height="0.729cm" svg:x="12.1cm" svg:y="6.1cm">
          <draw:text-box>
            <text:p><text:span text:style-name="T1">read()</text:span></text:p>
          </draw:text-box>
        </draw:frame>
        <draw:frame draw:style-name="gr9" draw:text-style-name="P6" draw:layer="layout" svg:width="3.6cm" svg:height="0.729cm" svg:x="15cm" svg:y="8.875cm">
          <draw:text-box>
            <text:p><text:span text:style-name="T2">canalSortie</text:span></text:p>
          </draw:text-box>
        </draw:frame>
        <draw:circle draw:style-name="gr12" draw:text-style-name="P10" draw:layer="layout" svg:width="0.7cm" svg:height="0.7cm" svg:x="14.1cm" svg:y="6.4cm">
          <text:p text:style-name="P12"><text:span text:style-name="T3">R</text:span></text:p>
        </draw:circle>
        <draw:rect draw:style-name="gr7" draw:text-style-name="P3" draw:layer="layout" svg:width="1.1cm" svg:height="1.9cm" svg:x="13.3cm" svg:y="10.2cm">
          <text:p/>
        </draw:rect>
        <draw:line draw:style-name="gr2" draw:text-style-name="P2" draw:layer="layout" svg:x1="13.8cm" svg:y1="10.5cm" svg:x2="13.8cm" svg:y2="11.7cm">
          <text:p/>
        </draw:line>
        <draw:line draw:style-name="gr2" draw:text-style-name="P2" draw:layer="layout" svg:x1="13.8cm" svg:y1="10.5cm" svg:x2="10.6cm" svg:y2="10.5cm">
          <text:p/>
        </draw:line>
        <draw:frame draw:style-name="gr9" draw:text-style-name="P6" draw:layer="layout" svg:width="3.6cm" svg:height="0.729cm" svg:x="12.4cm" svg:y="9.4cm">
          <draw:text-box>
            <text:p><text:span text:style-name="T2">sortirVoiture</text:span></text:p>
          </draw:text-box>
        </draw:frame>
        <draw:ellipse draw:style-name="gr7" draw:text-style-name="P3" draw:layer="layout" svg:width="0.9cm" svg:height="2.4cm" svg:x="17.6cm" svg:y="10.8cm">
          <text:p/>
        </draw:ellipse>
        <draw:line draw:style-name="gr2" draw:text-style-name="P2" draw:layer="layout" svg:x1="18cm" svg:y1="11.2cm" svg:x2="18cm" svg:y2="12.8cm">
          <text:p/>
        </draw:line>
        <draw:line draw:style-name="gr5" draw:text-style-name="P2" draw:layer="layout" svg:x1="13.8cm" svg:y1="11.501cm" svg:x2="17.7cm" svg:y2="11.501cm">
          <text:p/>
        </draw:line>
        <draw:frame draw:style-name="gr9" draw:text-style-name="P6" draw:layer="layout" svg:width="2.6cm" svg:height="0.729cm" svg:x="17.2cm" svg:y="10.1cm">
          <draw:text-box>
            <text:p><text:span text:style-name="T2">voiturier</text:span></text:p>
          </draw:text-box>
        </draw:frame>
        <draw:frame draw:style-name="gr8" draw:text-style-name="P6" draw:layer="layout" svg:width="4.6cm" svg:height="1.199cm" svg:x="9.9cm" svg:y="4.401cm">
          <draw:text-box>
            <text:p text:style-name="P4"><text:span text:style-name="T2">Sortie</text:span></text:p>
          </draw:text-box>
        </draw:frame>
        <draw:line draw:style-name="gr2" draw:text-style-name="P2" draw:layer="layout" svg:x1="10.3cm" svg:y1="6.3cm" svg:x2="10.9cm" svg:y2="6.3cm">
          <text:p/>
        </draw:line>
        <draw:line draw:style-name="gr2" draw:text-style-name="P2" draw:layer="layout" svg:x1="17.8cm" svg:y1="11.5cm" svg:x2="18.2cm" svg:y2="11.5cm">
          <text:p/>
        </draw:lin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12" draw:style-name="dp1" draw:master-page-name="Standard">
        <draw:frame draw:style-name="gr50" draw:text-style-name="P8" draw:layer="layout" svg:width="9.197cm" svg:height="1.673cm" svg:x="2.803cm" svg:y="1.701cm">
          <draw:text-box>
            <text:p><text:span text:style-name="T9">Sortie</text:span><text:span text:style-name="T8"> : Handler mortVoiturier</text:span></text:p>
          </draw:text-box>
        </draw:frame>
        <draw:line draw:style-name="gr2" draw:text-style-name="P2" draw:layer="layout" svg:x1="10.6cm" svg:y1="5.6cm" svg:x2="10.6cm" svg:y2="26.5cm">
          <text:p/>
        </draw:line>
        <draw:rect draw:style-name="gr63" draw:text-style-name="P2" draw:layer="layout" svg:width="5.1cm" svg:height="22.6cm" svg:x="8.1cm" svg:y="4.4cm">
          <text:p/>
        </draw:rect>
        <draw:line draw:style-name="gr2" draw:text-style-name="P2" draw:layer="layout" svg:x1="5.1cm" svg:y1="4.5cm" svg:x2="6.9cm" svg:y2="4.5cm">
          <text:p/>
        </draw:line>
        <draw:line draw:style-name="gr2" draw:text-style-name="P2" draw:layer="layout" svg:x1="6.9cm" svg:y1="4.5cm" svg:x2="4.7cm" svg:y2="5.6cm">
          <text:p/>
        </draw:line>
        <draw:ellipse draw:style-name="gr12" draw:text-style-name="P32" draw:layer="layout" svg:width="1cm" svg:height="0.9cm" svg:x="4.1cm" svg:y="4cm">
          <text:p text:style-name="P12"><text:span text:style-name="T14">S</text:span></text:p>
        </draw:ellipse>
        <draw:line draw:style-name="gr5" draw:text-style-name="P2" draw:layer="layout" svg:x1="4.7cm" svg:y1="5.6cm" svg:x2="8.2cm" svg:y2="5.6cm">
          <text:p/>
        </draw:line>
        <draw:line draw:style-name="gr2" draw:text-style-name="P2" draw:layer="layout" svg:x1="8.1cm" svg:y1="5.6cm" svg:x2="10.6cm" svg:y2="5.6cm">
          <text:p/>
        </draw:line>
        <draw:rect draw:style-name="gr7" draw:text-style-name="P3" draw:layer="layout" svg:width="1.1cm" svg:height="1.9cm" svg:x="14.1cm" svg:y="6cm">
          <text:p/>
        </draw:rect>
        <draw:line draw:style-name="gr2" draw:text-style-name="P2" draw:layer="layout" svg:x1="14.6cm" svg:y1="6.3cm" svg:x2="14.6cm" svg:y2="7.5cm">
          <text:p/>
        </draw:line>
        <draw:line draw:style-name="gr2" draw:text-style-name="P2" draw:layer="layout" svg:x1="14.6cm" svg:y1="6.3cm" svg:x2="10.6cm" svg:y2="6.3cm">
          <text:p/>
        </draw:line>
        <draw:frame draw:style-name="gr59" draw:text-style-name="P6" draw:layer="layout" svg:width="2.1cm" svg:height="0.8cm" svg:x="13.9cm" svg:y="5.3cm">
          <draw:text-box>
            <text:p><text:span text:style-name="T2">Effacer</text:span></text:p>
          </draw:text-box>
        </draw:frame>
        <draw:rect draw:style-name="gr6" draw:text-style-name="P3" draw:layer="layout" svg:width="1.7cm" svg:height="0.2cm" svg:x="4.1cm" svg:y="7.1cm">
          <text:p/>
        </draw:rect>
        <draw:frame draw:style-name="gr59" draw:text-style-name="P6" draw:layer="layout" svg:width="2.1cm" svg:height="0.8cm" svg:x="4cm" svg:y="7.6cm">
          <draw:text-box>
            <text:p><text:span text:style-name="T2">semEtat</text:span></text:p>
          </draw:text-box>
        </draw:frame>
        <draw:rect draw:style-name="gr1" draw:text-style-name="P1" draw:layer="layout" svg:width="3.5cm" svg:height="3.9cm" svg:x="14.5cm" svg:y="10.7cm">
          <text:p/>
        </draw:rect>
        <draw:frame draw:style-name="gr9" draw:text-style-name="P6" draw:layer="layout" svg:width="3.6cm" svg:height="0.729cm" svg:x="13.7cm" svg:y="10cm">
          <draw:text-box>
            <text:p><text:span text:style-name="T2">memEtat</text:span></text:p>
          </draw:text-box>
        </draw:frame>
        <draw:line draw:style-name="gr2" draw:text-style-name="P2" draw:layer="layout" svg:x1="16.2cm" svg:y1="10.7cm" svg:x2="16.2cm" svg:y2="14.6cm">
          <text:p/>
        </draw:line>
        <draw:line draw:style-name="gr2" draw:text-style-name="P2" draw:layer="layout" svg:x1="14.5cm" svg:y1="12.7cm" svg:x2="18cm" svg:y2="12.7cm">
          <text:p/>
        </draw:line>
        <draw:line draw:style-name="gr2" draw:text-style-name="P2" draw:layer="layout" svg:x1="14.5cm" svg:y1="11.7cm" svg:x2="18cm" svg:y2="11.7cm">
          <text:p/>
        </draw:line>
        <draw:line draw:style-name="gr2" draw:text-style-name="P2" draw:layer="layout" svg:x1="14.5cm" svg:y1="13.6cm" svg:x2="18cm" svg:y2="13.6cm">
          <text:p/>
        </draw:line>
        <draw:frame draw:style-name="gr10" draw:text-style-name="P15" xml:id="id125" draw:id="id125" draw:layer="layout" svg:width="3.1cm" svg:height="0.962cm" svg:x="14.9cm" svg:y="10.8cm">
          <draw:text-box>
            <text:p>1<text:tab/> <text:s text:c="2"/>8</text:p>
          </draw:text-box>
        </draw:frame>
        <draw:frame draw:style-name="gr10" draw:text-style-name="P15" draw:layer="layout" svg:width="3.1cm" svg:height="0.962cm" svg:x="14.9cm" svg:y="11.7cm">
          <draw:text-box>
            <text:p>2<text:tab/> <text:s text:c="2"/>7</text:p>
          </draw:text-box>
        </draw:frame>
        <draw:frame draw:style-name="gr10" draw:text-style-name="P15" draw:layer="layout" svg:width="3.1cm" svg:height="0.962cm" svg:x="14.9cm" svg:y="12.638cm">
          <draw:text-box>
            <text:p>3<text:tab/> <text:s text:c="2"/>6</text:p>
          </draw:text-box>
        </draw:frame>
        <draw:frame draw:style-name="gr10" draw:text-style-name="P15" xml:id="id127" draw:id="id127" draw:layer="layout" svg:width="3.1cm" svg:height="0.962cm" svg:x="14.9cm" svg:y="13.6cm">
          <draw:text-box>
            <text:p>4<text:tab/> <text:s text:c="2"/>5</text:p>
          </draw:text-box>
        </draw:frame>
        <draw:line draw:style-name="gr2" draw:text-style-name="P2" xml:id="id124" draw:id="id124" draw:layer="layout" svg:x1="10.6cm" svg:y1="8.8cm" svg:x2="13.8cm" svg:y2="8.8cm">
          <text:p/>
        </draw:line>
        <draw:connector draw:style-name="gr5" draw:text-style-name="P2" draw:layer="layout" draw:line-skew="-1.001cm" svg:x1="13.8cm" svg:y1="8.8cm" svg:x2="16.45cm" svg:y2="10.8cm" draw:start-shape="id124" draw:start-glue-point="1" draw:end-shape="id125" draw:end-glue-point="0" svg:d="M13800 8800h2650v2000" svg:viewBox="0 0 2651 2001">
          <text:p/>
        </draw:connector>
        <draw:circle draw:style-name="gr12" draw:text-style-name="P10" draw:layer="layout" svg:width="0.7cm" svg:height="0.7cm" svg:x="15cm" svg:y="8.5cm">
          <text:p text:style-name="P12"><text:span text:style-name="T3">W</text:span></text:p>
        </draw:circle>
        <draw:line draw:style-name="gr2" draw:text-style-name="P2" xml:id="id126" draw:id="id126" draw:layer="layout" svg:x1="10.6cm" svg:y1="15.3cm" svg:x2="13.8cm" svg:y2="15.3cm">
          <text:p/>
        </draw:line>
        <draw:connector draw:style-name="gr5" draw:text-style-name="P2" draw:layer="layout" svg:x1="13.8cm" svg:y1="15.3cm" svg:x2="16.45cm" svg:y2="14.562cm" draw:start-shape="id126" draw:end-shape="id127" draw:end-glue-point="2" svg:d="M13800 15300h2650v-738" svg:viewBox="0 0 2651 739">
          <text:p/>
        </draw:connector>
        <draw:frame draw:style-name="gr9" draw:text-style-name="P5" draw:layer="layout" svg:width="2.1cm" svg:height="0.729cm" svg:x="11cm" svg:y="8.175cm">
          <draw:text-box>
            <text:p><text:span text:style-name="T1">shmat()</text:span></text:p>
          </draw:text-box>
        </draw:frame>
        <draw:frame draw:style-name="gr9" draw:text-style-name="P5" draw:layer="layout" svg:width="2.1cm" svg:height="0.729cm" svg:x="11.1cm" svg:y="14.575cm">
          <draw:text-box>
            <text:p><text:span text:style-name="T1">shmdt()</text:span></text:p>
          </draw:text-box>
        </draw:frame>
        <draw:rect draw:style-name="gr7" draw:text-style-name="P3" draw:layer="layout" svg:width="1.1cm" svg:height="1.9cm" svg:x="14.1cm" svg:y="16.9cm">
          <text:p/>
        </draw:rect>
        <draw:line draw:style-name="gr2" draw:text-style-name="P2" draw:layer="layout" svg:x1="14.6cm" svg:y1="17.2cm" svg:x2="14.6cm" svg:y2="18.4cm">
          <text:p/>
        </draw:line>
        <draw:line draw:style-name="gr2" draw:text-style-name="P2" draw:layer="layout" svg:x1="14.6cm" svg:y1="17.2cm" svg:x2="10.6cm" svg:y2="17.2cm">
          <text:p/>
        </draw:line>
        <draw:frame draw:style-name="gr8" draw:text-style-name="P6" draw:layer="layout" svg:width="3.4cm" svg:height="1.199cm" svg:x="13.3cm" svg:y="16.2cm">
          <draw:text-box>
            <text:p><text:span text:style-name="T2">AfficherSortie</text:span></text:p>
          </draw:text-box>
        </draw:frame>
        <draw:custom-shape draw:style-name="gr51" draw:text-style-name="P3" draw:layer="layout" svg:width="1cm" svg:height="1cm" svg:x="10.1cm" svg:y="1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4" draw:layer="layout" svg:width="4cm" svg:height="1.673cm" svg:x="11.1cm" svg:y="17.727cm">
          <draw:text-box>
            <text:p><text:span text:style-name="T15">PlacesLibres == 1</text:span></text:p>
          </draw:text-box>
        </draw:frame>
        <draw:rect draw:style-name="gr63" draw:text-style-name="P2" draw:layer="layout" svg:width="0.9cm" svg:height="8cm" svg:x="9.7cm" svg:y="18.1cm">
          <text:p/>
        </draw:rect>
        <draw:rect draw:style-name="gr7" draw:text-style-name="P3" xml:id="id129" draw:id="id129" draw:layer="layout" svg:width="3.5cm" svg:height="1.9cm" svg:x="2.8cm" svg:y="21.6cm">
          <text:p/>
        </draw:rect>
        <draw:frame draw:style-name="gr9" draw:text-style-name="P6" draw:layer="layout" svg:width="3.6cm" svg:height="0.729cm" svg:x="4.9cm" svg:y="20.971cm">
          <draw:text-box>
            <text:p><text:span text:style-name="T2">memRequete</text:span></text:p>
          </draw:text-box>
        </draw:frame>
        <draw:line draw:style-name="gr2" draw:text-style-name="P2" draw:layer="layout" svg:x1="4cm" svg:y1="21.6cm" svg:x2="4cm" svg:y2="23.5cm">
          <text:p/>
        </draw:line>
        <draw:line draw:style-name="gr2" draw:text-style-name="P2" draw:layer="layout" svg:x1="5.2cm" svg:y1="21.6cm" svg:x2="5.2cm" svg:y2="23.5cm">
          <text:p/>
        </draw:line>
        <draw:frame draw:style-name="gr11" draw:text-style-name="P15" draw:layer="layout" svg:width="3.7cm" svg:height="1.673cm" svg:x="2.9cm" svg:y="22.027cm">
          <draw:text-box>
            <text:p>1<text:tab/>2<text:tab/>3</text:p>
          </draw:text-box>
        </draw:frame>
        <draw:line draw:style-name="gr2" draw:text-style-name="P2" xml:id="id128" draw:id="id128" draw:layer="layout" svg:x1="6.5cm" svg:y1="20.6cm" svg:x2="9.7cm" svg:y2="20.6cm">
          <text:p/>
        </draw:line>
        <draw:connector draw:style-name="gr5" draw:text-style-name="P2" draw:layer="layout" svg:x1="6.5cm" svg:y1="20.6cm" svg:x2="4.55cm" svg:y2="21.6cm" draw:start-shape="id128" draw:start-glue-point="3" draw:end-shape="id129" draw:end-glue-point="0" svg:d="M6500 20600h-1950v1000" svg:viewBox="0 0 1951 1001">
          <text:p/>
        </draw:connector>
        <draw:circle draw:style-name="gr12" draw:text-style-name="P35" draw:layer="layout" svg:width="0.7cm" svg:height="0.7cm" svg:x="5.4cm" svg:y="20.2cm">
          <text:p text:style-name="P12"><text:span text:style-name="T3">R</text:span></text:p>
        </draw:circle>
        <draw:frame draw:style-name="gr9" draw:text-style-name="P5" draw:layer="layout" svg:width="2.1cm" svg:height="0.729cm" svg:x="6.1cm" svg:y="19.9cm">
          <draw:text-box>
            <text:p><text:span text:style-name="T1">shmat()</text:span></text:p>
          </draw:text-box>
        </draw:frame>
        <draw:line draw:style-name="gr2" draw:text-style-name="P2" xml:id="id130" draw:id="id130" draw:layer="layout" svg:x1="6.5cm" svg:y1="24cm" svg:x2="9.7cm" svg:y2="24cm">
          <text:p/>
        </draw:line>
        <draw:connector draw:style-name="gr5" draw:text-style-name="P2" draw:layer="layout" draw:line-skew="-0.501cm" svg:x1="6.5cm" svg:y1="24cm" svg:x2="4.55cm" svg:y2="23.5cm" draw:start-shape="id130" draw:start-glue-point="3" draw:end-shape="id129" draw:end-glue-point="2" svg:d="M6500 24000h-1950v-500" svg:viewBox="0 0 1951 501">
          <text:p/>
        </draw:connector>
        <draw:frame draw:style-name="gr9" draw:text-style-name="P5" draw:layer="layout" svg:width="2.1cm" svg:height="0.729cm" svg:x="6.1cm" svg:y="23.3cm">
          <draw:text-box>
            <text:p><text:span text:style-name="T1">shmdt()</text:span></text:p>
          </draw:text-box>
        </draw:frame>
        <draw:frame draw:style-name="gr59" draw:text-style-name="P6" draw:layer="layout" svg:width="2.1cm" svg:height="0.8cm" svg:x="0.7cm" svg:y="24.2cm">
          <draw:text-box>
            <text:p><text:span text:style-name="T2">semEtat</text:span></text:p>
          </draw:text-box>
        </draw:frame>
        <draw:frame draw:style-name="gr9" draw:text-style-name="P5" draw:layer="layout" svg:width="2.1cm" svg:height="0.729cm" svg:x="6cm" svg:y="24.375cm">
          <draw:text-box>
            <text:p><text:span text:style-name="T1">semop()</text:span></text:p>
          </draw:text-box>
        </draw:frame>
        <draw:rect draw:style-name="gr6" draw:text-style-name="P3" draw:layer="layout" svg:width="1.7cm" svg:height="0.2cm" svg:x="14.5cm" svg:y="24.6cm">
          <text:p/>
        </draw:rect>
        <draw:line draw:style-name="gr58" draw:text-style-name="P2" draw:layer="layout" svg:x1="14.6cm" svg:y1="25.4cm" svg:x2="9.7cm" svg:y2="25.4cm">
          <text:p/>
        </draw:line>
        <draw:frame draw:style-name="gr9" draw:text-style-name="P5" draw:layer="layout" svg:width="2.1cm" svg:height="0.729cm" svg:x="10.9cm" svg:y="24.675cm">
          <draw:text-box>
            <text:p><text:span text:style-name="T1">semctl()</text:span></text:p>
          </draw:text-box>
        </draw:frame>
        <draw:frame draw:style-name="gr8" draw:text-style-name="P6" draw:layer="layout" svg:width="4cm" svg:height="1.199cm" svg:x="13.7cm" svg:y="24.001cm">
          <draw:text-box>
            <text:p><text:span text:style-name="T2">semEntreeSortie</text:span></text:p>
          </draw:text-box>
        </draw:frame>
        <draw:rect draw:style-name="gr7" draw:text-style-name="P3" draw:layer="layout" svg:width="1.1cm" svg:height="1.9cm" svg:x="14.1cm" svg:y="16.901cm">
          <text:p/>
        </draw:rect>
        <draw:line draw:style-name="gr2" draw:text-style-name="P2" draw:layer="layout" svg:x1="14.6cm" svg:y1="17.201cm" svg:x2="14.6cm" svg:y2="18.401cm">
          <text:p/>
        </draw:line>
        <draw:line draw:style-name="gr2" draw:text-style-name="P2" draw:layer="layout" svg:x1="14.6cm" svg:y1="17.201cm" svg:x2="10.6cm" svg:y2="17.201cm">
          <text:p/>
        </draw:line>
        <draw:frame draw:style-name="gr8" draw:text-style-name="P6" draw:layer="layout" svg:width="3.4cm" svg:height="1.199cm" svg:x="13.3cm" svg:y="16.201cm">
          <draw:text-box>
            <text:p><text:span text:style-name="T2">AfficherSortie</text:span></text:p>
          </draw:text-box>
        </draw:frame>
        <draw:custom-shape draw:style-name="gr51" draw:text-style-name="P3" draw:layer="layout" svg:width="1cm" svg:height="1cm" svg:x="10.1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3" draw:layer="layout" svg:width="1.1cm" svg:height="1.9cm" svg:x="5.3cm" svg:y="25.6cm">
          <text:p/>
        </draw:rect>
        <draw:line draw:style-name="gr2" draw:text-style-name="P2" draw:layer="layout" svg:x1="5.8cm" svg:y1="25.9cm" svg:x2="5.8cm" svg:y2="27.1cm">
          <text:p/>
        </draw:line>
        <draw:rect draw:style-name="gr7" draw:text-style-name="P3" draw:layer="layout" svg:width="1.1cm" svg:height="1.9cm" svg:x="5.3cm" svg:y="25.601cm">
          <text:p/>
        </draw:rect>
        <draw:line draw:style-name="gr2" draw:text-style-name="P2" draw:layer="layout" svg:x1="5.8cm" svg:y1="25.901cm" svg:x2="5.8cm" svg:y2="27.101cm">
          <text:p/>
        </draw:line>
        <draw:line draw:style-name="gr2" draw:text-style-name="P2" draw:layer="layout" svg:x1="9.7cm" svg:y1="25.9cm" svg:x2="5.8cm" svg:y2="25.9cm">
          <text:p/>
        </draw:line>
        <draw:frame draw:style-name="gr8" draw:text-style-name="P6" draw:layer="layout" svg:width="3.4cm" svg:height="1.199cm" svg:x="4.9cm" svg:y="25.001cm">
          <draw:text-box>
            <text:p><text:span text:style-name="T2">Afficher</text:span></text:p>
          </draw:text-box>
        </draw:frame>
        <draw:frame draw:style-name="gr8" draw:text-style-name="P6" draw:layer="layout" svg:width="4.6cm" svg:height="1.199cm" svg:x="9.4cm" svg:y="3.701cm">
          <draw:text-box>
            <text:p text:style-name="P4"><text:span text:style-name="T2">mortVoiturier</text:span></text:p>
          </draw:text-box>
        </draw:frame>
        <draw:frame draw:style-name="gr9" draw:text-style-name="P5" draw:layer="layout" svg:width="2.1cm" svg:height="0.729cm" svg:x="6.2cm" svg:y="7.8cm">
          <draw:text-box>
            <text:p text:style-name="P4"><text:span text:style-name="T1">semop()</text:span></text:p>
          </draw:text-box>
        </draw:frame>
        <draw:line draw:style-name="gr2" draw:text-style-name="P2" xml:id="id131" draw:id="id131" draw:layer="layout" svg:x1="4.2cm" svg:y1="8.529cm" svg:x2="4.2cm" svg:y2="9.829cm">
          <draw:glue-point draw:id="4" svg:x="0cm" svg:y="2.692cm"/>
          <text:p/>
        </draw:line>
        <draw:line draw:style-name="gr2" draw:text-style-name="P2" xml:id="id132" draw:id="id132" draw:layer="layout" svg:x1="5.7cm" svg:y1="8.529cm" svg:x2="5.7cm" svg:y2="9.829cm">
          <draw:glue-point draw:id="4" svg:x="0cm" svg:y="-1.923cm"/>
          <text:p/>
        </draw:line>
        <draw:connector draw:style-name="gr2" draw:text-style-name="P2" draw:layer="layout" draw:type="line" svg:x1="4.2cm" svg:y1="8.529cm" svg:x2="5.7cm" svg:y2="9.829cm" draw:start-shape="id131" draw:start-glue-point="0" draw:end-shape="id132" draw:end-glue-point="2" svg:d="M4200 8529l1500 1300" svg:viewBox="0 0 1501 1301">
          <text:p/>
        </draw:connector>
        <draw:connector draw:style-name="gr14" draw:text-style-name="P12" draw:layer="layout" svg:x1="4.2cm" svg:y1="9.528cm" svg:x2="5.362cm" svg:y2="9.53cm" draw:start-shape="id131" draw:start-glue-point="4" svg:d="M4200 9528h832v2h330" svg:viewBox="0 0 1163 3">
          <text:p/>
        </draw:connector>
        <draw:connector draw:style-name="gr2" draw:text-style-name="P2" draw:layer="layout" draw:type="line" svg:x1="5.7cm" svg:y1="8.93cm" svg:x2="4.67cm" svg:y2="8.933cm" draw:start-shape="id132" draw:start-glue-point="4" svg:d="M5700 8930l-1030 3" svg:viewBox="0 0 1031 4">
          <text:p/>
        </draw:connector>
        <draw:line draw:style-name="gr2" draw:text-style-name="P2" draw:layer="layout" svg:x1="10.6cm" svg:y1="8.429cm" svg:x2="5.2cm" svg:y2="8.429cm">
          <text:p/>
        </draw:line>
        <draw:line draw:style-name="gr5" draw:text-style-name="P2" draw:layer="layout" svg:x1="5.2cm" svg:y1="8.429cm" svg:x2="5.2cm" svg:y2="8.929cm">
          <text:p/>
        </draw:line>
        <draw:line draw:style-name="gr2" draw:text-style-name="P2" xml:id="id133" draw:id="id133" draw:layer="layout" svg:x1="14.7cm" svg:y1="24.8cm" svg:x2="14.7cm" svg:y2="26.1cm">
          <draw:glue-point draw:id="4" svg:x="0cm" svg:y="2.692cm"/>
          <text:p/>
        </draw:line>
        <draw:line draw:style-name="gr2" draw:text-style-name="P2" xml:id="id134" draw:id="id134" draw:layer="layout" svg:x1="16.2cm" svg:y1="24.8cm" svg:x2="16.2cm" svg:y2="26.1cm">
          <draw:glue-point draw:id="4" svg:x="0cm" svg:y="-1.923cm"/>
          <text:p/>
        </draw:line>
        <draw:connector draw:style-name="gr2" draw:text-style-name="P2" draw:layer="layout" draw:type="line" svg:x1="14.7cm" svg:y1="24.8cm" svg:x2="16.2cm" svg:y2="26.1cm" draw:start-shape="id133" draw:start-glue-point="0" draw:end-shape="id134" draw:end-glue-point="2" svg:d="M14700 24800l1500 1300" svg:viewBox="0 0 1501 1301">
          <text:p/>
        </draw:connector>
        <draw:connector draw:style-name="gr14" draw:text-style-name="P12" draw:layer="layout" svg:x1="14.7cm" svg:y1="25.799cm" svg:x2="15.862cm" svg:y2="25.801cm" draw:start-shape="id133" draw:start-glue-point="4" svg:d="M14700 25799h832v2h330" svg:viewBox="0 0 1163 3">
          <text:p/>
        </draw:connector>
        <draw:connector draw:style-name="gr2" draw:text-style-name="P2" draw:layer="layout" draw:type="line" svg:x1="16.2cm" svg:y1="25.201cm" svg:x2="15.17cm" svg:y2="25.204cm" draw:start-shape="id134" draw:start-glue-point="4" svg:d="M16200 25201l-1030 3" svg:viewBox="0 0 1031 4">
          <text:p/>
        </draw:connector>
        <draw:frame draw:style-name="gr9" draw:text-style-name="P5" draw:layer="layout" svg:width="2.1cm" svg:height="0.729cm" svg:x="7.1cm" svg:y="15.271cm">
          <draw:text-box>
            <text:p><text:span text:style-name="T1">semop()</text:span></text:p>
          </draw:text-box>
        </draw:frame>
        <draw:frame draw:style-name="gr59" draw:text-style-name="P6" draw:layer="layout" svg:width="2.1cm" svg:height="0.8cm" svg:x="4.5cm" svg:y="14cm">
          <draw:text-box>
            <text:p><text:span text:style-name="T2">semEtat</text:span></text:p>
          </draw:text-box>
        </draw:frame>
        <draw:line draw:style-name="gr2" draw:text-style-name="P2" xml:id="id135" draw:id="id135" draw:layer="layout" svg:x1="4.8cm" svg:y1="14.8cm" svg:x2="4.8cm" svg:y2="16.1cm">
          <draw:glue-point draw:id="4" svg:x="0cm" svg:y="2.692cm"/>
          <text:p/>
        </draw:line>
        <draw:line draw:style-name="gr2" draw:text-style-name="P2" xml:id="id136" draw:id="id136" draw:layer="layout" svg:x1="6.3cm" svg:y1="14.8cm" svg:x2="6.3cm" svg:y2="16.1cm">
          <draw:glue-point draw:id="4" svg:x="0cm" svg:y="-1.923cm"/>
          <text:p/>
        </draw:line>
        <draw:connector draw:style-name="gr2" draw:text-style-name="P2" draw:layer="layout" draw:type="line" svg:x1="4.8cm" svg:y1="14.8cm" svg:x2="6.3cm" svg:y2="16.1cm" draw:start-shape="id135" draw:start-glue-point="0" draw:end-shape="id136" draw:end-glue-point="2" svg:d="M4800 14800l1500 1300" svg:viewBox="0 0 1501 1301">
          <text:p/>
        </draw:connector>
        <draw:connector draw:style-name="gr14" draw:text-style-name="P12" draw:layer="layout" svg:x1="4.8cm" svg:y1="15.799cm" svg:x2="5.962cm" svg:y2="15.801cm" draw:start-shape="id135" draw:start-glue-point="4" svg:d="M4800 15799h832v2h330" svg:viewBox="0 0 1163 3">
          <text:p/>
        </draw:connector>
        <draw:connector draw:style-name="gr2" draw:text-style-name="P2" draw:layer="layout" draw:type="line" svg:x1="6.3cm" svg:y1="15.201cm" svg:x2="5.27cm" svg:y2="15.204cm" draw:start-shape="id136" draw:start-glue-point="4" svg:d="M6300 15201l-1030 3" svg:viewBox="0 0 1031 4">
          <text:p/>
        </draw:connector>
        <draw:line draw:style-name="gr2" draw:text-style-name="P2" draw:layer="layout" svg:x1="10.6cm" svg:y1="16.3cm" svg:x2="5.5cm" svg:y2="16.3cm">
          <text:p/>
        </draw:line>
        <draw:line draw:style-name="gr5" draw:text-style-name="P2" draw:layer="layout" svg:x1="5.5cm" svg:y1="15.8cm" svg:x2="5.5cm" svg:y2="16.3cm">
          <text:p/>
        </draw:line>
        <draw:rect draw:style-name="gr6" draw:text-style-name="P3" draw:layer="layout" svg:width="1.7cm" svg:height="0.2cm" svg:x="4.951cm" svg:y="10.651cm">
          <text:p/>
        </draw:rect>
        <draw:frame draw:style-name="gr59" draw:text-style-name="P6" draw:layer="layout" svg:width="2.1cm" svg:height="0.8cm" svg:x="3.1cm" svg:y="17.8cm">
          <draw:text-box>
            <text:p><text:span text:style-name="T2">semEtat</text:span></text:p>
          </draw:text-box>
        </draw:frame>
        <draw:frame draw:style-name="gr9" draw:text-style-name="P5" draw:layer="layout" svg:width="2.1cm" svg:height="0.729cm" svg:x="5.3cm" svg:y="18cm">
          <draw:text-box>
            <text:p text:style-name="P4"><text:span text:style-name="T1">semop()</text:span></text:p>
          </draw:text-box>
        </draw:frame>
        <draw:line draw:style-name="gr2" draw:text-style-name="P2" xml:id="id137" draw:id="id137" draw:layer="layout" svg:x1="3.3cm" svg:y1="18.729cm" svg:x2="3.3cm" svg:y2="20.029cm">
          <draw:glue-point draw:id="4" svg:x="0cm" svg:y="2.692cm"/>
          <text:p/>
        </draw:line>
        <draw:line draw:style-name="gr2" draw:text-style-name="P2" xml:id="id138" draw:id="id138" draw:layer="layout" svg:x1="4.8cm" svg:y1="18.729cm" svg:x2="4.8cm" svg:y2="20.029cm">
          <draw:glue-point draw:id="4" svg:x="0cm" svg:y="-1.923cm"/>
          <text:p/>
        </draw:line>
        <draw:connector draw:style-name="gr2" draw:text-style-name="P2" draw:layer="layout" draw:type="line" svg:x1="3.3cm" svg:y1="18.729cm" svg:x2="4.8cm" svg:y2="20.029cm" draw:start-shape="id137" draw:start-glue-point="0" draw:end-shape="id138" draw:end-glue-point="2" svg:d="M3300 18729l1500 1300" svg:viewBox="0 0 1501 1301">
          <text:p/>
        </draw:connector>
        <draw:connector draw:style-name="gr14" draw:text-style-name="P12" draw:layer="layout" svg:x1="3.3cm" svg:y1="19.728cm" svg:x2="4.462cm" svg:y2="19.73cm" draw:start-shape="id137" draw:start-glue-point="4" svg:d="M3300 19728h832v2h330" svg:viewBox="0 0 1163 3">
          <text:p/>
        </draw:connector>
        <draw:connector draw:style-name="gr2" draw:text-style-name="P2" draw:layer="layout" draw:type="line" svg:x1="4.8cm" svg:y1="19.13cm" svg:x2="3.77cm" svg:y2="19.133cm" draw:start-shape="id138" draw:start-glue-point="4" svg:d="M4800 19130l-1030 3" svg:viewBox="0 0 1031 4">
          <text:p/>
        </draw:connector>
        <draw:line draw:style-name="gr2" draw:text-style-name="P2" draw:layer="layout" svg:x1="9.7cm" svg:y1="18.629cm" svg:x2="4.3cm" svg:y2="18.629cm">
          <text:p/>
        </draw:line>
        <draw:line draw:style-name="gr5" draw:text-style-name="P2" draw:layer="layout" svg:x1="4.3cm" svg:y1="18.629cm" svg:x2="4.3cm" svg:y2="19.129cm">
          <text:p/>
        </draw:line>
        <draw:line draw:style-name="gr2" draw:text-style-name="P2" xml:id="id139" draw:id="id139" draw:layer="layout" svg:x1="2.8cm" svg:y1="24.1cm" svg:x2="2.8cm" svg:y2="25.4cm">
          <draw:glue-point draw:id="4" svg:x="0cm" svg:y="2.692cm"/>
          <text:p/>
        </draw:line>
        <draw:line draw:style-name="gr2" draw:text-style-name="P2" xml:id="id140" draw:id="id140" draw:layer="layout" svg:x1="4.3cm" svg:y1="24.1cm" svg:x2="4.3cm" svg:y2="25.4cm">
          <draw:glue-point draw:id="4" svg:x="0cm" svg:y="-1.923cm"/>
          <text:p/>
        </draw:line>
        <draw:connector draw:style-name="gr2" draw:text-style-name="P2" draw:layer="layout" draw:type="line" svg:x1="2.8cm" svg:y1="24.1cm" svg:x2="4.3cm" svg:y2="25.4cm" draw:start-shape="id139" draw:start-glue-point="0" draw:end-shape="id140" draw:end-glue-point="2" svg:d="M2800 24100l1500 1300" svg:viewBox="0 0 1501 1301">
          <text:p/>
        </draw:connector>
        <draw:connector draw:style-name="gr14" draw:text-style-name="P12" draw:layer="layout" svg:x1="2.8cm" svg:y1="25.099cm" svg:x2="3.962cm" svg:y2="25.101cm" draw:start-shape="id139" draw:start-glue-point="4" svg:d="M2800 25099h832v2h330" svg:viewBox="0 0 1163 3">
          <text:p/>
        </draw:connector>
        <draw:connector draw:style-name="gr2" draw:text-style-name="P2" draw:layer="layout" draw:type="line" svg:x1="4.3cm" svg:y1="24.501cm" svg:x2="3.27cm" svg:y2="24.504cm" draw:start-shape="id140" draw:start-glue-point="4" svg:d="M4300 24501l-1030 3" svg:viewBox="0 0 1031 4">
          <text:p/>
        </draw:connector>
        <draw:line draw:style-name="gr5" draw:text-style-name="P2" draw:layer="layout" svg:x1="3.5cm" svg:y1="25.1cm" svg:x2="3.5cm" svg:y2="25.6cm">
          <text:p/>
        </draw:line>
        <draw:line draw:style-name="gr2" draw:text-style-name="P2" draw:layer="layout" svg:x1="3.5cm" svg:y1="25.6cm" svg:x2="4.8cm" svg:y2="25.6cm">
          <text:p/>
        </draw:line>
        <draw:line draw:style-name="gr2" draw:text-style-name="P2" draw:layer="layout" svg:x1="4.8cm" svg:y1="25.6cm" svg:x2="4.8cm" svg:y2="25.1cm">
          <text:p/>
        </draw:line>
        <draw:line draw:style-name="gr2" draw:text-style-name="P2" draw:layer="layout" svg:x1="4.8cm" svg:y1="25.1cm" svg:x2="9.7cm" svg:y2="25.1cm">
          <text:p/>
        </draw:lin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  <draw:page draw:name="page13" draw:style-name="dp1" draw:master-page-name="Standard">
        <draw:custom-shape draw:style-name="gr64" draw:text-style-name="P21" draw:layer="layout" svg:width="3.8cm" svg:height="17.6cm" svg:x="8.6cm" svg:y="5.2cm">
          <text:p/>
          <draw:enhanced-geometry svg:viewBox="0 0 21600 21600" draw:extrusion="false" draw:mirror-horizontal="false" draw:mirror-vertical="false" draw:type="rectangle" draw:enhanced-path="M 0 0 L 21600 0 21600 21600 0 21600 0 0 Z N"/>
        </draw:custom-shape>
        <draw:frame draw:style-name="gr50" draw:text-style-name="P8" draw:layer="layout" svg:width="6.297cm" svg:height="1.673cm" svg:x="2.803cm" svg:y="1.701cm">
          <draw:text-box>
            <text:p text:style-name="P7"><text:span text:style-name="T9">Sortie</text:span><text:span text:style-name="T8"> : Destruction</text:span></text:p>
          </draw:text-box>
        </draw:frame>
        <draw:line draw:style-name="gr2" draw:text-style-name="P2" xml:id="id144" draw:id="id144" draw:layer="layout" svg:x1="10.6cm" svg:y1="6.6cm" svg:x2="10.6cm" svg:y2="21.6cm">
          <draw:glue-point draw:id="4" svg:x="0cm" svg:y="2.533cm"/>
          <text:p/>
        </draw:line>
        <draw:line draw:style-name="gr2" draw:text-style-name="P2" draw:layer="layout" svg:x1="6.6cm" svg:y1="5.5cm" svg:x2="8.4cm" svg:y2="5.5cm">
          <text:p/>
        </draw:line>
        <draw:line draw:style-name="gr2" draw:text-style-name="P2" draw:layer="layout" svg:x1="8.4cm" svg:y1="5.5cm" svg:x2="6.2cm" svg:y2="6.6cm">
          <text:p/>
        </draw:line>
        <draw:ellipse draw:style-name="gr12" draw:text-style-name="P32" draw:layer="layout" svg:width="1cm" svg:height="0.9cm" svg:x="5.6cm" svg:y="5cm">
          <text:p text:style-name="P9"><text:span text:style-name="T14">S</text:span></text:p>
        </draw:ellipse>
        <draw:line draw:style-name="gr5" draw:text-style-name="P2" draw:layer="layout" svg:x1="6.2cm" svg:y1="6.6cm" svg:x2="9.7cm" svg:y2="6.6cm">
          <text:p/>
        </draw:line>
        <draw:line draw:style-name="gr2" draw:text-style-name="P2" draw:layer="layout" svg:x1="9.6cm" svg:y1="6.6cm" svg:x2="10.6cm" svg:y2="6.6cm">
          <text:p/>
        </draw:line>
        <draw:line draw:style-name="gr2" draw:text-style-name="P2" draw:layer="layout" svg:x1="9.6cm" svg:y1="10.7cm" svg:x2="11.6cm" svg:y2="10.7cm">
          <text:p/>
        </draw:line>
        <draw:line draw:style-name="gr2" draw:text-style-name="P2" draw:layer="layout" svg:x1="10.6cm" svg:y1="20.3cm" svg:x2="13.7cm" svg:y2="20.3cm">
          <text:p/>
        </draw:line>
        <draw:line draw:style-name="gr2" draw:text-style-name="P2" draw:layer="layout" svg:x1="13.7cm" svg:y1="20.3cm" svg:x2="13.7cm" svg:y2="21.6cm">
          <text:p/>
        </draw:line>
        <draw:line draw:style-name="gr2" draw:text-style-name="P2" draw:layer="layout" svg:x1="13.7cm" svg:y1="21.6cm" svg:x2="12.4cm" svg:y2="21.6cm">
          <text:p/>
        </draw:line>
        <draw:circle draw:style-name="gr12" draw:text-style-name="P10" draw:layer="layout" svg:width="0.7cm" svg:height="0.7cm" svg:x="13.4cm" svg:y="20.7cm">
          <text:p text:style-name="P9"><text:span text:style-name="T3">X</text:span></text:p>
        </draw:circle>
        <draw:frame draw:style-name="gr9" draw:text-style-name="P5" draw:layer="layout" svg:width="3.6cm" svg:height="0.729cm" svg:x="12.4cm" svg:y="19.6cm">
          <draw:text-box>
            <text:p text:style-name="P4"><text:span text:style-name="T1">exit()</text:span></text:p>
          </draw:text-box>
        </draw:frame>
        <draw:rect draw:style-name="gr7" draw:text-style-name="P3" draw:layer="layout" svg:width="1.1cm" svg:height="1.9cm" svg:x="3.7cm" svg:y="8.601cm">
          <text:p/>
        </draw:rect>
        <draw:line draw:style-name="gr2" draw:text-style-name="P2" draw:layer="layout" svg:x1="4.2cm" svg:y1="8.901cm" svg:x2="4.2cm" svg:y2="10.101cm">
          <text:p/>
        </draw:line>
        <draw:line draw:style-name="gr2" draw:text-style-name="P2" draw:layer="layout" svg:x1="2.5cm" svg:y1="8.401cm" svg:x2="3.4cm" svg:y2="8.401cm">
          <text:p/>
        </draw:line>
        <draw:line draw:style-name="gr18" draw:text-style-name="P2" draw:layer="layout" svg:x1="2.5cm" svg:y1="8.901cm" svg:x2="3.4cm" svg:y2="8.901cm">
          <text:p/>
        </draw:line>
        <draw:line draw:style-name="gr2" draw:text-style-name="P2" draw:layer="layout" svg:x1="3.4cm" svg:y1="8.401cm" svg:x2="2.5cm" svg:y2="8.901cm">
          <text:p/>
        </draw:line>
        <draw:frame draw:style-name="gr19" draw:text-style-name="P14" draw:layer="layout" svg:width="1.8cm" svg:height="0.573cm" svg:x="6.5cm" svg:y="9.301cm">
          <draw:text-box>
            <text:p text:style-name="P17"><text:span text:style-name="T7">SIGCHLD</text:span></text:p>
          </draw:text-box>
        </draw:frame>
        <draw:line draw:style-name="gr2" draw:text-style-name="P2" draw:layer="layout" svg:x1="3.3cm" svg:y1="8.901cm" svg:x2="4.2cm" svg:y2="8.901cm">
          <text:p/>
        </draw:line>
        <draw:line draw:style-name="gr5" draw:text-style-name="P2" draw:layer="layout" svg:x1="10.6cm" svg:y1="9.101cm" svg:x2="4.8cm" svg:y2="9.101cm">
          <text:p/>
        </draw:line>
        <draw:line draw:style-name="gr4" draw:text-style-name="P2" draw:layer="layout" svg:x1="4.8cm" svg:y1="10.001cm" svg:x2="10.6cm" svg:y2="10.001cm">
          <text:p/>
        </draw:line>
        <draw:frame draw:style-name="gr11" draw:text-style-name="P5" draw:layer="layout" svg:width="2.6cm" svg:height="1.673cm" svg:x="6cm" svg:y="8.401cm">
          <draw:text-box>
            <text:p text:style-name="P4"><text:span text:style-name="T1">sigaction()</text:span></text:p>
          </draw:text-box>
        </draw:frame>
        <draw:custom-shape draw:style-name="gr51" draw:text-style-name="P3" draw:layer="layout" svg:width="0.4cm" svg:height="0.492cm" draw:transform="rotate (-1.58231549985806) translate (7.6cm 9.8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12" draw:text-style-name="P10" draw:layer="layout" svg:width="0.7cm" svg:height="0.7cm" svg:x="1.8cm" svg:y="8.101cm">
          <text:p text:style-name="P9"><text:span text:style-name="T3">S</text:span></text:p>
        </draw:circle>
        <draw:frame draw:style-name="gr8" draw:text-style-name="P6" draw:layer="layout" svg:width="4.6cm" svg:height="1.199cm" svg:x="2.9cm" svg:y="7.701cm">
          <draw:text-box>
            <text:p text:style-name="P4"><text:span text:style-name="T2">mortVoiturier</text:span></text:p>
          </draw:text-box>
        </draw:frame>
        <draw:line draw:style-name="gr2" draw:text-style-name="P2" draw:layer="layout" svg:x1="9.6cm" svg:y1="11.8cm" svg:x2="11.6cm" svg:y2="11.8cm">
          <text:p/>
        </draw:line>
        <draw:line draw:style-name="gr2" draw:text-style-name="P2" draw:layer="layout" svg:x1="9.6cm" svg:y1="13.8cm" svg:x2="11.6cm" svg:y2="13.8cm">
          <text:p/>
        </draw:line>
        <draw:line draw:style-name="gr2" draw:text-style-name="P2" draw:layer="layout" svg:x1="9.6cm" svg:y1="15.4cm" svg:x2="11.6cm" svg:y2="15.4cm">
          <text:p/>
        </draw:line>
        <draw:line draw:style-name="gr2" draw:text-style-name="P2" draw:layer="layout" svg:x1="10.6cm" svg:y1="14.2cm" svg:x2="13cm" svg:y2="14.2cm">
          <text:p/>
        </draw:line>
        <draw:line draw:style-name="gr5" draw:text-style-name="P2" xml:id="id141" draw:id="id141" draw:layer="layout" svg:x1="13cm" svg:y1="14.2cm" svg:x2="13cm" svg:y2="14.9cm">
          <text:p/>
        </draw:line>
        <draw:line draw:style-name="gr2" draw:text-style-name="P2" xml:id="id142" draw:id="id142" draw:layer="layout" svg:x1="13cm" svg:y1="16cm" svg:x2="12.4cm" svg:y2="16cm">
          <text:p/>
        </draw:line>
        <draw:connector draw:style-name="gr14" draw:text-style-name="P12" draw:layer="layout" svg:x1="13cm" svg:y1="14.9cm" svg:x2="13cm" svg:y2="16cm" draw:start-shape="id141" draw:start-glue-point="2" draw:end-shape="id142" draw:end-glue-point="1" svg:d="M13000 14900v1100" svg:viewBox="0 0 1 1101">
          <text:p/>
        </draw:connector>
        <draw:frame draw:style-name="gr9" draw:text-style-name="P5" draw:layer="layout" svg:width="3.6cm" svg:height="0.729cm" svg:x="12.3cm" svg:y="13.5cm">
          <draw:text-box>
            <text:p text:style-name="P4"><text:span text:style-name="T1">waitpid()</text:span></text:p>
          </draw:text-box>
        </draw:frame>
        <draw:line draw:style-name="gr2" draw:text-style-name="P2" draw:layer="layout" svg:x1="11.8cm" svg:y1="15.2cm" svg:x2="11.6cm" svg:y2="15.4cm">
          <text:p/>
        </draw:line>
        <draw:line draw:style-name="gr2" draw:text-style-name="P2" draw:layer="layout" svg:x1="9.6cm" svg:y1="13.8cm" svg:x2="9.4cm" svg:y2="14cm">
          <text:p/>
        </draw:line>
        <draw:line draw:style-name="gr2" draw:text-style-name="P2" draw:layer="layout" svg:x1="11.6cm" svg:y1="10.7cm" svg:x2="11.8cm" svg:y2="10.9cm">
          <text:p/>
        </draw:line>
        <draw:line draw:style-name="gr2" draw:text-style-name="P2" draw:layer="layout" svg:x1="11.8cm" svg:y1="11.6cm" svg:x2="11.6cm" svg:y2="11.8cm">
          <text:p/>
        </draw:line>
        <draw:line draw:style-name="gr2" draw:text-style-name="P2" draw:layer="layout" svg:x1="9.6cm" svg:y1="10.7cm" svg:x2="9.4cm" svg:y2="10.9cm">
          <text:p/>
        </draw:line>
        <draw:line draw:style-name="gr2" draw:text-style-name="P2" draw:layer="layout" svg:x1="9.4cm" svg:y1="11.6cm" svg:x2="9.6cm" svg:y2="11.8cm">
          <text:p/>
        </draw:line>
        <draw:line draw:style-name="gr2" draw:text-style-name="P2" draw:layer="layout" svg:x1="11.6cm" svg:y1="13.8cm" svg:x2="11.8cm" svg:y2="14cm">
          <text:p/>
        </draw:line>
        <draw:line draw:style-name="gr2" draw:text-style-name="P2" draw:layer="layout" svg:x1="9.4cm" svg:y1="15.2cm" svg:x2="9.6cm" svg:y2="15.4cm">
          <text:p/>
        </draw:line>
        <draw:line draw:style-name="gr2" draw:text-style-name="P2" draw:layer="layout" svg:x1="15.8cm" svg:y1="10.4cm" svg:x2="16.2cm" svg:y2="10.4cm">
          <text:p/>
        </draw:line>
        <draw:line draw:style-name="gr5" draw:text-style-name="P2" draw:layer="layout" svg:x1="10.6cm" svg:y1="11.2cm" svg:x2="15.6cm" svg:y2="11.2cm">
          <text:p/>
        </draw:line>
        <draw:frame draw:style-name="gr8" draw:text-style-name="P5" draw:layer="layout" svg:width="1.4cm" svg:height="1.199cm" svg:x="14cm" svg:y="10.475cm">
          <draw:text-box>
            <text:p text:style-name="P4"><text:span text:style-name="T1">kill()</text:span></text:p>
          </draw:text-box>
        </draw:frame>
        <draw:line draw:style-name="gr2" draw:text-style-name="P2" draw:layer="layout" svg:x1="12.5cm" svg:y1="10.899cm" svg:x2="13.4cm" svg:y2="10.899cm">
          <text:p/>
        </draw:line>
        <draw:line draw:style-name="gr18" draw:text-style-name="P2" draw:layer="layout" svg:x1="12.5cm" svg:y1="11.399cm" svg:x2="13.4cm" svg:y2="11.399cm">
          <text:p/>
        </draw:line>
        <draw:line draw:style-name="gr2" draw:text-style-name="P2" draw:layer="layout" svg:x1="13.4cm" svg:y1="10.899cm" svg:x2="12.5cm" svg:y2="11.399cm">
          <text:p/>
        </draw:line>
        <draw:frame draw:style-name="gr19" draw:text-style-name="P14" draw:layer="layout" svg:width="1.8cm" svg:height="0.573cm" svg:x="12.2cm" svg:y="10.4cm">
          <draw:text-box>
            <text:p text:style-name="P17"><text:span text:style-name="T7">SIGUSR2</text:span></text:p>
          </draw:text-box>
        </draw:frame>
        <draw:line draw:style-name="gr2" draw:text-style-name="P2" draw:layer="layout" svg:x1="16.8cm" svg:y1="11.6cm" svg:x2="16cm" svg:y2="11.6cm">
          <text:p/>
        </draw:line>
        <draw:circle draw:style-name="gr12" draw:text-style-name="P19" draw:layer="layout" svg:width="0.3cm" svg:height="0.3cm" svg:x="16.6cm" svg:y="11.7cm">
          <text:p text:style-name="P18"><text:span text:style-name="T11">X</text:span></text:p>
        </draw:circle>
        <draw:ellipse draw:style-name="gr7" draw:text-style-name="P3" draw:layer="layout" svg:width="0.9cm" svg:height="2.4cm" svg:x="15.6cm" svg:y="9.8cm">
          <text:p/>
        </draw:ellipse>
        <draw:line draw:style-name="gr2" draw:text-style-name="P2" draw:layer="layout" svg:x1="16cm" svg:y1="10.2cm" svg:x2="16cm" svg:y2="11.8cm">
          <text:p/>
        </draw:line>
        <draw:line draw:style-name="gr2" draw:text-style-name="P2" draw:layer="layout" svg:x1="15.8cm" svg:y1="10.4cm" svg:x2="16.2cm" svg:y2="10.4cm">
          <text:p/>
        </draw:line>
        <draw:line draw:style-name="gr2" draw:text-style-name="P2" draw:layer="layout" svg:x1="16.8cm" svg:y1="11.6cm" svg:x2="16cm" svg:y2="11.6cm">
          <text:p/>
        </draw:line>
        <draw:line draw:style-name="gr2" draw:text-style-name="P2" draw:layer="layout" svg:x1="16.8cm" svg:y1="11.6cm" svg:x2="16.8cm" svg:y2="12.1cm">
          <text:p/>
        </draw:line>
        <draw:line draw:style-name="gr2" draw:text-style-name="P2" draw:layer="layout" svg:x1="16.2cm" svg:y1="12.1cm" svg:x2="16.8cm" svg:y2="12.1cm">
          <text:p/>
        </draw:line>
        <draw:circle draw:style-name="gr12" draw:text-style-name="P19" draw:layer="layout" svg:width="0.3cm" svg:height="0.3cm" svg:x="16.6cm" svg:y="11.7cm">
          <text:p text:style-name="P18"><text:span text:style-name="T11">X</text:span></text:p>
        </draw:circle>
        <draw:frame draw:style-name="gr8" draw:text-style-name="P6" draw:layer="layout" svg:width="4.6cm" svg:height="1.199cm" svg:x="14.4cm" svg:y="9.001cm">
          <draw:text-box>
            <text:p text:style-name="P4"><text:span text:style-name="T2">Voiturier (EnService)</text:span></text:p>
          </draw:text-box>
        </draw:frame>
        <draw:frame draw:style-name="gr8" draw:text-style-name="P6" draw:layer="layout" svg:width="4.6cm" svg:height="1.199cm" svg:x="9.3cm" svg:y="4.4cm">
          <draw:text-box>
            <text:p text:style-name="P4"><text:span text:style-name="T2">destruction</text:span></text:p>
          </draw:text-box>
        </draw:frame>
        <draw:custom-shape draw:style-name="gr65" draw:text-style-name="P26" xml:id="id143" draw:id="id143" draw:layer="layout" svg:width="3.701cm" svg:height="0.994cm" svg:x="1.399cm" svg:y="18.606cm">
          <text:p text:style-name="P33"><text:span text:style-name="T13">canalSorti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text-style-name="P12" draw:layer="layout" svg:x1="3.25cm" svg:y1="18.606cm" svg:x2="10.6cm" svg:y2="17.899cm" draw:start-shape="id143" draw:start-glue-point="4" draw:end-shape="id144" draw:end-glue-point="4" svg:d="M3250 18606v-707h7350" svg:viewBox="0 0 7351 708">
          <text:p/>
        </draw:connector>
        <draw:custom-shape draw:style-name="gr48" draw:text-style-name="P21" draw:layer="layout" svg:width="0.7cm" svg:height="0.7cm" svg:x="5.7cm" svg:y="17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0" draw:text-style-name="P8" draw:layer="layout" svg:width="0.8cm" svg:height="0.962cm" svg:x="5.6cm" svg:y="18.1cm">
          <draw:text-box>
            <text:p text:style-name="P7">R</text:p>
          </draw:text-box>
        </draw:frame>
        <draw:frame draw:style-name="gr41" draw:text-style-name="P23" draw:layer="layout" svg:width="2.7cm" svg:height="0.806cm" svg:x="6.8cm" svg:y="17.1cm">
          <draw:text-box>
            <text:p text:style-name="P24"><text:span text:style-name="T3">close()</text:span></text:p>
          </draw:text-box>
        </draw:frame>
        <draw:custom-shape draw:style-name="gr32" draw:text-style-name="P21" draw:layer="layout" svg:width="0.4cm" svg:height="0.4cm" svg:x="10.4cm" svg:y="1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1" draw:layer="layout" svg:width="0.4cm" svg:height="0.4cm" svg:x="10.4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6" draw:text-style-name="P30" draw:layer="layout" svg:width="7.5cm" svg:height="2.384cm" svg:x="6.4cm" svg:y="10.1cm">
          <draw:text-box>
            <text:p text:style-name="P29"><text:span text:style-name="T13">Voiturier :: iterator!= end</text:span></text:p>
          </draw:text-box>
        </draw:frame>
        <draw:frame draw:style-name="gr66" draw:text-style-name="P30" draw:layer="layout" svg:width="7.5cm" svg:height="2.384cm" svg:x="6.4cm" svg:y="13.122cm">
          <draw:text-box>
            <text:p text:style-name="P29"><text:span text:style-name="T13">Voiturier :: iterator!= end</text:span></text:p>
          </draw:text-box>
        </draw:frame>
        <draw:frame draw:style-name="gr16" draw:text-style-name="P15" draw:layer="layout" svg:width="3.3cm" svg:height="0.962cm" svg:x="17.7cm" svg:y="1.138cm">
          <draw:text-box>
            <text:p>B333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ce </meta:initial-creator>
    <meta:creation-date>2016-04-07T10:23:58.149894747</meta:creation-date>
    <dc:date>2016-04-08T02:11:42.805039982</dc:date>
    <dc:creator>Olivice </dc:creator>
    <meta:editing-duration>PT6H27M53S</meta:editing-duration>
    <meta:editing-cycles>158</meta:editing-cycles>
    <meta:generator>LibreOffice/5.0.5.2$Linux_X86_64 LibreOffice_project/00m0$Build-2</meta:generator>
    <meta:document-statistic meta:object-count="1007"/>
  </office:meta>
</office:document-meta>
</file>